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9.038cm"/>
    </style:style>
    <style:style style:name="co3" style:family="table-column">
      <style:table-column-properties fo:break-before="auto" style:column-width="4.307cm"/>
    </style:style>
    <style:style style:name="co4" style:family="table-column">
      <style:table-column-properties fo:break-before="auto" style:column-width="5.149cm"/>
    </style:style>
    <style:style style:name="co5" style:family="table-column">
      <style:table-column-properties fo:break-before="auto" style:column-width="7.27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3.221cm"/>
    </style:style>
    <style:style style:name="co8" style:family="table-column">
      <style:table-column-properties fo:break-before="auto" style:column-width="3.657cm"/>
    </style:style>
    <style:style style:name="co9" style:family="table-column">
      <style:table-column-properties fo:break-before="auto" style:column-width="0.878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0.497cm"/>
    </style:style>
    <style:style style:name="co12" style:family="table-column">
      <style:table-column-properties fo:break-before="auto" style:column-width="0.416cm"/>
    </style:style>
    <style:style style:name="co13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201cm" fo:break-before="auto" style:use-optimal-row-height="false"/>
    </style:style>
    <style:style style:name="ro7" style:family="table-row">
      <style:table-row-properties style:row-height="1.101cm" fo:break-before="auto" style:use-optimal-row-height="false"/>
    </style:style>
    <style:style style:name="ro8" style:family="table-row">
      <style:table-row-properties style:row-height="1.483cm" fo:break-before="auto" style:use-optimal-row-height="false"/>
    </style:style>
    <style:style style:name="ro9" style:family="table-row">
      <style:table-row-properties style:row-height="2.679cm" fo:break-before="auto" style:use-optimal-row-height="false"/>
    </style:style>
    <style:style style:name="ro10" style:family="table-row">
      <style:table-row-properties style:row-height="1.148cm" fo:break-before="auto" style:use-optimal-row-height="false"/>
    </style:style>
    <style:style style:name="ro11" style:family="table-row">
      <style:table-row-properties style:row-height="3.254cm" fo:break-before="auto" style:use-optimal-row-height="false"/>
    </style:style>
    <style:style style:name="ro1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Scenarios" table:style-name="ta1">
        <table:table-column table:style-name="co1" table:default-cell-style-name="ce16"/>
        <table:table-column table:style-name="co1" table:number-columns-repeated="5" table:default-cell-style-name="ce17"/>
        <table:table-row table:style-name="ro1">
          <table:table-cell table:style-name="ce15"/>
          <table:table-cell table:style-name="ce16" office:value-type="string" calcext:value-type="string">
            <text:p>domain</text:p>
          </table:table-cell>
          <table:table-cell table:style-name="ce16" office:value-type="string" calcext:value-type="string">
            <text:p>dim</text:p>
          </table:table-cell>
          <table:table-cell table:style-name="ce16" office:value-type="string" calcext:value-type="string">
            <text:p>bearing</text:p>
          </table:table-cell>
          <table:table-cell table:style-name="ce16" office:value-type="string" calcext:value-type="string">
            <text:p>severity</text:p>
          </table:table-cell>
          <table:table-cell table:style-name="ce16" office:value-type="string" calcext:value-type="string">
            <text:p>data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..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zerocross pp aac rms ...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r...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...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u...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F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entroid std skewness k...</text:p>
          </table:table-cell>
        </table:table-row>
      </table:table>
      <table:table table:name="Bearings" table:style-name="ta1">
        <table:table-column table:style-name="co1" table:default-cell-style-name="ce16"/>
        <table:table-column table:style-name="co1" table:number-columns-repeated="15" table:default-cell-style-name="ce17"/>
        <table:table-row table:style-name="ro2">
          <table:table-cell table:style-name="ce15"/>
          <table:table-cell table:style-name="ce16" office:value-type="string" calcext:value-type="string">
            <text:p>placement</text:p>
          </table:table-cell>
          <table:table-cell table:style-name="ce16" office:value-type="string" calcext:value-type="string">
            <text:p>bearing</text:p>
          </table:table-cell>
          <table:table-cell table:style-name="ce16" office:value-type="string" calcext:value-type="string">
            <text:p>balls</text:p>
          </table:table-cell>
          <table:table-cell table:style-name="ce16" office:value-type="string" calcext:value-type="string">
            <text:p>rpm</text:p>
          </table:table-cell>
          <table:table-cell table:style-name="ce16" office:value-type="string" calcext:value-type="string">
            <text:p>ball_diameter</text:p>
          </table:table-cell>
          <table:table-cell table:style-name="ce16" office:value-type="string" calcext:value-type="string">
            <text:p>pitch_diameter</text:p>
          </table:table-cell>
          <table:table-cell table:style-name="ce16" office:value-type="string" calcext:value-type="string">
            <text:p>angle</text:p>
          </table:table-cell>
          <table:table-cell table:style-name="ce16" office:value-type="string" calcext:value-type="string">
            <text:p>outer_diameter</text:p>
          </table:table-cell>
          <table:table-cell table:style-name="ce16" office:value-type="string" calcext:value-type="string">
            <text:p>inner_diameter</text:p>
          </table:table-cell>
          <table:table-cell table:style-name="ce16" office:value-type="string" calcext:value-type="string">
            <text:p>width</text:p>
          </table:table-cell>
          <table:table-cell table:style-name="ce16" office:value-type="string" calcext:value-type="string">
            <text:p>RPM</text:p>
          </table:table-cell>
          <table:table-cell table:style-name="ce16" office:value-type="string" calcext:value-type="string">
            <text:p>BPFO</text:p>
          </table:table-cell>
          <table:table-cell table:style-name="ce16" office:value-type="string" calcext:value-type="string">
            <text:p>BPFI</text:p>
          </table:table-cell>
          <table:table-cell table:style-name="ce16" office:value-type="string" calcext:value-type="string">
            <text:p>BSF</text:p>
          </table:table-cell>
          <table:table-cell table:style-name="ce16" office:value-type="string" calcext:value-type="string">
            <text:p>FT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TR001</text:p>
          </table:table-cell>
          <table:table-cell office:value-type="string" calcext:value-type="string">
            <text:p>6319-C3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147.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7.183882</text:p>
          </table:table-cell>
          <table:table-cell office:value-type="string" calcext:value-type="string">
            <text:p>121.882784</text:p>
          </table:table-cell>
          <table:table-cell office:value-type="string" calcext:value-type="string">
            <text:p>58.202674</text:p>
          </table:table-cell>
          <table:table-cell office:value-type="string" calcext:value-type="string">
            <text:p>9.6479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R002</text:p>
          </table:table-cell>
          <table:table-cell office:value-type="string" calcext:value-type="string">
            <text:p>6324-C3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7.908407</text:p>
          </table:table-cell>
          <table:table-cell office:value-type="string" calcext:value-type="string">
            <text:p>121.158260</text:p>
          </table:table-cell>
          <table:table-cell office:value-type="string" calcext:value-type="string">
            <text:p>59.968539</text:p>
          </table:table-cell>
          <table:table-cell office:value-type="string" calcext:value-type="string">
            <text:p>9.7385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MP003</text:p>
          </table:table-cell>
          <table:table-cell office:value-type="string" calcext:value-type="string">
            <text:p>6317-2Z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32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6.997484</text:p>
          </table:table-cell>
          <table:table-cell office:value-type="string" calcext:value-type="string">
            <text:p>122.069182</text:p>
          </table:table-cell>
          <table:table-cell office:value-type="string" calcext:value-type="string">
            <text:p>57.767676</text:p>
          </table:table-cell>
          <table:table-cell office:value-type="string" calcext:value-type="string">
            <text:p>9.6246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MP004</text:p>
          </table:table-cell>
          <table:table-cell office:value-type="string" calcext:value-type="string">
            <text:p>6317-2Z</text:p>
          </table:table-cell>
          <table:table-cell office:value-type="float" office:value="8" calcext:value-type="float">
            <text:p>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132.5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4.883333</text:p>
          </table:table-cell>
          <table:table-cell office:value-type="string" calcext:value-type="string">
            <text:p>76.997484</text:p>
          </table:table-cell>
          <table:table-cell office:value-type="string" calcext:value-type="string">
            <text:p>122.069182</text:p>
          </table:table-cell>
          <table:table-cell office:value-type="string" calcext:value-type="string">
            <text:p>57.767676</text:p>
          </table:table-cell>
          <table:table-cell office:value-type="string" calcext:value-type="string">
            <text:p>9.624686</text:p>
          </table:table-cell>
        </table:table-row>
      </table:table>
      <table:table table:name="Counts" table:style-name="ta1">
        <table:table-column table:style-name="co1" table:default-cell-style-name="ce16"/>
        <table:table-column table:style-name="co1" table:number-columns-repeated="2" table:default-cell-style-name="ce17"/>
        <table:table-column table:style-name="co1" table:number-columns-repeated="7" table:default-cell-style-name="Default"/>
        <table:table-row table:style-name="ro1">
          <table:table-cell table:style-name="ce15"/>
          <table:table-cell table:style-name="ce16" office:value-type="string" calcext:value-type="string">
            <text:p>count</text:p>
          </table:table-cell>
          <table:table-cell table:style-name="ce16" office:value-type="string" calcext:value-type="string">
            <text:p>fr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bel</text:p>
          </table:table-cell>
          <table:table-cell table:style-name="ce15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565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.565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.043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478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47826</text:p>
          </table:table-cell>
          <table:table-cell table:number-columns-repeated="7"/>
        </table:table-row>
        <table:table-row table:style-name="ro1" table:number-rows-repeated="2">
          <table:table-cell table:style-name="Default" table:number-columns-repeated="3"/>
          <table:table-cell table:number-columns-repeated="7"/>
        </table:table-row>
        <table:table-row table:style-name="ro1">
          <table:table-cell table:style-name="Default" office:value-type="string" calcext:value-type="string">
            <text:p>Bearing A</text:p>
          </table:table-cell>
          <table:table-cell table:style-name="Default" table:number-columns-repeated="2"/>
          <table:table-cell/>
          <table:table-cell office:value-type="string" calcext:value-type="string">
            <text:p>All bearings</text:p>
          </table:table-cell>
          <table:table-cell table:number-columns-repeated="3"/>
          <table:table-cell office:value-type="string" calcext:value-type="string">
            <text:p>Severity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 table:style-name="ce16" office:value-type="string" calcext:value-type="string">
            <text:p>count</text:p>
          </table:table-cell>
          <table:table-cell table:style-name="ce16" office:value-type="string" calcext:value-type="string">
            <text:p>freq</text:p>
          </table:table-cell>
          <table:table-cell/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count</text:p>
          </table:table-cell>
          <table:table-cell table:style-name="ce16" office:value-type="string" calcext:value-type="string">
            <text:p>fre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alignment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34.631433</text:p>
          </table:table-cell>
          <table:table-cell/>
          <table:table-cell table:style-name="ce16" office:value-type="string" calcext:value-type="string">
            <text:p>misalignment</text:p>
          </table:table-cell>
          <table:table-cell table:style-name="ce17" office:value-type="float" office:value="498" calcext:value-type="float">
            <text:p>498</text:p>
          </table:table-cell>
          <table:table-cell table:style-name="ce17" office:value-type="string" calcext:value-type="string">
            <text:p>25.525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balanc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23.157163</text:p>
          </table:table-cell>
          <table:table-cell/>
          <table:table-cell table:style-name="ce16" office:value-type="string" calcext:value-type="string">
            <text:p>cage fault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string" calcext:value-type="string">
            <text:p>19.272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ge fault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13.073713</text:p>
          </table:table-cell>
          <table:table-cell/>
          <table:table-cell table:style-name="ce16" office:value-type="string" calcext:value-type="string">
            <text:p>outer race fault</text:p>
          </table:table-cell>
          <table:table-cell table:style-name="ce17" office:value-type="float" office:value="372" calcext:value-type="float">
            <text:p>372</text:p>
          </table:table-cell>
          <table:table-cell table:style-name="ce17" office:value-type="string" calcext:value-type="string">
            <text:p>19.067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 fault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12.934631</text:p>
          </table:table-cell>
          <table:table-cell/>
          <table:table-cell table:style-name="ce16" office:value-type="string" calcext:value-type="string">
            <text:p>imbalance</text:p>
          </table:table-cell>
          <table:table-cell table:style-name="ce17" office:value-type="float" office:value="333" calcext:value-type="float">
            <text:p>333</text:p>
          </table:table-cell>
          <table:table-cell table:style-name="ce17" office:value-type="string" calcext:value-type="string">
            <text:p>17.068170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outer race fault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2.795549</text:p>
          </table:table-cell>
          <table:table-cell/>
          <table:table-cell table:style-name="ce16" office:value-type="string" calcext:value-type="string">
            <text:p>ball fault</text:p>
          </table:table-cell>
          <table:table-cell table:style-name="ce17" office:value-type="float" office:value="323" calcext:value-type="float">
            <text:p>323</text:p>
          </table:table-cell>
          <table:table-cell table:style-name="ce17" office:value-type="string" calcext:value-type="string">
            <text:p>16.5556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.407510</text:p>
          </table:table-cell>
          <table:table-cell/>
          <table:table-cell table:style-name="ce16" office:value-type="string" calcext:value-type="string">
            <text:p>normal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2.511533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3"/>
          <table:table-cell table:number-columns-repeated="7"/>
        </table:table-row>
        <table:table-row table:style-name="ro4">
          <table:table-cell office:value-type="string" calcext:value-type="string">
            <text:p>bearing</text:p>
          </table:table-cell>
          <table:table-cell table:style-name="ce16" office:value-type="string" calcext:value-type="string">
            <text:p>severity</text:p>
          </table:table-cell>
          <table:table-cell table:style-name="ce16" office:value-type="string" calcext:value-type="string">
            <text:p>misalignment</text:p>
          </table:table-cell>
          <table:table-cell table:style-name="ce16" office:value-type="string" calcext:value-type="string">
            <text:p>imbalance</text:p>
          </table:table-cell>
          <table:table-cell table:style-name="ce16" office:value-type="string" calcext:value-type="string">
            <text:p>cage fault</text:p>
          </table:table-cell>
          <table:table-cell table:style-name="ce16" office:value-type="string" calcext:value-type="string">
            <text:p>ball fault</text:p>
          </table:table-cell>
          <table:table-cell table:style-name="ce16" office:value-type="string" calcext:value-type="string">
            <text:p>outer race fault</text:p>
          </table:table-cell>
          <table:table-cell table:style-name="ce16" office:value-type="string" calcext:value-type="string">
            <text:p>normal</text:p>
          </table:table-cell>
          <table:table-cell table:style-name="ce16" office:value-type="string" calcext:value-type="string">
            <text:p>sum</text:p>
          </table:table-cell>
          <table:table-cell/>
        </table:table-row>
        <table:table-row table:style-name="ro1">
          <table:table-cell table:style-name="ce17"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498" calcext:value-type="float">
            <text:p>498</text:p>
          </table:table-cell>
          <table:table-cell table:style-name="ce17" office:value-type="float" office:value="333" calcext:value-type="float">
            <text:p>333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186" calcext:value-type="float">
            <text:p>186</text:p>
          </table:table-cell>
          <table:table-cell table:style-name="ce17" office:value-type="float" office:value="184" calcext:value-type="float">
            <text:p>184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1438" calcext:value-type="float">
            <text:p>1438</text:p>
          </table:table-cell>
          <table:table-cell/>
        </table:table-row>
        <table:table-row table:style-name="ro1">
          <table:table-cell table:style-name="ce17"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498" calcext:value-type="float">
            <text:p>498</text:p>
          </table:table-cell>
          <table:table-cell table:style-name="ce17" office:value-type="float" office:value="333" calcext:value-type="float">
            <text:p>333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1393" calcext:value-type="float">
            <text:p>1393</text:p>
          </table:table-cell>
          <table:table-cell table:style-name="ce16"/>
        </table:table-row>
        <table:table-row table:style-name="ro1">
          <table:table-cell table:style-name="ce17"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996" calcext:value-type="float">
            <text:p>996</text:p>
          </table:table-cell>
          <table:table-cell table:style-name="ce17" office:value-type="float" office:value="666" calcext:value-type="float">
            <text:p>666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323" calcext:value-type="float">
            <text:p>323</text:p>
          </table:table-cell>
          <table:table-cell table:style-name="ce17" office:value-type="float" office:value="372" calcext:value-type="float">
            <text:p>372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2831" calcext:value-type="float">
            <text:p>2831</text:p>
          </table:table-cell>
          <table:table-cell table:style-name="ce17"/>
        </table:table-row>
        <table:table-row table:style-name="ro1">
          <table:table-cell table:style-name="ce17"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738" calcext:value-type="float">
            <text:p>738</text:p>
          </table:table-cell>
          <table:table-cell table:style-name="ce17" office:value-type="float" office:value="1438" calcext:value-type="float">
            <text:p>1438</text:p>
          </table:table-cell>
          <table:table-cell table:style-name="ce17"/>
        </table:table-row>
        <table:table-row table:style-name="ro1">
          <table:table-cell table:style-name="ce17"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248" calcext:value-type="float">
            <text:p>248</text:p>
          </table:table-cell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float" office:value="732" calcext:value-type="float">
            <text:p>732</text:p>
          </table:table-cell>
          <table:table-cell table:style-name="ce17" office:value-type="float" office:value="1393" calcext:value-type="float">
            <text:p>1393</text:p>
          </table:table-cell>
          <table:table-cell table:style-name="ce17"/>
        </table:table-row>
        <table:table-row table:style-name="ro1">
          <table:table-cell table:style-name="ce17"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496" calcext:value-type="float">
            <text:p>496</text:p>
          </table:table-cell>
          <table:table-cell table:style-name="ce17" office:value-type="float" office:value="376" calcext:value-type="float">
            <text:p>376</text:p>
          </table:table-cell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32" calcext:value-type="float">
            <text:p>132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1470" calcext:value-type="float">
            <text:p>1470</text:p>
          </table:table-cell>
          <table:table-cell table:style-name="ce17" office:value-type="float" office:value="2831" calcext:value-type="float">
            <text:p>2831</text:p>
          </table:table-cell>
          <table:table-cell table:style-name="ce17"/>
        </table:table-row>
        <table:table-row table:style-name="ro1">
          <table:table-cell table:number-columns-repeated="3"/>
          <table:table-cell table:style-name="ce17" table:number-columns-repeated="7"/>
        </table:table-row>
        <table:table-row table:style-name="ro1">
          <table:table-cell table:number-columns-repeated="3"/>
          <table:table-cell table:style-name="ce17" table:number-columns-repeated="7"/>
        </table:table-row>
      </table:table>
      <table:table table:name="Accuracy IIT.SRC" table:style-name="ta1">
        <table:table-column table:style-name="co1" table:default-cell-style-name="ce16"/>
        <table:table-column table:style-name="co1" table:number-columns-repeated="7" table:default-cell-style-name="ce17"/>
        <table:table-column table:style-name="co1" table:default-cell-style-name="Default"/>
        <table:table-column table:style-name="co1" table:default-cell-style-name="ce16"/>
        <table:table-column table:style-name="co1" table:number-columns-repeated="7" table:default-cell-style-name="ce17"/>
        <table:table-row table:style-name="ro4">
          <table:table-cell table:style-name="ce15"/>
          <table:table-cell table:style-name="ce16" office:value-type="string" calcext:value-type="string">
            <text:p>domain</text:p>
          </table:table-cell>
          <table:table-cell table:style-name="ce16" office:value-type="string" calcext:value-type="string">
            <text:p>set</text:p>
          </table:table-cell>
          <table:table-cell table:style-name="ce16" office:value-type="string" calcext:value-type="string">
            <text:p>train_accuracy</text:p>
          </table:table-cell>
          <table:table-cell table:style-name="ce16" office:value-type="string" calcext:value-type="string">
            <text:p>test_accuracy</text:p>
          </table:table-cell>
          <table:table-cell table:style-name="ce16" office:value-type="string" calcext:value-type="string">
            <text:p>train_percentile</text:p>
          </table:table-cell>
          <table:table-cell table:style-name="ce16" office:value-type="string" calcext:value-type="string">
            <text:p>test_percentile</text:p>
          </table:table-cell>
          <table:table-cell table:style-name="ce16" office:value-type="string" calcext:value-type="string">
            <text:p>features</text:p>
          </table:table-cell>
          <table:table-cell/>
          <table:table-cell table:style-name="Default"/>
          <table:table-cell table:style-name="ce16" office:value-type="string" calcext:value-type="string">
            <text:p>domain</text:p>
          </table:table-cell>
          <table:table-cell table:style-name="ce16" office:value-type="string" calcext:value-type="string">
            <text:p>set</text:p>
          </table:table-cell>
          <table:table-cell table:style-name="ce16" office:value-type="string" calcext:value-type="string">
            <text:p>train_accuracy</text:p>
          </table:table-cell>
          <table:table-cell table:style-name="ce16" office:value-type="string" calcext:value-type="string">
            <text:p>test_accuracy</text:p>
          </table:table-cell>
          <table:table-cell table:style-name="ce16" office:value-type="string" calcext:value-type="string">
            <text:p>train_percentile</text:p>
          </table:table-cell>
          <table:table-cell table:style-name="ce16" office:value-type="string" calcext:value-type="string">
            <text:p>test_percentile</text:p>
          </table:table-cell>
          <table:table-cell table:style-name="ce16"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5201</text:p>
          </table:table-cell>
          <table:table-cell office:value-type="string" calcext:value-type="string">
            <text:p>0.876841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0258</text:p>
          </table:table-cell>
          <table:table-cell office:value-type="string" calcext:value-type="string">
            <text:p>0.928044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9016</text:p>
          </table:table-cell>
          <table:table-cell office:value-type="string" calcext:value-type="string">
            <text:p>0.794174</text:p>
          </table:table-cell>
          <table:table-cell office:value-type="string" calcext:value-type="string">
            <text:p>72.500000</text:p>
          </table:table-cell>
          <table:table-cell office:value-type="string" calcext:value-type="string">
            <text:p>70.833333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1982</text:p>
          </table:table-cell>
          <table:table-cell office:value-type="string" calcext:value-type="string">
            <text:p>0.846714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93.333333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5084</text:p>
          </table:table-cell>
          <table:table-cell office:value-type="string" calcext:value-type="string">
            <text:p>0.793505</text:p>
          </table:table-cell>
          <table:table-cell table:number-columns-repeated="2" office:value-type="string" calcext:value-type="string">
            <text:p>70.833333</text:p>
          </table:table-cell>
          <table:table-cell office:value-type="string" calcext:value-type="string">
            <text:p>[zerocross, shape, pp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5874</text:p>
          </table:table-cell>
          <table:table-cell office:value-type="string" calcext:value-type="string">
            <text:p>0.840697</text:p>
          </table:table-cell>
          <table:table-cell office:value-type="string" calcext:value-type="string">
            <text:p>91.666667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[zerocross, pp, rms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5084</text:p>
          </table:table-cell>
          <table:table-cell office:value-type="string" calcext:value-type="string">
            <text:p>0.793505</text:p>
          </table:table-cell>
          <table:table-cell table:number-columns-repeated="2" office:value-type="string" calcext:value-type="string">
            <text:p>70.833333</text:p>
          </table:table-cell>
          <table:table-cell office:value-type="string" calcext:value-type="string">
            <text:p>[shape, zerocross, pp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16332</text:p>
          </table:table-cell>
          <table:table-cell office:value-type="string" calcext:value-type="string">
            <text:p>0.850387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95.833333</text:p>
          </table:table-cell>
          <table:table-cell office:value-type="string" calcext:value-type="string">
            <text:p>[zerocross, shape, pp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9478</text:p>
          </table:table-cell>
          <table:table-cell office:value-type="string" calcext:value-type="string">
            <text:p>0.786486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68.333333</text:p>
          </table:table-cell>
          <table:table-cell office:value-type="string" calcext:value-type="string">
            <text:p>[pp, zerocross, aac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5874</text:p>
          </table:table-cell>
          <table:table-cell office:value-type="string" calcext:value-type="string">
            <text:p>0.840697</text:p>
          </table:table-cell>
          <table:table-cell office:value-type="string" calcext:value-type="string">
            <text:p>91.666667</text:p>
          </table:table-cell>
          <table:table-cell office:value-type="string" calcext:value-type="string">
            <text:p>90.000000</text:p>
          </table:table-cell>
          <table:table-cell office:value-type="string" calcext:value-type="string">
            <text:p>[rms, pp, zerocross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69812</text:p>
          </table:table-cell>
          <table:table-cell office:value-type="string" calcext:value-type="string">
            <text:p>0.782792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65.833333</text:p>
          </table:table-cell>
          <table:table-cell office:value-type="string" calcext:value-type="string">
            <text:p>[zerocross, shape, rms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6332</text:p>
          </table:table-cell>
          <table:table-cell office:value-type="string" calcext:value-type="string">
            <text:p>0.850387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95.833333</text:p>
          </table:table-cell>
          <table:table-cell office:value-type="string" calcext:value-type="string">
            <text:p>[zerocross, pp, shape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1526</text:p>
          </table:table-cell>
          <table:table-cell office:value-type="string" calcext:value-type="string">
            <text:p>0.799866</text:p>
          </table:table-cell>
          <table:table-cell table:number-columns-repeated="2" office:value-type="string" calcext:value-type="string">
            <text:p>79.393939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6663</text:p>
          </table:table-cell>
          <table:table-cell office:value-type="string" calcext:value-type="string">
            <text:p>0.884534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8270</text:p>
          </table:table-cell>
          <table:table-cell office:value-type="string" calcext:value-type="string">
            <text:p>0.744311</text:p>
          </table:table-cell>
          <table:table-cell office:value-type="string" calcext:value-type="string">
            <text:p>26.060606</text:p>
          </table:table-cell>
          <table:table-cell office:value-type="string" calcext:value-type="string">
            <text:p>34.545455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7636</text:p>
          </table:table-cell>
          <table:table-cell office:value-type="string" calcext:value-type="string">
            <text:p>0.785138</text:p>
          </table:table-cell>
          <table:table-cell office:value-type="string" calcext:value-type="string">
            <text:p>64.848485</text:p>
          </table:table-cell>
          <table:table-cell office:value-type="string" calcext:value-type="string">
            <text:p>70.909091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8725</text:p>
          </table:table-cell>
          <table:table-cell office:value-type="string" calcext:value-type="string">
            <text:p>0.775102</text:p>
          </table:table-cell>
          <table:table-cell office:value-type="string" calcext:value-type="string">
            <text:p>66.060606</text:p>
          </table:table-cell>
          <table:table-cell office:value-type="string" calcext:value-type="string">
            <text:p>63.030303</text:p>
          </table:table-cell>
          <table:table-cell office:value-type="string" calcext:value-type="string">
            <text:p>[entropy, roll_off, flux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07045</text:p>
          </table:table-cell>
          <table:table-cell office:value-type="string" calcext:value-type="string">
            <text:p>0.847392</text:p>
          </table:table-cell>
          <table:table-cell office:value-type="string" calcext:value-type="string">
            <text:p>94.545455</text:p>
          </table:table-cell>
          <table:table-cell office:value-type="string" calcext:value-type="string">
            <text:p>96.363636</text:p>
          </table:table-cell>
          <table:table-cell office:value-type="string" calcext:value-type="string">
            <text:p>[roll_off, flux, centroid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5388</text:p>
          </table:table-cell>
          <table:table-cell office:value-type="string" calcext:value-type="string">
            <text:p>0.680053</text:p>
          </table:table-cell>
          <table:table-cell office:value-type="string" calcext:value-type="string">
            <text:p>1.212121</text:p>
          </table:table-cell>
          <table:table-cell office:value-type="string" calcext:value-type="string">
            <text:p>1.818182</text:p>
          </table:table-cell>
          <table:table-cell office:value-type="string" calcext:value-type="string">
            <text:p>[kurtosis, roll_off, skewness]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45549</text:p>
          </table:table-cell>
          <table:table-cell office:value-type="string" calcext:value-type="string">
            <text:p>0.750999</text:p>
          </table:table-cell>
          <table:table-cell office:value-type="string" calcext:value-type="string">
            <text:p>38.181818</text:p>
          </table:table-cell>
          <table:table-cell office:value-type="string" calcext:value-type="string">
            <text:p>42.424242</text:p>
          </table:table-cell>
          <table:table-cell office:value-type="string" calcext:value-type="string">
            <text:p>[roll_off, negentropy, skewness]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8725</text:p>
          </table:table-cell>
          <table:table-cell office:value-type="string" calcext:value-type="string">
            <text:p>0.775102</text:p>
          </table:table-cell>
          <table:table-cell office:value-type="string" calcext:value-type="string">
            <text:p>66.060606</text:p>
          </table:table-cell>
          <table:table-cell office:value-type="string" calcext:value-type="string">
            <text:p>63.030303</text:p>
          </table:table-cell>
          <table:table-cell office:value-type="string" calcext:value-type="string">
            <text:p>[flux, entropy, roll_off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7045</text:p>
          </table:table-cell>
          <table:table-cell office:value-type="string" calcext:value-type="string">
            <text:p>0.847392</text:p>
          </table:table-cell>
          <table:table-cell office:value-type="string" calcext:value-type="string">
            <text:p>94.545455</text:p>
          </table:table-cell>
          <table:table-cell office:value-type="string" calcext:value-type="string">
            <text:p>96.363636</text:p>
          </table:table-cell>
          <table:table-cell office:value-type="string" calcext:value-type="string">
            <text:p>[roll_off, flux, centroid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1108</text:p>
          </table:table-cell>
          <table:table-cell office:value-type="string" calcext:value-type="string">
            <text:p>0.809567</text:p>
          </table:table-cell>
          <table:table-cell office:value-type="string" calcext:value-type="string">
            <text:p>78.787879</text:p>
          </table:table-cell>
          <table:table-cell office:value-type="string" calcext:value-type="string">
            <text:p>83.030303</text:p>
          </table:table-cell>
          <table:table-cell office:value-type="string" calcext:value-type="string">
            <text:p>[entropy, centroid, roll_off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7296</text:p>
          </table:table-cell>
          <table:table-cell office:value-type="string" calcext:value-type="string">
            <text:p>0.836006</text:p>
          </table:table-cell>
          <table:table-cell table:number-columns-repeated="2" office:value-type="string" calcext:value-type="string">
            <text:p>94.545455</text:p>
          </table:table-cell>
          <table:table-cell office:value-type="string" calcext:value-type="string">
            <text:p>[roll_off, entropy, noisiness]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iit-src-paper-bearing-A-axis-1.html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iit-src-paper-bearing-A-axis-3.html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2">
          <table:table-cell table:style-name="ce15"/>
          <table:table-cell table:style-name="ce16" office:value-type="string" calcext:value-type="string">
            <text:p>domain</text:p>
          </table:table-cell>
          <table:table-cell table:style-name="ce16" office:value-type="string" calcext:value-type="string">
            <text:p>set</text:p>
          </table:table-cell>
          <table:table-cell table:style-name="ce16" office:value-type="string" calcext:value-type="string">
            <text:p>train_accuracy</text:p>
          </table:table-cell>
          <table:table-cell table:style-name="ce16" office:value-type="string" calcext:value-type="string">
            <text:p>test_accuracy</text:p>
          </table:table-cell>
          <table:table-cell table:style-name="ce16" office:value-type="string" calcext:value-type="string">
            <text:p>train_percentile</text:p>
          </table:table-cell>
          <table:table-cell table:style-name="ce16" office:value-type="string" calcext:value-type="string">
            <text:p>test_percentile</text:p>
          </table:table-cell>
          <table:table-cell table:style-name="ce16" office:value-type="string" calcext:value-type="string">
            <text:p>features</text:p>
          </table:table-cell>
          <table:table-cell/>
          <table:table-cell table:style-name="ce15"/>
          <table:table-cell table:style-name="ce16" office:value-type="string" calcext:value-type="string">
            <text:p>domain</text:p>
          </table:table-cell>
          <table:table-cell table:style-name="ce16" office:value-type="string" calcext:value-type="string">
            <text:p>set</text:p>
          </table:table-cell>
          <table:table-cell table:style-name="ce16" office:value-type="string" calcext:value-type="string">
            <text:p>train_accuracy</text:p>
          </table:table-cell>
          <table:table-cell table:style-name="ce16" office:value-type="string" calcext:value-type="string">
            <text:p>test_accuracy</text:p>
          </table:table-cell>
          <table:table-cell table:style-name="ce16" office:value-type="string" calcext:value-type="string">
            <text:p>train_percentile</text:p>
          </table:table-cell>
          <table:table-cell table:style-name="ce16" office:value-type="string" calcext:value-type="string">
            <text:p>test_percentile</text:p>
          </table:table-cell>
          <table:table-cell table:style-name="ce16"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70733</text:p>
          </table:table-cell>
          <table:table-cell office:value-type="string" calcext:value-type="string">
            <text:p>0.799200</text:p>
          </table:table-cell>
          <table:table-cell office:value-type="string" calcext:value-type="string">
            <text:p>67.500000</text:p>
          </table:table-cell>
          <table:table-cell office:value-type="string" calcext:value-type="string">
            <text:p>72.500000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9137</text:p>
          </table:table-cell>
          <table:table-cell office:value-type="string" calcext:value-type="string">
            <text:p>0.855763</text:p>
          </table:table-cell>
          <table:table-cell office:value-type="string" calcext:value-type="string">
            <text:p>95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18441</text:p>
          </table:table-cell>
          <table:table-cell office:value-type="string" calcext:value-type="string">
            <text:p>0.729596</text:p>
          </table:table-cell>
          <table:table-cell office:value-type="string" calcext:value-type="string">
            <text:p>32.500000</text:p>
          </table:table-cell>
          <table:table-cell office:value-type="string" calcext:value-type="string">
            <text:p>43.333333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51908</text:p>
          </table:table-cell>
          <table:table-cell office:value-type="string" calcext:value-type="string">
            <text:p>0.773764</text:p>
          </table:table-cell>
          <table:table-cell office:value-type="string" calcext:value-type="string">
            <text:p>54.166667</text:p>
          </table:table-cell>
          <table:table-cell office:value-type="string" calcext:value-type="string">
            <text:p>59.166667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</text:p>
          </table:table-cell>
          <table:table-cell office:value-type="string" calcext:value-type="string">
            <text:p>0.854746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99.166667</text:p>
          </table:table-cell>
          <table:table-cell office:value-type="string" calcext:value-type="string">
            <text:p>302 ['zerocross', 'pp', 'skewness'] 3..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792670</text:p>
          </table:table-cell>
          <table:table-cell office:value-type="string" calcext:value-type="string">
            <text:p>0.699134</text:p>
          </table:table-cell>
          <table:table-cell office:value-type="string" calcext:value-type="string">
            <text:p>4.166667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[zerocross, rms, aac]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7564</text:p>
          </table:table-cell>
          <table:table-cell office:value-type="string" calcext:value-type="string">
            <text:p>0.709843</text:p>
          </table:table-cell>
          <table:table-cell office:value-type="string" calcext:value-type="string">
            <text:p>27.500000</text:p>
          </table:table-cell>
          <table:table-cell office:value-type="string" calcext:value-type="string">
            <text:p>33.333333</text:p>
          </table:table-cell>
          <table:table-cell office:value-type="string" calcext:value-type="string">
            <text:p>[zerocross, aac, shape]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09990</text:p>
          </table:table-cell>
          <table:table-cell office:value-type="string" calcext:value-type="string">
            <text:p>0.713866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36.666667</text:p>
          </table:table-cell>
          <table:table-cell office:value-type="string" calcext:value-type="string">
            <text:p>[zerocross, rms, pp]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rms, zerocross, pp]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09990</text:p>
          </table:table-cell>
          <table:table-cell office:value-type="string" calcext:value-type="string">
            <text:p>0.713866</text:p>
          </table:table-cell>
          <table:table-cell office:value-type="string" calcext:value-type="string">
            <text:p>29.166667</text:p>
          </table:table-cell>
          <table:table-cell office:value-type="string" calcext:value-type="string">
            <text:p>36.666667</text:p>
          </table:table-cell>
          <table:table-cell office:value-type="string" calcext:value-type="string">
            <text:p>[zerocross, rms, pp]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39860</text:p>
          </table:table-cell>
          <table:table-cell office:value-type="string" calcext:value-type="string">
            <text:p>0.761394</text:p>
          </table:table-cell>
          <table:table-cell office:value-type="string" calcext:value-type="string">
            <text:p>45.000000</text:p>
          </table:table-cell>
          <table:table-cell office:value-type="string" calcext:value-type="string">
            <text:p>51.666667</text:p>
          </table:table-cell>
          <table:table-cell office:value-type="string" calcext:value-type="string">
            <text:p>[zerocross, rms, pp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32664</text:p>
          </table:table-cell>
          <table:table-cell office:value-type="string" calcext:value-type="string">
            <text:p>0.740291</text:p>
          </table:table-cell>
          <table:table-cell office:value-type="string" calcext:value-type="string">
            <text:p>21.212121</text:p>
          </table:table-cell>
          <table:table-cell office:value-type="string" calcext:value-type="string">
            <text:p>29.090909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92821</text:p>
          </table:table-cell>
          <table:table-cell office:value-type="string" calcext:value-type="string">
            <text:p>0.821954</text:p>
          </table:table-cell>
          <table:table-cell office:value-type="string" calcext:value-type="string">
            <text:p>86.060606</text:p>
          </table:table-cell>
          <table:table-cell office:value-type="string" calcext:value-type="string">
            <text:p>88.48484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779284</text:p>
          </table:table-cell>
          <table:table-cell office:value-type="string" calcext:value-type="string">
            <text:p>0.676373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1.818182</text:p>
          </table:table-cell>
          <table:table-cell office:value-type="string" calcext:value-type="string">
            <text:p>NaN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23629</text:p>
          </table:table-cell>
          <table:table-cell office:value-type="string" calcext:value-type="string">
            <text:p>0.741970</text:p>
          </table:table-cell>
          <table:table-cell office:value-type="string" calcext:value-type="string">
            <text:p>12.121212</text:p>
          </table:table-cell>
          <table:table-cell office:value-type="string" calcext:value-type="string">
            <text:p>30.909091</text:p>
          </table:table-cell>
          <table:table-cell office:value-type="string" calcext:value-type="string">
            <text:p>NaN</text:p>
          </table:table-cell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2</text:p>
          </table:table-cell>
          <table:table-cell office:value-type="string" calcext:value-type="string">
            <text:p>0.875167</text:p>
          </table:table-cell>
          <table:table-cell table:number-columns-repeated="2" office:value-type="string" calcext:value-type="string">
            <text:p>100.000000</text:p>
          </table:table-cell>
          <table:table-cell office:value-type="string" calcext:value-type="string">
            <text:p>2926 ['centroid', 'roll_off', 'entropy']...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5218</text:p>
          </table:table-cell>
          <table:table-cell office:value-type="string" calcext:value-type="string">
            <text:p>0.733605</text:p>
          </table:table-cell>
          <table:table-cell office:value-type="string" calcext:value-type="string">
            <text:p>12.727273</text:p>
          </table:table-cell>
          <table:table-cell office:value-type="string" calcext:value-type="string">
            <text:p>25.454545</text:p>
          </table:table-cell>
          <table:table-cell office:value-type="string" calcext:value-type="string">
            <text:p>[roll_off, centroid, skewness]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734690</text:p>
          </table:table-cell>
          <table:table-cell office:value-type="string" calcext:value-type="string">
            <text:p>0.610446</text:p>
          </table:table-cell>
          <table:table-cell table:number-columns-repeated="2" office:value-type="string" calcext:value-type="string">
            <text:p>0.000000</text:p>
          </table:table-cell>
          <table:table-cell office:value-type="string" calcext:value-type="string">
            <text:p>[roll_off, kurtosis, skewness]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25218</text:p>
          </table:table-cell>
          <table:table-cell office:value-type="string" calcext:value-type="string">
            <text:p>0.733605</text:p>
          </table:table-cell>
          <table:table-cell office:value-type="string" calcext:value-type="string">
            <text:p>12.727273</text:p>
          </table:table-cell>
          <table:table-cell office:value-type="string" calcext:value-type="string">
            <text:p>25.454545</text:p>
          </table:table-cell>
          <table:table-cell office:value-type="string" calcext:value-type="string">
            <text:p>[roll_off, skewness, centroid]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6640</text:p>
          </table:table-cell>
          <table:table-cell office:value-type="string" calcext:value-type="string">
            <text:p>0.743643</text:p>
          </table:table-cell>
          <table:table-cell office:value-type="string" calcext:value-type="string">
            <text:p>13.939394</text:p>
          </table:table-cell>
          <table:table-cell office:value-type="string" calcext:value-type="string">
            <text:p>33.333333</text:p>
          </table:table-cell>
          <table:table-cell office:value-type="string" calcext:value-type="string">
            <text:p>[roll_off, centroid, negentropy]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21787</text:p>
          </table:table-cell>
          <table:table-cell office:value-type="string" calcext:value-type="string">
            <text:p>0.729583</text:p>
          </table:table-cell>
          <table:table-cell office:value-type="string" calcext:value-type="string">
            <text:p>10.303030</text:p>
          </table:table-cell>
          <table:table-cell office:value-type="string" calcext:value-type="string">
            <text:p>24.242424</text:p>
          </table:table-cell>
          <table:table-cell office:value-type="string" calcext:value-type="string">
            <text:p>[roll_off, centroid, entropy]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2745</text:p>
          </table:table-cell>
          <table:table-cell office:value-type="string" calcext:value-type="string">
            <text:p>0.788496</text:p>
          </table:table-cell>
          <table:table-cell office:value-type="string" calcext:value-type="string">
            <text:p>43.636364</text:p>
          </table:table-cell>
          <table:table-cell office:value-type="string" calcext:value-type="string">
            <text:p>72.121212</text:p>
          </table:table-cell>
          <table:table-cell office:value-type="string" calcext:value-type="string">
            <text:p>[roll_off, noisiness, entropy]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/iit-src-paper-bearings-axis-1.html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iit-src-paper-bearings-axis-3.html</text:p>
          </table:table-cell>
          <table:table-cell table:style-name="Default" table:number-columns-repeated="7"/>
        </table:table-row>
        <table:table-row table:style-name="ro1" table:number-rows-repeated="2">
          <table:table-cell table:style-name="Default" table:number-columns-repeated="8"/>
          <table:table-cell/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severity</text:p>
          </table:table-cell>
          <table:table-cell table:style-name="Default" table:number-columns-repeated="7"/>
          <table:table-cell/>
          <table:table-cell table:style-name="Default" office:value-type="string" calcext:value-type="string">
            <text:p>severity</text:p>
          </table:table-cell>
          <table:table-cell table:style-name="Default" table:number-columns-repeated="7"/>
        </table:table-row>
      </table:table>
      <table:table table:name="Severity counts" table:style-name="ta1">
        <table:table-column table:style-name="co2" table:default-cell-style-name="ce18"/>
        <table:table-row table:style-name="ro6">
          <table:table-cell office:value-type="string" calcext:value-type="string">
            <text:p>Fault: ball fault, Files: 186, Severity names: ['0g', '20g', '35g', '6g'], Severity: [0, 1, 2, 3], Severity Levels: [0.0, 0.33, 0.67, 1.0]</text:p>
          </table:table-cell>
        </table:table-row>
        <table:table-row table:style-name="ro7">
          <table:table-cell office:value-type="string" calcext:value-type="string">
            <text:p>Fault: cage fault, Files: 188, Severity names: ['0g', '20g', '35g', '6g'], Severity: [0, 1, 2, 3], Severity Levels: [0.0, 0.33, 0.67, 1.0]</text:p>
          </table:table-cell>
        </table:table-row>
        <table:table-row table:style-name="ro8">
          <table:table-cell office:value-type="string" calcext:value-type="string">
            <text:p>Fault: imbalance, Files: 333, Severity names: ['10g', '15g', '20g', '25g', '30g', '35g', '6g'], Severity: [0, 1, 2, 3, 4, 5, 6], Severity Levels: [0.0, 0.17, 0.33, 0.5, 0.67, 0.83, 1.0]</text:p>
          </table:table-cell>
        </table:table-row>
        <table:table-row table:style-name="ro9">
          <table:table-cell office:value-type="string" calcext:value-type="string">
            <text:p>Fault: misalignment, Files: 498, Severity names: ['0.51mm', '0.5mm', '0.63mm', '1.0mm', '1.27mm', '1.40mm', '1.5mm', '1.78mm', '1.90mm', '2.0mm'], Severity: [0, 1, 2, 3, 4, 5, 6, 7, 8, 9], Severity Levels: [0.0, 0.11, 0.22, 0.33, 0.44, 0.56, 0.67, 0.78, 0.89, 1.0]</text:p>
          </table:table-cell>
        </table:table-row>
        <table:table-row table:style-name="ro10">
          <table:table-cell office:value-type="string" calcext:value-type="string">
            <text:p>Fault: normal, Files: 49, Severity names: ['0'], Severity: [0], Severity Levels: [0.0]</text:p>
          </table:table-cell>
        </table:table-row>
        <table:table-row table:style-name="ro11">
          <table:table-cell office:value-type="string" calcext:value-type="string">
            <text:p>Fault: outer race fault, Files: 184, Severity names: ['0g', '20g', '35g', '6g'], Severity: [0, 1, 2, 3], Severity Levels: [0.0, 0.33, 0.67, 1.0]</text:p>
          </table:table-cell>
        </table:table-row>
      </table:table>
      <table:table table:name="Best selection method" table:style-name="ta1">
        <table:table-column table:style-name="co1" table:default-cell-style-name="ce16"/>
        <table:table-column table:style-name="co1" table:number-columns-repeated="3" table:default-cell-style-name="ce17"/>
        <table:table-column table:style-name="co1" table:default-cell-style-name="Default"/>
        <table:table-column table:style-name="co1" table:default-cell-style-name="ce16"/>
        <table:table-column table:style-name="co1" table:number-columns-repeated="3" table:default-cell-style-name="ce17"/>
        <table:table-column table:style-name="co1" table:default-cell-style-name="Default"/>
        <table:table-column table:style-name="co1" table:default-cell-style-name="ce16"/>
        <table:table-column table:style-name="co1" table:number-columns-repeated="3" table:default-cell-style-name="ce17"/>
        <table:table-row table:style-name="ro4">
          <table:table-cell table:style-name="ce15"/>
          <table:table-cell table:style-name="ce16" office:value-type="string" calcext:value-type="string">
            <text:p>count</text:p>
          </table:table-cell>
          <table:table-cell table:style-name="ce16" office:value-type="string" calcext:value-type="string">
            <text:p>percentage</text:p>
          </table:table-cell>
          <table:table-cell table:style-name="ce16" office:value-type="string" calcext:value-type="string">
            <text:p>mean percentile</text:p>
          </table:table-cell>
          <table:table-cell/>
          <table:table-cell table:style-name="ce15"/>
          <table:table-cell table:style-name="ce16" office:value-type="string" calcext:value-type="string">
            <text:p>count</text:p>
          </table:table-cell>
          <table:table-cell table:style-name="ce16" office:value-type="string" calcext:value-type="string">
            <text:p>percentage</text:p>
          </table:table-cell>
          <table:table-cell table:style-name="ce16" office:value-type="string" calcext:value-type="string">
            <text:p>mean percentile</text:p>
          </table:table-cell>
          <table:table-cell/>
          <table:table-cell table:style-name="ce15"/>
          <table:table-cell table:style-name="ce16" office:value-type="string" calcext:value-type="string">
            <text:p>count</text:p>
          </table:table-cell>
          <table:table-cell table:style-name="ce16" office:value-type="string" calcext:value-type="string">
            <text:p>percentage</text:p>
          </table:table-cell>
          <table:table-cell table:style-name="ce16" office:value-type="string" calcext:value-type="string">
            <text:p>mean percentile</text:p>
          </table:table-cell>
        </table:table-row>
        <table:table-row table:style-name="ro1">
          <table:table-cell office:value-type="string" calcext:value-type="string">
            <text:p>Rank product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69.907407</text:p>
          </table:table-cell>
          <table:table-cell office:value-type="string" calcext:value-type="string">
            <text:p>90.851275</text:p>
          </table:table-cell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925926</text:p>
          </table:table-cell>
          <table:table-cell office:value-type="string" calcext:value-type="string">
            <text:p>96.666667</text:p>
          </table:table-cell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4">
          <table:table-cell office:value-type="string" calcext:value-type="string">
            <text:p>Mutual information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1.296296</text:p>
          </table:table-cell>
          <table:table-cell office:value-type="string" calcext:value-type="string">
            <text:p>90.353535</text:p>
          </table:table-cell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6.851852</text:p>
          </table:table-cell>
          <table:table-cell office:value-type="string" calcext:value-type="string">
            <text:p>90.548589</text:p>
          </table:table-cell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4">
          <table:table-cell office:value-type="string" calcext:value-type="string">
            <text:p>Correlation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.018519</text:p>
          </table:table-cell>
          <table:table-cell office:value-type="string" calcext:value-type="string">
            <text:p>88.880286</text:p>
          </table:table-cell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8.518519</text:p>
          </table:table-cell>
          <table:table-cell office:value-type="string" calcext:value-type="string">
            <text:p>94.558081</text:p>
          </table:table-cell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.944444</text:p>
          </table:table-cell>
          <table:table-cell office:value-type="string" calcext:value-type="string">
            <text:p>98.572391</text:p>
          </table:table-cell>
        </table:table-row>
        <table:table-row table:style-name="ro1">
          <table:table-cell office:value-type="string" calcext:value-type="string">
            <text:p>F statistic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777778</text:p>
          </table:table-cell>
          <table:table-cell office:value-type="string" calcext:value-type="string">
            <text:p>78.700397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240741</text:p>
          </table:table-cell>
          <table:table-cell office:value-type="string" calcext:value-type="string">
            <text:p>94.751082</text:p>
          </table:table-cell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0.00000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50.462963</text:p>
          </table:table-cell>
          <table:table-cell office:value-type="string" calcext:value-type="string">
            <text:p>97.014112</text:p>
          </table:table-cell>
          <table:table-cell/>
          <table:table-cell office:value-type="string" calcext:value-type="string">
            <text:p>All features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85.648148</text:p>
          </table:table-cell>
          <table:table-cell office:value-type="string" calcext:value-type="string">
            <text:p>99.360789</text:p>
          </table:table-cell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.407407</text:p>
          </table:table-cell>
          <table:table-cell office:value-type="string" calcext:value-type="string">
            <text:p>98.813131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0.000000</text:p>
          </table:table-cell>
          <table:table-cell office:value-type="string" calcext:value-type="string">
            <text:p>NaN</text:p>
          </table:table-cell>
        </table:table-row>
      </table:table>
      <table:table table:name="Median of fsel" table:style-name="ta1">
        <table:table-column table:style-name="co3" table:default-cell-style-name="ce18"/>
        <table:table-column table:style-name="co4" table:default-cell-style-name="ce20"/>
        <table:table-column table:style-name="co5" table:default-cell-style-name="ce18"/>
        <table:table-row table:style-name="ro12">
          <table:table-cell table:style-name="ce19" office:value-type="string" calcext:value-type="string">
            <text:p>Method</text:p>
          </table:table-cell>
          <table:table-cell table:style-name="ce19" office:value-type="string" calcext:value-type="string">
            <text:p>Median percentile</text:p>
          </table:table-cell>
          <table:table-cell table:style-name="ce19" office:value-type="string" calcext:value-type="string">
            <text:p>Median accuracy</text:p>
          </table:table-cell>
        </table:table-row>
        <table:table-row table:style-name="ro12">
          <table:table-cell office:value-type="string" calcext:value-type="string">
            <text:p>Rank product 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81.83887550144141</text:p>
          </table:table-cell>
        </table:table-row>
        <table:table-row table:style-name="ro12">
          <table:table-cell office:value-type="string" calcext:value-type="string">
            <text:p>Mutual information 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81.33344210639593</text:p>
          </table:table-cell>
        </table:table-row>
        <table:table-row table:style-name="ro12">
          <table:table-cell office:value-type="string" calcext:value-type="string">
            <text:p>F statistic</text:p>
          </table:table-cell>
          <table:table-cell office:value-type="string" calcext:value-type="string">
            <text:p>91.01010101010101</text:p>
          </table:table-cell>
          <table:table-cell office:value-type="string" calcext:value-type="string">
            <text:p>81.2581394714218</text:p>
          </table:table-cell>
        </table:table-row>
        <table:table-row table:style-name="ro1">
          <table:table-cell office:value-type="string" calcext:value-type="string">
            <text:p>Correlation</text:p>
          </table:table-cell>
          <table:table-cell office:value-type="string" calcext:value-type="string">
            <text:p>84.1098484848485</text:p>
          </table:table-cell>
          <table:table-cell office:value-type="string" calcext:value-type="string">
            <text:p>79.24995658336276</text:p>
          </table:table-cell>
        </table:table-row>
      </table:table>
      <table:table table:name="Hárok10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table:style-name="ce21" office:value-type="string" calcext:value-type="string">
            <text:p>train_accuracy</text:p>
          </table:table-cell>
          <table:table-cell table:style-name="ce21" office:value-type="string" calcext:value-type="string">
            <text:p>test_accuracy</text:p>
          </table:table-cell>
          <table:table-cell table:style-name="ce21" office:value-type="string" calcext:value-type="string">
            <text:p>train_percentile</text:p>
          </table:table-cell>
          <table:table-cell table:style-name="ce21"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  <table:table-cell table:number-columns-repeated="3"/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table:style-name="ce21" office:value-type="string" calcext:value-type="string">
            <text:p>train_accuracy</text:p>
          </table:table-cell>
          <table:table-cell table:style-name="ce21" office:value-type="string" calcext:value-type="string">
            <text:p>test_accuracy</text:p>
          </table:table-cell>
          <table:table-cell table:style-name="ce21" office:value-type="string" calcext:value-type="string">
            <text:p>train_percentile</text:p>
          </table:table-cell>
          <table:table-cell table:style-name="ce21"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52009890646411</text:p>
          </table:table-cell>
          <table:table-cell office:value-type="string" calcext:value-type="string">
            <text:p>0.87684072536596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15262604361894</text:p>
          </table:table-cell>
          <table:table-cell office:value-type="string" calcext:value-type="string">
            <text:p>0.7998661086928511</text:p>
          </table:table-cell>
          <table:table-cell office:value-type="string" calcext:value-type="string">
            <text:p>99.39393939393939</text:p>
          </table:table-cell>
          <table:table-cell office:value-type="string" calcext:value-type="string">
            <text:p>98.18181818181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90162201701289</text:p>
          </table:table-cell>
          <table:table-cell office:value-type="string" calcext:value-type="string">
            <text:p>0.7941743276023372</text:p>
          </table:table-cell>
          <table:table-cell table:number-columns-repeated="2"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82701518420717</text:p>
          </table:table-cell>
          <table:table-cell office:value-type="string" calcext:value-type="string">
            <text:p>0.7443113000901946</text:p>
          </table:table-cell>
          <table:table-cell office:value-type="string" calcext:value-type="string">
            <text:p>77.57575757575758</text:p>
          </table:table-cell>
          <table:table-cell office:value-type="string" calcext:value-type="string">
            <text:p>83.0303030303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970050170706397</text:p>
          </table:table-cell>
          <table:table-cell office:value-type="string" calcext:value-type="string">
            <text:p>0.8196215189660677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pp', 'skewnes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93077772469633</text:p>
          </table:table-cell>
          <table:table-cell office:value-type="string" calcext:value-type="string">
            <text:p>0.818615933625765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pp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87250480795312</text:p>
          </table:table-cell>
          <table:table-cell office:value-type="string" calcext:value-type="string">
            <text:p>0.7751023792317216</text:p>
          </table:table-cell>
          <table:table-cell office:value-type="string" calcext:value-type="string">
            <text:p>95.75757575757576</text:p>
          </table:table-cell>
          <table:table-cell office:value-type="string" calcext:value-type="string">
            <text:p>93.3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entropy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zerocross', 'pp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53883023681904</text:p>
          </table:table-cell>
          <table:table-cell office:value-type="string" calcext:value-type="string">
            <text:p>0.6800529963081854</text:p>
          </table:table-cell>
          <table:table-cell office:value-type="string" calcext:value-type="string">
            <text:p>33.333333333333336</text:p>
          </table:table-cell>
          <table:table-cell office:value-type="string" calcext:value-type="string">
            <text:p>31.515151515151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skewness', 'kurtosi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zerocross', 'shape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87250480795312</text:p>
          </table:table-cell>
          <table:table-cell office:value-type="string" calcext:value-type="string">
            <text:p>0.7751023792317216</text:p>
          </table:table-cell>
          <table:table-cell office:value-type="string" calcext:value-type="string">
            <text:p>95.75757575757576</text:p>
          </table:table-cell>
          <table:table-cell office:value-type="string" calcext:value-type="string">
            <text:p>93.3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entropy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698119692221002</text:p>
          </table:table-cell>
          <table:table-cell office:value-type="string" calcext:value-type="string">
            <text:p>0.782791885850658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94.1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11083053780827</text:p>
          </table:table-cell>
          <table:table-cell office:value-type="string" calcext:value-type="string">
            <text:p>0.8095673462070666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entropy', 'centroid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02579057798684</text:p>
          </table:table-cell>
          <table:table-cell office:value-type="string" calcext:value-type="string">
            <text:p>0.928043786378940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66630442961664</text:p>
          </table:table-cell>
          <table:table-cell office:value-type="string" calcext:value-type="string">
            <text:p>0.884534153487616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19817166536297</text:p>
          </table:table-cell>
          <table:table-cell office:value-type="string" calcext:value-type="string">
            <text:p>0.8467135006134351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3.3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76363769995223</text:p>
          </table:table-cell>
          <table:table-cell office:value-type="string" calcext:value-type="string">
            <text:p>0.785137504691798</text:p>
          </table:table-cell>
          <table:table-cell office:value-type="string" calcext:value-type="string">
            <text:p>64.84848484848484</text:p>
          </table:table-cell>
          <table:table-cell office:value-type="string" calcext:value-type="string">
            <text:p>70.9090909090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036417948</text:p>
          </table:table-cell>
          <table:table-cell office:value-type="string" calcext:value-type="string">
            <text:p>0.854746418827694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pp', 'skewnes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18464114908</text:p>
          </table:table-cell>
          <table:table-cell office:value-type="string" calcext:value-type="string">
            <text:p>0.875166803919261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entropy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121484856916366</text:p>
          </table:table-cell>
          <table:table-cell office:value-type="string" calcext:value-type="string">
            <text:p>0.8504013938141096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579312589574922</text:p>
          </table:table-cell>
          <table:table-cell office:value-type="string" calcext:value-type="string">
            <text:p>0.7717578976263704</text:p>
          </table:table-cell>
          <table:table-cell office:value-type="string" calcext:value-type="string">
            <text:p>51.515151515151516</text:p>
          </table:table-cell>
          <table:table-cell office:value-type="string" calcext:value-type="string">
            <text:p>5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flux', 'skewne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121484856916366</text:p>
          </table:table-cell>
          <table:table-cell office:value-type="string" calcext:value-type="string">
            <text:p>0.8504013938141096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zerocross', 'rm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579312589574922</text:p>
          </table:table-cell>
          <table:table-cell office:value-type="string" calcext:value-type="string">
            <text:p>0.7717578976263704</text:p>
          </table:table-cell>
          <table:table-cell office:value-type="string" calcext:value-type="string">
            <text:p>51.515151515151516</text:p>
          </table:table-cell>
          <table:table-cell office:value-type="string" calcext:value-type="string">
            <text:p>5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skewness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58740850014612</text:p>
          </table:table-cell>
          <table:table-cell office:value-type="string" calcext:value-type="string">
            <text:p>0.8406967950118485</text:p>
          </table:table-cell>
          <table:table-cell office:value-type="string" calcext:value-type="string">
            <text:p>91.66666666666667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ms', 'pp', 'zerocros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579312589574922</text:p>
          </table:table-cell>
          <table:table-cell office:value-type="string" calcext:value-type="string">
            <text:p>0.7717578976263704</text:p>
          </table:table-cell>
          <table:table-cell office:value-type="string" calcext:value-type="string">
            <text:p>51.515151515151516</text:p>
          </table:table-cell>
          <table:table-cell office:value-type="string" calcext:value-type="string">
            <text:p>5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flux', 'skewness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24467275294909</text:p>
          </table:table-cell>
          <table:table-cell office:value-type="string" calcext:value-type="string">
            <text:p>0.8062189430989954</text:p>
          </table:table-cell>
          <table:table-cell office:value-type="string" calcext:value-type="string">
            <text:p>75.83333333333334</text:p>
          </table:table-cell>
          <table:table-cell office:value-type="string" calcext:value-type="string">
            <text:p>76.6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crest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72961191637399</text:p>
          </table:table-cell>
          <table:table-cell office:value-type="string" calcext:value-type="string">
            <text:p>0.8360055573295687</text:p>
          </table:table-cell>
          <table:table-cell table:number-columns-repeated="2" office:value-type="string" calcext:value-type="string">
            <text:p>94.545454545454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entropy', 'noisiness']</text:p>
          </table:table-cell>
        </table:table-row>
        <table:table-row table:style-name="ro1" table:number-rows-repeated="3">
          <table:table-cell table:number-columns-repeated="25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table:style-name="ce21" office:value-type="string" calcext:value-type="string">
            <text:p>train_accuracy</text:p>
          </table:table-cell>
          <table:table-cell table:style-name="ce21" office:value-type="string" calcext:value-type="string">
            <text:p>test_accuracy</text:p>
          </table:table-cell>
          <table:table-cell table:style-name="ce21" office:value-type="string" calcext:value-type="string">
            <text:p>train_percentile</text:p>
          </table:table-cell>
          <table:table-cell table:style-name="ce21"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  <table:table-cell table:number-columns-repeated="3"/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table:style-name="ce21" office:value-type="string" calcext:value-type="string">
            <text:p>train_accuracy</text:p>
          </table:table-cell>
          <table:table-cell table:style-name="ce21" office:value-type="string" calcext:value-type="string">
            <text:p>test_accuracy</text:p>
          </table:table-cell>
          <table:table-cell table:style-name="ce21" office:value-type="string" calcext:value-type="string">
            <text:p>train_percentile</text:p>
          </table:table-cell>
          <table:table-cell table:style-name="ce21"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498646379329662</text:p>
          </table:table-cell>
          <table:table-cell office:value-type="string" calcext:value-type="string">
            <text:p>0.9207322952136818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416780338291216</text:p>
          </table:table-cell>
          <table:table-cell office:value-type="string" calcext:value-type="string">
            <text:p>0.90944153243805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267162502850755</text:p>
          </table:table-cell>
          <table:table-cell office:value-type="string" calcext:value-type="string">
            <text:p>0.8920483095484052</text:p>
          </table:table-cell>
          <table:table-cell office:value-type="string" calcext:value-type="string">
            <text:p>84.16666666666667</text:p>
          </table:table-cell>
          <table:table-cell office:value-type="string" calcext:value-type="string">
            <text:p>8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49168567568596</text:p>
          </table:table-cell>
          <table:table-cell office:value-type="string" calcext:value-type="string">
            <text:p>0.877823009526724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8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398715753683908</text:p>
          </table:table-cell>
          <table:table-cell office:value-type="string" calcext:value-type="string">
            <text:p>0.91305378071954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aac', 'kurtosi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13392581231186</text:p>
          </table:table-cell>
          <table:table-cell office:value-type="string" calcext:value-type="string">
            <text:p>0.91373021642371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entropy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42051122189546</text:p>
          </table:table-cell>
          <table:table-cell office:value-type="string" calcext:value-type="string">
            <text:p>0.9476070959431713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520098880368366</text:p>
          </table:table-cell>
          <table:table-cell office:value-type="string" calcext:value-type="string">
            <text:p>0.932021272525538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462511154003257</text:p>
          </table:table-cell>
          <table:table-cell office:value-type="string" calcext:value-type="string">
            <text:p>0.920732040147428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214093751479167</text:p>
          </table:table-cell>
          <table:table-cell office:value-type="string" calcext:value-type="string">
            <text:p>0.8884383568631952</text:p>
          </table:table-cell>
          <table:table-cell office:value-type="string" calcext:value-type="string">
            <text:p>69.0909090909091</text:p>
          </table:table-cell>
          <table:table-cell office:value-type="string" calcext:value-type="string">
            <text:p>73.93939393939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57994728951544</text:p>
          </table:table-cell>
          <table:table-cell office:value-type="string" calcext:value-type="string">
            <text:p>0.917116731070895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aac', 'shape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63642531308109</text:p>
          </table:table-cell>
          <table:table-cell office:value-type="string" calcext:value-type="string">
            <text:p>0.9193784035403196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39393939393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entropy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431459397037573</text:p>
          </table:table-cell>
          <table:table-cell office:value-type="string" calcext:value-type="string">
            <text:p>0.9139562051242811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388550888790185</text:p>
          </table:table-cell>
          <table:table-cell office:value-type="string" calcext:value-type="string">
            <text:p>0.9123793855453954</text:p>
          </table:table-cell>
          <table:table-cell office:value-type="string" calcext:value-type="string">
            <text:p>95.15151515151516</text:p>
          </table:table-cell>
          <table:table-cell office:value-type="string" calcext:value-type="string">
            <text:p>9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noisiness', 'centroid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431459397037573</text:p>
          </table:table-cell>
          <table:table-cell office:value-type="string" calcext:value-type="string">
            <text:p>0.9139562051242811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39</text:p>
          </table:table-cell>
          <table:table-cell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431459397037573</text:p>
          </table:table-cell>
          <table:table-cell office:value-type="string" calcext:value-type="string">
            <text:p>0.9139562051242811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zerocross', 'rms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39</text:p>
          </table:table-cell>
          <table:table-cell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8981671177673</text:p>
          </table:table-cell>
          <table:table-cell office:value-type="string" calcext:value-type="string">
            <text:p>0.8850510770172552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6.6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clearance']</text:p>
          </table:table-cell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33209198978812</text:p>
          </table:table-cell>
          <table:table-cell office:value-type="string" calcext:value-type="string">
            <text:p>0.9067322186938057</text:p>
          </table:table-cell>
          <table:table-cell office:value-type="string" calcext:value-type="string">
            <text:p>90.9090909090909</text:p>
          </table:table-cell>
          <table:table-cell office:value-type="string" calcext:value-type="string">
            <text:p>91.515151515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noisiness', 'roll_off', 'entropy']</text:p>
          </table:table-cell>
        </table:table-row>
        <table:table-row table:style-name="ro1" table:number-rows-repeated="5">
          <table:table-cell table:number-columns-repeated="25"/>
        </table:table-row>
        <table:table-row table:style-name="ro1">
          <table:table-cell/>
          <table:table-cell office:value-type="string" calcext:value-type="string">
            <text:p>k=5, f=3,bearing=A+B, severity=False/True, domain=FD/TD</text:p>
          </table:table-cell>
          <table:table-cell table:number-columns-repeated="2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office:value-type="string" calcext:value-type="string">
            <text:p>Feature set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Percentile</text:p>
          </table:table-cell>
          <table:table-cell table:number-columns-repeated="9"/>
          <table:table-cell office:value-type="string" calcext:value-type="string">
            <text:p>Feature set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Percentile of distribu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Test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7"/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Test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</text:p>
          </table:table-cell>
          <table:table-cell table:style-name="ce21" office:value-type="string" calcext:value-type="string">
            <text:p>train_accuracy</text:p>
          </table:table-cell>
          <table:table-cell table:style-name="ce21" office:value-type="string" calcext:value-type="string">
            <text:p>test_accuracy</text:p>
          </table:table-cell>
          <table:table-cell table:style-name="ce21" office:value-type="string" calcext:value-type="string">
            <text:p>train_percentile</text:p>
          </table:table-cell>
          <table:table-cell table:style-name="ce21"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table:number-columns-repeated="7"/>
          <table:table-cell office:value-type="string" calcext:value-type="string">
            <text:p>All features</text:p>
          </table:table-cell>
          <table:table-cell office:value-type="string" calcext:value-type="string">
            <text:p>0.8815262604361894</text:p>
          </table:table-cell>
          <table:table-cell office:value-type="string" calcext:value-type="string">
            <text:p>0.7998661086928511</text:p>
          </table:table-cell>
          <table:table-cell office:value-type="string" calcext:value-type="string">
            <text:p>99.39393939393939</text:p>
          </table:table-cell>
          <table:table-cell office:value-type="string" calcext:value-type="string">
            <text:p>98.181818181818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string" calcext:value-type="string">
            <text:p>0.9252009890646411</text:p>
          </table:table-cell>
          <table:table-cell office:value-type="string" calcext:value-type="string">
            <text:p>0.87684072536596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string" calcext:value-type="string">
            <text:p>0.8382701518420717</text:p>
          </table:table-cell>
          <table:table-cell office:value-type="string" calcext:value-type="string">
            <text:p>0.7443113000901946</text:p>
          </table:table-cell>
          <table:table-cell office:value-type="string" calcext:value-type="string">
            <text:p>77.57575757575758</text:p>
          </table:table-cell>
          <table:table-cell office:value-type="string" calcext:value-type="string">
            <text:p>83.030303030303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0.8790162201701289</text:p>
          </table:table-cell>
          <table:table-cell office:value-type="string" calcext:value-type="string">
            <text:p>0.7941743276023372</text:p>
          </table:table-cell>
          <table:table-cell table:number-columns-repeated="2"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Best features</text:p>
          </table:table-cell>
          <table:table-cell office:value-type="string" calcext:value-type="string">
            <text:p>0.8893077772469633</text:p>
          </table:table-cell>
          <table:table-cell office:value-type="string" calcext:value-type="string">
            <text:p>0.818615933625765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centroid', 'roll_off', 'flux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string" calcext:value-type="string">
            <text:p>0.8970050170706397</text:p>
          </table:table-cell>
          <table:table-cell office:value-type="string" calcext:value-type="string">
            <text:p>0.8196215189660677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pp', 'skewness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string" calcext:value-type="string">
            <text:p>0.8687250480795312</text:p>
          </table:table-cell>
          <table:table-cell office:value-type="string" calcext:value-type="string">
            <text:p>0.7751023792317216</text:p>
          </table:table-cell>
          <table:table-cell office:value-type="string" calcext:value-type="string">
            <text:p>95.75757575757576</text:p>
          </table:table-cell>
          <table:table-cell office:value-type="string" calcext:value-type="string">
            <text:p>93.3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oll_off', 'entropy', 'flux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pp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string" calcext:value-type="string">
            <text:p>0.8053883023681904</text:p>
          </table:table-cell>
          <table:table-cell office:value-type="string" calcext:value-type="string">
            <text:p>0.6800529963081854</text:p>
          </table:table-cell>
          <table:table-cell office:value-type="string" calcext:value-type="string">
            <text:p>33.333333333333336</text:p>
          </table:table-cell>
          <table:table-cell office:value-type="string" calcext:value-type="string">
            <text:p>31.515151515151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oll_off', 'skewness', 'kurtosis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shape', 'zerocross', 'pp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string" calcext:value-type="string">
            <text:p>0.8687250480795312</text:p>
          </table:table-cell>
          <table:table-cell office:value-type="string" calcext:value-type="string">
            <text:p>0.7751023792317216</text:p>
          </table:table-cell>
          <table:table-cell office:value-type="string" calcext:value-type="string">
            <text:p>95.75757575757576</text:p>
          </table:table-cell>
          <table:table-cell office:value-type="string" calcext:value-type="string">
            <text:p>93.3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oll_off', 'entropy', 'flux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pp', 'zerocross', 'shape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string" calcext:value-type="string">
            <text:p>0.8811083053780827</text:p>
          </table:table-cell>
          <table:table-cell office:value-type="string" calcext:value-type="string">
            <text:p>0.8095673462070666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roll_off', 'entropy', 'centroid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0.8698119692221002</text:p>
          </table:table-cell>
          <table:table-cell office:value-type="string" calcext:value-type="string">
            <text:p>0.782791885850658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94.1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All features</text:p>
          </table:table-cell>
          <table:table-cell office:value-type="string" calcext:value-type="string">
            <text:p>0.9366630442961664</text:p>
          </table:table-cell>
          <table:table-cell office:value-type="string" calcext:value-type="string">
            <text:p>0.884534153487616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string" calcext:value-type="string">
            <text:p>0.9602579057798684</text:p>
          </table:table-cell>
          <table:table-cell office:value-type="string" calcext:value-type="string">
            <text:p>0.928043786378940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string" calcext:value-type="string">
            <text:p>0.8676363769995223</text:p>
          </table:table-cell>
          <table:table-cell office:value-type="string" calcext:value-type="string">
            <text:p>0.785137504691798</text:p>
          </table:table-cell>
          <table:table-cell office:value-type="string" calcext:value-type="string">
            <text:p>64.84848484848484</text:p>
          </table:table-cell>
          <table:table-cell office:value-type="string" calcext:value-type="string">
            <text:p>70.909090909090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0.9119817166536297</text:p>
          </table:table-cell>
          <table:table-cell office:value-type="string" calcext:value-type="string">
            <text:p>0.8467135006134351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3.3333333333333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Best features</text:p>
          </table:table-cell>
          <table:table-cell office:value-type="string" calcext:value-type="string">
            <text:p>0.9286318464114908</text:p>
          </table:table-cell>
          <table:table-cell office:value-type="string" calcext:value-type="string">
            <text:p>0.875166803919261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entropy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string" calcext:value-type="string">
            <text:p>0.919261036417948</text:p>
          </table:table-cell>
          <table:table-cell office:value-type="string" calcext:value-type="string">
            <text:p>0.854746418827694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pp', 'skewness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string" calcext:value-type="string">
            <text:p>0.8579312589574922</text:p>
          </table:table-cell>
          <table:table-cell office:value-type="string" calcext:value-type="string">
            <text:p>0.7717578976263704</text:p>
          </table:table-cell>
          <table:table-cell office:value-type="string" calcext:value-type="string">
            <text:p>51.515151515151516</text:p>
          </table:table-cell>
          <table:table-cell office:value-type="string" calcext:value-type="string">
            <text:p>5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flux', 'skewness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0.9121484856916366</text:p>
          </table:table-cell>
          <table:table-cell office:value-type="string" calcext:value-type="string">
            <text:p>0.8504013938141096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string" calcext:value-type="string">
            <text:p>0.8579312589574922</text:p>
          </table:table-cell>
          <table:table-cell office:value-type="string" calcext:value-type="string">
            <text:p>0.7717578976263704</text:p>
          </table:table-cell>
          <table:table-cell office:value-type="string" calcext:value-type="string">
            <text:p>51.515151515151516</text:p>
          </table:table-cell>
          <table:table-cell office:value-type="string" calcext:value-type="string">
            <text:p>5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skewness', 'flux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9121484856916366</text:p>
          </table:table-cell>
          <table:table-cell office:value-type="string" calcext:value-type="string">
            <text:p>0.8504013938141096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zerocross', 'rms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string" calcext:value-type="string">
            <text:p>0.8579312589574922</text:p>
          </table:table-cell>
          <table:table-cell office:value-type="string" calcext:value-type="string">
            <text:p>0.7717578976263704</text:p>
          </table:table-cell>
          <table:table-cell office:value-type="string" calcext:value-type="string">
            <text:p>51.515151515151516</text:p>
          </table:table-cell>
          <table:table-cell office:value-type="string" calcext:value-type="string">
            <text:p>5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flux', 'skewness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0.9058740850014612</text:p>
          </table:table-cell>
          <table:table-cell office:value-type="string" calcext:value-type="string">
            <text:p>0.8406967950118485</text:p>
          </table:table-cell>
          <table:table-cell office:value-type="string" calcext:value-type="string">
            <text:p>91.66666666666667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ms', 'pp', 'zerocross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string" calcext:value-type="string">
            <text:p>0.9072961191637399</text:p>
          </table:table-cell>
          <table:table-cell office:value-type="string" calcext:value-type="string">
            <text:p>0.8360055573295687</text:p>
          </table:table-cell>
          <table:table-cell table:number-columns-repeated="2" office:value-type="string" calcext:value-type="string">
            <text:p>94.545454545454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entropy', 'noisiness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0.8824467275294909</text:p>
          </table:table-cell>
          <table:table-cell office:value-type="string" calcext:value-type="string">
            <text:p>0.8062189430989954</text:p>
          </table:table-cell>
          <table:table-cell office:value-type="string" calcext:value-type="string">
            <text:p>75.83333333333334</text:p>
          </table:table-cell>
          <table:table-cell office:value-type="string" calcext:value-type="string">
            <text:p>76.6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crest']</text:p>
          </table:table-cell>
          <table:table-cell table:number-columns-repeated="1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Feature set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Percentile of distribution</text:p>
          </table:table-cell>
          <table:table-cell table:number-columns-repeated="9"/>
          <table:table-cell office:value-type="string" calcext:value-type="string">
            <text:p>Feature set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Percentile of distribu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Test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7"/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Test</text:p>
          </table:table-cell>
          <table:table-cell table:style-name="ce21" office:value-type="string" calcext:value-type="string">
            <text:p>Train</text:p>
          </table:table-cell>
          <table:table-cell table:style-name="ce21" office:value-type="string" calcext:value-type="string">
            <text:p>Test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est featur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string" calcext:value-type="string">
            <text:p>0.9498646379329662</text:p>
          </table:table-cell>
          <table:table-cell office:value-type="string" calcext:value-type="string">
            <text:p>0.9207322952136818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All features</text:p>
          </table:table-cell>
          <table:table-cell office:value-type="string" calcext:value-type="string">
            <text:p>0.9416780338291216</text:p>
          </table:table-cell>
          <table:table-cell office:value-type="string" calcext:value-type="string">
            <text:p>0.90944153243805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0.9267162502850755</text:p>
          </table:table-cell>
          <table:table-cell office:value-type="string" calcext:value-type="string">
            <text:p>0.8920483095484052</text:p>
          </table:table-cell>
          <table:table-cell office:value-type="string" calcext:value-type="string">
            <text:p>84.16666666666667</text:p>
          </table:table-cell>
          <table:table-cell office:value-type="string" calcext:value-type="string">
            <text:p>87.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string" calcext:value-type="string">
            <text:p>0.9149168567568596</text:p>
          </table:table-cell>
          <table:table-cell office:value-type="string" calcext:value-type="string">
            <text:p>0.877823009526724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86.6666666666666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string" calcext:value-type="string">
            <text:p>0.9398715753683908</text:p>
          </table:table-cell>
          <table:table-cell office:value-type="string" calcext:value-type="string">
            <text:p>0.91305378071954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aac', 'kurtosis']</text:p>
          </table:table-cell>
          <table:table-cell table:number-columns-repeated="6"/>
          <table:table-cell office:value-type="string" calcext:value-type="string">
            <text:p>Best features</text:p>
          </table:table-cell>
          <table:table-cell office:value-type="string" calcext:value-type="string">
            <text:p>0.9413392581231186</text:p>
          </table:table-cell>
          <table:table-cell office:value-type="string" calcext:value-type="string">
            <text:p>0.91373021642371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centroid', 'roll_off', 'flux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tropy', 'centroid', 'flux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tropy', 'flux', 'centroid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entropy', 'flux', 'centroid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centroid', 'entropy', 'flux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ll features</text:p>
          </table:table-cell>
          <table:table-cell office:value-type="string" calcext:value-type="string">
            <text:p>0.9642051122189546</text:p>
          </table:table-cell>
          <table:table-cell office:value-type="string" calcext:value-type="string">
            <text:p>0.9476070959431713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All features</text:p>
          </table:table-cell>
          <table:table-cell office:value-type="string" calcext:value-type="string">
            <text:p>0.9520098880368366</text:p>
          </table:table-cell>
          <table:table-cell office:value-type="string" calcext:value-type="string">
            <text:p>0.932021272525538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CA PC</text:p>
          </table:table-cell>
          <table:table-cell office:value-type="string" calcext:value-type="string">
            <text:p>0.9462511154003257</text:p>
          </table:table-cell>
          <table:table-cell office:value-type="string" calcext:value-type="string">
            <text:p>0.920732040147428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PCA PC</text:p>
          </table:table-cell>
          <table:table-cell office:value-type="string" calcext:value-type="string">
            <text:p>0.9214093751479167</text:p>
          </table:table-cell>
          <table:table-cell office:value-type="string" calcext:value-type="string">
            <text:p>0.8884383568631952</text:p>
          </table:table-cell>
          <table:table-cell office:value-type="string" calcext:value-type="string">
            <text:p>69.0909090909091</text:p>
          </table:table-cell>
          <table:table-cell office:value-type="string" calcext:value-type="string">
            <text:p>73.9393939393939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st features</text:p>
          </table:table-cell>
          <table:table-cell office:value-type="string" calcext:value-type="string">
            <text:p>0.9457994728951544</text:p>
          </table:table-cell>
          <table:table-cell office:value-type="string" calcext:value-type="string">
            <text:p>0.917116731070895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aac', 'shape']</text:p>
          </table:table-cell>
          <table:table-cell table:number-columns-repeated="6"/>
          <table:table-cell office:value-type="string" calcext:value-type="string">
            <text:p>Best features</text:p>
          </table:table-cell>
          <table:table-cell office:value-type="string" calcext:value-type="string">
            <text:p>0.9463642531308109</text:p>
          </table:table-cell>
          <table:table-cell office:value-type="string" calcext:value-type="string">
            <text:p>0.9193784035403196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39393939393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entropy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nk product</text:p>
          </table:table-cell>
          <table:table-cell office:value-type="string" calcext:value-type="string">
            <text:p>0.9431459397037573</text:p>
          </table:table-cell>
          <table:table-cell office:value-type="string" calcext:value-type="string">
            <text:p>0.9139562051242811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Rank product</text:p>
          </table:table-cell>
          <table:table-cell office:value-type="string" calcext:value-type="string">
            <text:p>0.9388550888790185</text:p>
          </table:table-cell>
          <table:table-cell office:value-type="string" calcext:value-type="string">
            <text:p>0.9123793855453954</text:p>
          </table:table-cell>
          <table:table-cell office:value-type="string" calcext:value-type="string">
            <text:p>95.15151515151516</text:p>
          </table:table-cell>
          <table:table-cell office:value-type="string" calcext:value-type="string">
            <text:p>9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noisiness', 'centroid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relation</text:p>
          </table:table-cell>
          <table:table-cell office:value-type="string" calcext:value-type="string">
            <text:p>0.9431459397037573</text:p>
          </table:table-cell>
          <table:table-cell office:value-type="string" calcext:value-type="string">
            <text:p>0.9139562051242811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  <table:table-cell table:number-columns-repeated="6"/>
          <table:table-cell office:value-type="string" calcext:value-type="string">
            <text:p>Correlation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39</text:p>
          </table:table-cell>
          <table:table-cell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centroid', 'flux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 statistic</text:p>
          </table:table-cell>
          <table:table-cell office:value-type="string" calcext:value-type="string">
            <text:p>0.9431459397037573</text:p>
          </table:table-cell>
          <table:table-cell office:value-type="string" calcext:value-type="string">
            <text:p>0.9139562051242811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zerocross', 'rms']</text:p>
          </table:table-cell>
          <table:table-cell table:number-columns-repeated="6"/>
          <table:table-cell office:value-type="string" calcext:value-type="string">
            <text:p>F statistic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39</text:p>
          </table:table-cell>
          <table:table-cell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centroid'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tual information</text:p>
          </table:table-cell>
          <table:table-cell office:value-type="string" calcext:value-type="string">
            <text:p>0.918981671177673</text:p>
          </table:table-cell>
          <table:table-cell office:value-type="string" calcext:value-type="string">
            <text:p>0.8850510770172552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6.6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clearance']</text:p>
          </table:table-cell>
          <table:table-cell table:number-columns-repeated="6"/>
          <table:table-cell office:value-type="string" calcext:value-type="string">
            <text:p>Mutual information</text:p>
          </table:table-cell>
          <table:table-cell office:value-type="string" calcext:value-type="string">
            <text:p>0.933209198978812</text:p>
          </table:table-cell>
          <table:table-cell office:value-type="string" calcext:value-type="string">
            <text:p>0.9067322186938057</text:p>
          </table:table-cell>
          <table:table-cell office:value-type="string" calcext:value-type="string">
            <text:p>90.9090909090909</text:p>
          </table:table-cell>
          <table:table-cell office:value-type="string" calcext:value-type="string">
            <text:p>91.515151515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noisiness', 'roll_off', 'entropy']</text:p>
          </table:table-cell>
          <table:table-cell table:number-columns-repeated="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table:formula="of:=[.B45]" office:value-type="string" office:string-value="set" calcext:value-type="string">
            <text:p>set</text:p>
          </table:table-cell>
          <table:table-cell table:formula="of:=SUBSTITUTE(FIXED(SUBSTITUTE([.C45];&quot;.&quot;;&quot;,&quot;)*100; 2);&quot;,&quot;;&quot;.&quot;)" office:value-type="string" office:string-value="" calcext:value-type="error">
            <text:p>#VALUE!</text:p>
          </table:table-cell>
          <table:table-cell table:formula="of:=SUBSTITUTE(FIXED(SUBSTITUTE([.D45];&quot;.&quot;;&quot;,&quot;)*100; 2);&quot;,&quot;;&quot;.&quot;)" office:value-type="string" office:string-value="" calcext:value-type="error">
            <text:p>#VALUE!</text:p>
          </table:table-cell>
          <table:table-cell table:formula="of:=SUBSTITUTE(FIXED(SUBSTITUTE([.E45];&quot;.&quot;;&quot;,&quot;); 2);&quot;,&quot;;&quot;.&quot;)" office:value-type="string" office:string-value="" calcext:value-type="error">
            <text:p>#VALUE!</text:p>
          </table:table-cell>
          <table:table-cell table:formula="of:=SUBSTITUTE(FIXED(SUBSTITUTE([.F45];&quot;.&quot;;&quot;,&quot;); 2);&quot;,&quot;;&quot;.&quot;)" office:value-type="string" office:string-value="" calcext:value-type="error">
            <text:p>#VALUE!</text:p>
          </table:table-cell>
          <table:table-cell/>
          <table:table-cell table:formula="of:=SUBSTITUTE(SUBSTITUTE(SUBSTITUTE([.H45];&quot;'&quot;;&quot;&quot;);&quot;[&quot;;&quot;&quot;);&quot;]&quot;;&quot;&quot;)">
            <text:p/>
          </table:table-cell>
          <table:table-cell table:number-columns-repeated="6"/>
          <table:table-cell table:formula="of:=[.O45]" office:value-type="string" office:string-value="All features" calcext:value-type="string">
            <text:p>All features</text:p>
          </table:table-cell>
          <table:table-cell table:formula="of:=SUBSTITUTE(FIXED(SUBSTITUTE([.P45];&quot;.&quot;;&quot;,&quot;)*100; 2);&quot;,&quot;;&quot;.&quot;)" office:value-type="string" office:string-value="88.15" calcext:value-type="string">
            <text:p>88.15</text:p>
          </table:table-cell>
          <table:table-cell table:formula="of:=SUBSTITUTE(FIXED(SUBSTITUTE([.Q45];&quot;.&quot;;&quot;,&quot;)*100; 2);&quot;,&quot;;&quot;.&quot;)" office:value-type="string" office:string-value="79.99" calcext:value-type="string">
            <text:p>79.99</text:p>
          </table:table-cell>
          <table:table-cell table:formula="of:=SUBSTITUTE(FIXED(SUBSTITUTE([.R45];&quot;.&quot;;&quot;,&quot;); 2);&quot;,&quot;;&quot;.&quot;)" office:value-type="string" office:string-value="99.39" calcext:value-type="string">
            <text:p>99.39</text:p>
          </table:table-cell>
          <table:table-cell table:formula="of:=SUBSTITUTE(FIXED(SUBSTITUTE([.S45];&quot;.&quot;;&quot;,&quot;); 2);&quot;,&quot;;&quot;.&quot;)" office:value-type="string" office:string-value="98.18" calcext:value-type="string">
            <text:p>98.18</text:p>
          </table:table-cell>
          <table:table-cell table:formula="of:=[.T63]" office:value-type="float" office:value="1" calcext:value-type="float">
            <text:p>1</text:p>
          </table:table-cell>
          <table:table-cell table:formula="of:=SUBSTITUTE(SUBSTITUTE(SUBSTITUTE([.U45];&quot;'&quot;;&quot;&quot;);&quot;[&quot;;&quot;&quot;);&quot;]&quot;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[.B46]" office:value-type="string" office:string-value="All features" calcext:value-type="string">
            <text:p>All features</text:p>
          </table:table-cell>
          <table:table-cell table:formula="of:=SUBSTITUTE(FIXED(SUBSTITUTE([.C46];&quot;.&quot;;&quot;,&quot;)*100; 2);&quot;,&quot;;&quot;.&quot;)" office:value-type="string" office:string-value="92.52" calcext:value-type="string">
            <text:p>92.52</text:p>
          </table:table-cell>
          <table:table-cell table:formula="of:=SUBSTITUTE(FIXED(SUBSTITUTE([.D46];&quot;.&quot;;&quot;,&quot;)*100; 2);&quot;,&quot;;&quot;.&quot;)" office:value-type="string" office:string-value="87.68" calcext:value-type="string">
            <text:p>87.68</text:p>
          </table:table-cell>
          <table:table-cell table:formula="of:=SUBSTITUTE(FIXED(SUBSTITUTE([.E46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F46];&quot;.&quot;;&quot;,&quot;); 2);&quot;,&quot;;&quot;.&quot;)" office:value-type="string" office:string-value="100.00" calcext:value-type="string">
            <text:p>100.00</text:p>
          </table:table-cell>
          <table:table-cell table:formula="of:=[.G46]" office:value-type="float" office:value="1" calcext:value-type="float">
            <text:p>1</text:p>
          </table:table-cell>
          <table:table-cell table:formula="of:=SUBSTITUTE(SUBSTITUTE(SUBSTITUTE([.H46];&quot;'&quot;;&quot;&quot;);&quot;[&quot;;&quot;&quot;);&quot;]&quot;;&quot;&quot;)">
            <text:p/>
          </table:table-cell>
          <table:table-cell table:number-columns-repeated="6"/>
          <table:table-cell table:formula="of:=[.O46]" office:value-type="string" office:string-value="PCA PC" calcext:value-type="string">
            <text:p>PCA PC</text:p>
          </table:table-cell>
          <table:table-cell table:formula="of:=SUBSTITUTE(FIXED(SUBSTITUTE([.P46];&quot;.&quot;;&quot;,&quot;)*100; 2);&quot;,&quot;;&quot;.&quot;)" office:value-type="string" office:string-value="83.83" calcext:value-type="string">
            <text:p>83.83</text:p>
          </table:table-cell>
          <table:table-cell table:formula="of:=SUBSTITUTE(FIXED(SUBSTITUTE([.Q46];&quot;.&quot;;&quot;,&quot;)*100; 2);&quot;,&quot;;&quot;.&quot;)" office:value-type="string" office:string-value="74.43" calcext:value-type="string">
            <text:p>74.43</text:p>
          </table:table-cell>
          <table:table-cell table:formula="of:=SUBSTITUTE(FIXED(SUBSTITUTE([.R46];&quot;.&quot;;&quot;,&quot;); 2);&quot;,&quot;;&quot;.&quot;)" office:value-type="string" office:string-value="77.58" calcext:value-type="string">
            <text:p>77.58</text:p>
          </table:table-cell>
          <table:table-cell table:formula="of:=SUBSTITUTE(FIXED(SUBSTITUTE([.S46];&quot;.&quot;;&quot;,&quot;); 2);&quot;,&quot;;&quot;.&quot;)" office:value-type="string" office:string-value="83.03" calcext:value-type="string">
            <text:p>83.03</text:p>
          </table:table-cell>
          <table:table-cell table:formula="of:=[.T64]" office:value-type="float" office:value="1" calcext:value-type="float">
            <text:p>1</text:p>
          </table:table-cell>
          <table:table-cell table:formula="of:=SUBSTITUTE(SUBSTITUTE(SUBSTITUTE([.U46];&quot;'&quot;;&quot;&quot;);&quot;[&quot;;&quot;&quot;);&quot;]&quot;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[.B47]" office:value-type="string" office:string-value="PCA PC" calcext:value-type="string">
            <text:p>PCA PC</text:p>
          </table:table-cell>
          <table:table-cell table:formula="of:=SUBSTITUTE(FIXED(SUBSTITUTE([.C47];&quot;.&quot;;&quot;,&quot;)*100; 2);&quot;,&quot;;&quot;.&quot;)" office:value-type="string" office:string-value="87.90" calcext:value-type="string">
            <text:p>87.90</text:p>
          </table:table-cell>
          <table:table-cell table:formula="of:=SUBSTITUTE(FIXED(SUBSTITUTE([.D47];&quot;.&quot;;&quot;,&quot;)*100; 2);&quot;,&quot;;&quot;.&quot;)" office:value-type="string" office:string-value="79.42" calcext:value-type="string">
            <text:p>79.42</text:p>
          </table:table-cell>
          <table:table-cell table:formula="of:=SUBSTITUTE(FIXED(SUBSTITUTE([.E47];&quot;.&quot;;&quot;,&quot;); 2);&quot;,&quot;;&quot;.&quot;)" office:value-type="string" office:string-value="96.67" calcext:value-type="string">
            <text:p>96.67</text:p>
          </table:table-cell>
          <table:table-cell table:formula="of:=SUBSTITUTE(FIXED(SUBSTITUTE([.F47];&quot;.&quot;;&quot;,&quot;); 2);&quot;,&quot;;&quot;.&quot;)" office:value-type="string" office:string-value="96.67" calcext:value-type="string">
            <text:p>96.67</text:p>
          </table:table-cell>
          <table:table-cell table:formula="of:=[.G47]" office:value-type="float" office:value="1" calcext:value-type="float">
            <text:p>1</text:p>
          </table:table-cell>
          <table:table-cell table:formula="of:=SUBSTITUTE(SUBSTITUTE(SUBSTITUTE([.H47];&quot;'&quot;;&quot;&quot;);&quot;[&quot;;&quot;&quot;);&quot;]&quot;;&quot;&quot;)">
            <text:p/>
          </table:table-cell>
          <table:table-cell table:number-columns-repeated="6"/>
          <table:table-cell table:formula="of:=[.O47]" office:value-type="string" office:string-value="Best features" calcext:value-type="string">
            <text:p>Best features</text:p>
          </table:table-cell>
          <table:table-cell table:formula="of:=SUBSTITUTE(FIXED(SUBSTITUTE([.P47];&quot;.&quot;;&quot;,&quot;)*100; 2);&quot;,&quot;;&quot;.&quot;)" office:value-type="string" office:string-value="88.93" calcext:value-type="string">
            <text:p>88.93</text:p>
          </table:table-cell>
          <table:table-cell table:formula="of:=SUBSTITUTE(FIXED(SUBSTITUTE([.Q47];&quot;.&quot;;&quot;,&quot;)*100; 2);&quot;,&quot;;&quot;.&quot;)" office:value-type="string" office:string-value="81.86" calcext:value-type="string">
            <text:p>81.86</text:p>
          </table:table-cell>
          <table:table-cell table:formula="of:=SUBSTITUTE(FIXED(SUBSTITUTE([.R47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S47];&quot;.&quot;;&quot;,&quot;); 2);&quot;,&quot;;&quot;.&quot;)" office:value-type="string" office:string-value="100.00" calcext:value-type="string">
            <text:p>100.00</text:p>
          </table:table-cell>
          <table:table-cell table:formula="of:=[.T65]" office:value-type="float" office:value="1" calcext:value-type="float">
            <text:p>1</text:p>
          </table:table-cell>
          <table:table-cell table:formula="of:=SUBSTITUTE(SUBSTITUTE(SUBSTITUTE([.U47];&quot;'&quot;;&quot;&quot;);&quot;[&quot;;&quot;&quot;);&quot;]&quot;;&quot;&quot;)" office:value-type="string" office:string-value="centroid, roll_off, flux" calcext:value-type="string">
            <text:p>centroid, roll_off, flux</text:p>
          </table:table-cell>
          <table:table-cell table:number-columns-repeated="4"/>
        </table:table-row>
        <table:table-row table:style-name="ro1">
          <table:table-cell/>
          <table:table-cell table:formula="of:=[.B48]" office:value-type="string" office:string-value="Best features" calcext:value-type="string">
            <text:p>Best features</text:p>
          </table:table-cell>
          <table:table-cell table:formula="of:=SUBSTITUTE(FIXED(SUBSTITUTE([.C48];&quot;.&quot;;&quot;,&quot;)*100; 2);&quot;,&quot;;&quot;.&quot;)" office:value-type="string" office:string-value="89.70" calcext:value-type="string">
            <text:p>89.70</text:p>
          </table:table-cell>
          <table:table-cell table:formula="of:=SUBSTITUTE(FIXED(SUBSTITUTE([.D48];&quot;.&quot;;&quot;,&quot;)*100; 2);&quot;,&quot;;&quot;.&quot;)" office:value-type="string" office:string-value="81.96" calcext:value-type="string">
            <text:p>81.96</text:p>
          </table:table-cell>
          <table:table-cell table:formula="of:=SUBSTITUTE(FIXED(SUBSTITUTE([.E48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F48];&quot;.&quot;;&quot;,&quot;); 2);&quot;,&quot;;&quot;.&quot;)" office:value-type="string" office:string-value="100.00" calcext:value-type="string">
            <text:p>100.00</text:p>
          </table:table-cell>
          <table:table-cell table:formula="of:=[.G48]" office:value-type="float" office:value="1" calcext:value-type="float">
            <text:p>1</text:p>
          </table:table-cell>
          <table:table-cell table:formula="of:=SUBSTITUTE(SUBSTITUTE(SUBSTITUTE([.H48];&quot;'&quot;;&quot;&quot;);&quot;[&quot;;&quot;&quot;);&quot;]&quot;;&quot;&quot;)" office:value-type="string" office:string-value="zerocross, pp, skewness" calcext:value-type="string">
            <text:p>zerocross, pp, skewness</text:p>
          </table:table-cell>
          <table:table-cell table:number-columns-repeated="6"/>
          <table:table-cell table:formula="of:=[.O48]" office:value-type="string" office:string-value="Rank product" calcext:value-type="string">
            <text:p>Rank product</text:p>
          </table:table-cell>
          <table:table-cell table:formula="of:=SUBSTITUTE(FIXED(SUBSTITUTE([.P48];&quot;.&quot;;&quot;,&quot;)*100; 2);&quot;,&quot;;&quot;.&quot;)" office:value-type="string" office:string-value="86.87" calcext:value-type="string">
            <text:p>86.87</text:p>
          </table:table-cell>
          <table:table-cell table:formula="of:=SUBSTITUTE(FIXED(SUBSTITUTE([.Q48];&quot;.&quot;;&quot;,&quot;)*100; 2);&quot;,&quot;;&quot;.&quot;)" office:value-type="string" office:string-value="77.51" calcext:value-type="string">
            <text:p>77.51</text:p>
          </table:table-cell>
          <table:table-cell table:formula="of:=SUBSTITUTE(FIXED(SUBSTITUTE([.R48];&quot;.&quot;;&quot;,&quot;); 2);&quot;,&quot;;&quot;.&quot;)" office:value-type="string" office:string-value="95.76" calcext:value-type="string">
            <text:p>95.76</text:p>
          </table:table-cell>
          <table:table-cell table:formula="of:=SUBSTITUTE(FIXED(SUBSTITUTE([.S48];&quot;.&quot;;&quot;,&quot;); 2);&quot;,&quot;;&quot;.&quot;)" office:value-type="string" office:string-value="93.33" calcext:value-type="string">
            <text:p>93.33</text:p>
          </table:table-cell>
          <table:table-cell table:formula="of:=[.T66]" office:value-type="float" office:value="1" calcext:value-type="float">
            <text:p>1</text:p>
          </table:table-cell>
          <table:table-cell table:formula="of:=SUBSTITUTE(SUBSTITUTE(SUBSTITUTE([.U48];&quot;'&quot;;&quot;&quot;);&quot;[&quot;;&quot;&quot;);&quot;]&quot;;&quot;&quot;)" office:value-type="string" office:string-value="roll_off, entropy, flux" calcext:value-type="string">
            <text:p>roll_off, entropy, flux</text:p>
          </table:table-cell>
          <table:table-cell table:number-columns-repeated="4"/>
        </table:table-row>
        <table:table-row table:style-name="ro1">
          <table:table-cell/>
          <table:table-cell table:formula="of:=[.B49]" office:value-type="string" office:string-value="Rank product" calcext:value-type="string">
            <text:p>Rank product</text:p>
          </table:table-cell>
          <table:table-cell table:formula="of:=SUBSTITUTE(FIXED(SUBSTITUTE([.C49];&quot;.&quot;;&quot;,&quot;)*100; 2);&quot;,&quot;;&quot;.&quot;)" office:value-type="string" office:string-value="87.51" calcext:value-type="string">
            <text:p>87.51</text:p>
          </table:table-cell>
          <table:table-cell table:formula="of:=SUBSTITUTE(FIXED(SUBSTITUTE([.D49];&quot;.&quot;;&quot;,&quot;)*100; 2);&quot;,&quot;;&quot;.&quot;)" office:value-type="string" office:string-value="79.35" calcext:value-type="string">
            <text:p>79.35</text:p>
          </table:table-cell>
          <table:table-cell table:formula="of:=SUBSTITUTE(FIXED(SUBSTITUTE([.E49];&quot;.&quot;;&quot;,&quot;); 2);&quot;,&quot;;&quot;.&quot;)" office:value-type="string" office:string-value="95.83" calcext:value-type="string">
            <text:p>95.83</text:p>
          </table:table-cell>
          <table:table-cell table:formula="of:=SUBSTITUTE(FIXED(SUBSTITUTE([.F49];&quot;.&quot;;&quot;,&quot;); 2);&quot;,&quot;;&quot;.&quot;)" office:value-type="string" office:string-value="96.67" calcext:value-type="string">
            <text:p>96.67</text:p>
          </table:table-cell>
          <table:table-cell table:formula="of:=[.G49]" office:value-type="float" office:value="1" calcext:value-type="float">
            <text:p>1</text:p>
          </table:table-cell>
          <table:table-cell table:formula="of:=SUBSTITUTE(SUBSTITUTE(SUBSTITUTE([.H49];&quot;'&quot;;&quot;&quot;);&quot;[&quot;;&quot;&quot;);&quot;]&quot;;&quot;&quot;)" office:value-type="string" office:string-value="zerocross, shape, pp" calcext:value-type="string">
            <text:p>zerocross, shape, pp</text:p>
          </table:table-cell>
          <table:table-cell table:number-columns-repeated="6"/>
          <table:table-cell table:formula="of:=[.O49]" office:value-type="string" office:string-value="Correlation" calcext:value-type="string">
            <text:p>Correlation</text:p>
          </table:table-cell>
          <table:table-cell table:formula="of:=SUBSTITUTE(FIXED(SUBSTITUTE([.P49];&quot;.&quot;;&quot;,&quot;)*100; 2);&quot;,&quot;;&quot;.&quot;)" office:value-type="string" office:string-value="80.54" calcext:value-type="string">
            <text:p>80.54</text:p>
          </table:table-cell>
          <table:table-cell table:formula="of:=SUBSTITUTE(FIXED(SUBSTITUTE([.Q49];&quot;.&quot;;&quot;,&quot;)*100; 2);&quot;,&quot;;&quot;.&quot;)" office:value-type="string" office:string-value="68.01" calcext:value-type="string">
            <text:p>68.01</text:p>
          </table:table-cell>
          <table:table-cell table:formula="of:=SUBSTITUTE(FIXED(SUBSTITUTE([.R49];&quot;.&quot;;&quot;,&quot;); 2);&quot;,&quot;;&quot;.&quot;)" office:value-type="string" office:string-value="33.33" calcext:value-type="string">
            <text:p>33.33</text:p>
          </table:table-cell>
          <table:table-cell table:formula="of:=SUBSTITUTE(FIXED(SUBSTITUTE([.S49];&quot;.&quot;;&quot;,&quot;); 2);&quot;,&quot;;&quot;.&quot;)" office:value-type="string" office:string-value="31.52" calcext:value-type="string">
            <text:p>31.52</text:p>
          </table:table-cell>
          <table:table-cell table:formula="of:=[.T67]" office:value-type="float" office:value="1" calcext:value-type="float">
            <text:p>1</text:p>
          </table:table-cell>
          <table:table-cell table:formula="of:=SUBSTITUTE(SUBSTITUTE(SUBSTITUTE([.U49];&quot;'&quot;;&quot;&quot;);&quot;[&quot;;&quot;&quot;);&quot;]&quot;;&quot;&quot;)" office:value-type="string" office:string-value="roll_off, skewness, kurtosis" calcext:value-type="string">
            <text:p>roll_off, skewness, kurtosis</text:p>
          </table:table-cell>
          <table:table-cell table:number-columns-repeated="4"/>
        </table:table-row>
        <table:table-row table:style-name="ro1">
          <table:table-cell/>
          <table:table-cell table:formula="of:=[.B50]" office:value-type="string" office:string-value="Correlation" calcext:value-type="string">
            <text:p>Correlation</text:p>
          </table:table-cell>
          <table:table-cell table:formula="of:=SUBSTITUTE(FIXED(SUBSTITUTE([.C50];&quot;.&quot;;&quot;,&quot;)*100; 2);&quot;,&quot;;&quot;.&quot;)" office:value-type="string" office:string-value="87.51" calcext:value-type="string">
            <text:p>87.51</text:p>
          </table:table-cell>
          <table:table-cell table:formula="of:=SUBSTITUTE(FIXED(SUBSTITUTE([.D50];&quot;.&quot;;&quot;,&quot;)*100; 2);&quot;,&quot;;&quot;.&quot;)" office:value-type="string" office:string-value="79.35" calcext:value-type="string">
            <text:p>79.35</text:p>
          </table:table-cell>
          <table:table-cell table:formula="of:=SUBSTITUTE(FIXED(SUBSTITUTE([.E50];&quot;.&quot;;&quot;,&quot;); 2);&quot;,&quot;;&quot;.&quot;)" office:value-type="string" office:string-value="95.83" calcext:value-type="string">
            <text:p>95.83</text:p>
          </table:table-cell>
          <table:table-cell table:formula="of:=SUBSTITUTE(FIXED(SUBSTITUTE([.F50];&quot;.&quot;;&quot;,&quot;); 2);&quot;,&quot;;&quot;.&quot;)" office:value-type="string" office:string-value="96.67" calcext:value-type="string">
            <text:p>96.67</text:p>
          </table:table-cell>
          <table:table-cell table:formula="of:=[.G50]" office:value-type="float" office:value="1" calcext:value-type="float">
            <text:p>1</text:p>
          </table:table-cell>
          <table:table-cell table:formula="of:=SUBSTITUTE(SUBSTITUTE(SUBSTITUTE([.H50];&quot;'&quot;;&quot;&quot;);&quot;[&quot;;&quot;&quot;);&quot;]&quot;;&quot;&quot;)" office:value-type="string" office:string-value="shape, zerocross, pp" calcext:value-type="string">
            <text:p>shape, zerocross, pp</text:p>
          </table:table-cell>
          <table:table-cell table:number-columns-repeated="6"/>
          <table:table-cell table:formula="of:=[.O50]" office:value-type="string" office:string-value="F statistic" calcext:value-type="string">
            <text:p>F statistic</text:p>
          </table:table-cell>
          <table:table-cell table:formula="of:=SUBSTITUTE(FIXED(SUBSTITUTE([.P50];&quot;.&quot;;&quot;,&quot;)*100; 2);&quot;,&quot;;&quot;.&quot;)" office:value-type="string" office:string-value="86.87" calcext:value-type="string">
            <text:p>86.87</text:p>
          </table:table-cell>
          <table:table-cell table:formula="of:=SUBSTITUTE(FIXED(SUBSTITUTE([.Q50];&quot;.&quot;;&quot;,&quot;)*100; 2);&quot;,&quot;;&quot;.&quot;)" office:value-type="string" office:string-value="77.51" calcext:value-type="string">
            <text:p>77.51</text:p>
          </table:table-cell>
          <table:table-cell table:formula="of:=SUBSTITUTE(FIXED(SUBSTITUTE([.R50];&quot;.&quot;;&quot;,&quot;); 2);&quot;,&quot;;&quot;.&quot;)" office:value-type="string" office:string-value="95.76" calcext:value-type="string">
            <text:p>95.76</text:p>
          </table:table-cell>
          <table:table-cell table:formula="of:=SUBSTITUTE(FIXED(SUBSTITUTE([.S50];&quot;.&quot;;&quot;,&quot;); 2);&quot;,&quot;;&quot;.&quot;)" office:value-type="string" office:string-value="93.33" calcext:value-type="string">
            <text:p>93.33</text:p>
          </table:table-cell>
          <table:table-cell table:formula="of:=[.T68]" office:value-type="float" office:value="1" calcext:value-type="float">
            <text:p>1</text:p>
          </table:table-cell>
          <table:table-cell table:formula="of:=SUBSTITUTE(SUBSTITUTE(SUBSTITUTE([.U50];&quot;'&quot;;&quot;&quot;);&quot;[&quot;;&quot;&quot;);&quot;]&quot;;&quot;&quot;)" office:value-type="string" office:string-value="roll_off, entropy, flux" calcext:value-type="string">
            <text:p>roll_off, entropy, flux</text:p>
          </table:table-cell>
          <table:table-cell table:number-columns-repeated="4"/>
        </table:table-row>
        <table:table-row table:style-name="ro1">
          <table:table-cell/>
          <table:table-cell table:formula="of:=[.B51]" office:value-type="string" office:string-value="F statistic" calcext:value-type="string">
            <text:p>F statistic</text:p>
          </table:table-cell>
          <table:table-cell table:formula="of:=SUBSTITUTE(FIXED(SUBSTITUTE([.C51];&quot;.&quot;;&quot;,&quot;)*100; 2);&quot;,&quot;;&quot;.&quot;)" office:value-type="string" office:string-value="87.51" calcext:value-type="string">
            <text:p>87.51</text:p>
          </table:table-cell>
          <table:table-cell table:formula="of:=SUBSTITUTE(FIXED(SUBSTITUTE([.D51];&quot;.&quot;;&quot;,&quot;)*100; 2);&quot;,&quot;;&quot;.&quot;)" office:value-type="string" office:string-value="79.35" calcext:value-type="string">
            <text:p>79.35</text:p>
          </table:table-cell>
          <table:table-cell table:formula="of:=SUBSTITUTE(FIXED(SUBSTITUTE([.E51];&quot;.&quot;;&quot;,&quot;); 2);&quot;,&quot;;&quot;.&quot;)" office:value-type="string" office:string-value="95.83" calcext:value-type="string">
            <text:p>95.83</text:p>
          </table:table-cell>
          <table:table-cell table:formula="of:=SUBSTITUTE(FIXED(SUBSTITUTE([.F51];&quot;.&quot;;&quot;,&quot;); 2);&quot;,&quot;;&quot;.&quot;)" office:value-type="string" office:string-value="96.67" calcext:value-type="string">
            <text:p>96.67</text:p>
          </table:table-cell>
          <table:table-cell table:formula="of:=[.G51]" office:value-type="float" office:value="1" calcext:value-type="float">
            <text:p>1</text:p>
          </table:table-cell>
          <table:table-cell table:formula="of:=SUBSTITUTE(SUBSTITUTE(SUBSTITUTE([.H51];&quot;'&quot;;&quot;&quot;);&quot;[&quot;;&quot;&quot;);&quot;]&quot;;&quot;&quot;)" office:value-type="string" office:string-value="pp, zerocross, shape" calcext:value-type="string">
            <text:p>pp, zerocross, shape</text:p>
          </table:table-cell>
          <table:table-cell table:number-columns-repeated="6"/>
          <table:table-cell table:formula="of:=[.O51]" office:value-type="string" office:string-value="Mutual information" calcext:value-type="string">
            <text:p>Mutual information</text:p>
          </table:table-cell>
          <table:table-cell table:formula="of:=SUBSTITUTE(FIXED(SUBSTITUTE([.P51];&quot;.&quot;;&quot;,&quot;)*100; 2);&quot;,&quot;;&quot;.&quot;)" office:value-type="string" office:string-value="88.11" calcext:value-type="string">
            <text:p>88.11</text:p>
          </table:table-cell>
          <table:table-cell table:formula="of:=SUBSTITUTE(FIXED(SUBSTITUTE([.Q51];&quot;.&quot;;&quot;,&quot;)*100; 2);&quot;,&quot;;&quot;.&quot;)" office:value-type="string" office:string-value="80.96" calcext:value-type="string">
            <text:p>80.96</text:p>
          </table:table-cell>
          <table:table-cell table:formula="of:=SUBSTITUTE(FIXED(SUBSTITUTE([.R51];&quot;.&quot;;&quot;,&quot;); 2);&quot;,&quot;;&quot;.&quot;)" office:value-type="string" office:string-value="99.39" calcext:value-type="string">
            <text:p>99.39</text:p>
          </table:table-cell>
          <table:table-cell table:formula="of:=SUBSTITUTE(FIXED(SUBSTITUTE([.S51];&quot;.&quot;;&quot;,&quot;); 2);&quot;,&quot;;&quot;.&quot;)" office:value-type="string" office:string-value="99.39" calcext:value-type="string">
            <text:p>99.39</text:p>
          </table:table-cell>
          <table:table-cell table:formula="of:=[.T69]" office:value-type="float" office:value="1" calcext:value-type="float">
            <text:p>1</text:p>
          </table:table-cell>
          <table:table-cell table:formula="of:=SUBSTITUTE(SUBSTITUTE(SUBSTITUTE([.U51];&quot;'&quot;;&quot;&quot;);&quot;[&quot;;&quot;&quot;);&quot;]&quot;;&quot;&quot;)" office:value-type="string" office:string-value="roll_off, entropy, centroid" calcext:value-type="string">
            <text:p>roll_off, entropy, centroid</text:p>
          </table:table-cell>
          <table:table-cell table:number-columns-repeated="4"/>
        </table:table-row>
        <table:table-row table:style-name="ro1">
          <table:table-cell/>
          <table:table-cell table:formula="of:=[.B52]" office:value-type="string" office:string-value="Mutual information" calcext:value-type="string">
            <text:p>Mutual information</text:p>
          </table:table-cell>
          <table:table-cell table:formula="of:=SUBSTITUTE(FIXED(SUBSTITUTE([.C52];&quot;.&quot;;&quot;,&quot;)*100; 2);&quot;,&quot;;&quot;.&quot;)" office:value-type="string" office:string-value="86.98" calcext:value-type="string">
            <text:p>86.98</text:p>
          </table:table-cell>
          <table:table-cell table:formula="of:=SUBSTITUTE(FIXED(SUBSTITUTE([.D52];&quot;.&quot;;&quot;,&quot;)*100; 2);&quot;,&quot;;&quot;.&quot;)" office:value-type="string" office:string-value="78.28" calcext:value-type="string">
            <text:p>78.28</text:p>
          </table:table-cell>
          <table:table-cell table:formula="of:=SUBSTITUTE(FIXED(SUBSTITUTE([.E52];&quot;.&quot;;&quot;,&quot;); 2);&quot;,&quot;;&quot;.&quot;)" office:value-type="string" office:string-value="89.17" calcext:value-type="string">
            <text:p>89.17</text:p>
          </table:table-cell>
          <table:table-cell table:formula="of:=SUBSTITUTE(FIXED(SUBSTITUTE([.F52];&quot;.&quot;;&quot;,&quot;); 2);&quot;,&quot;;&quot;.&quot;)" office:value-type="string" office:string-value="94.17" calcext:value-type="string">
            <text:p>94.17</text:p>
          </table:table-cell>
          <table:table-cell table:formula="of:=[.G52]" office:value-type="float" office:value="1" calcext:value-type="float">
            <text:p>1</text:p>
          </table:table-cell>
          <table:table-cell table:formula="of:=SUBSTITUTE(SUBSTITUTE(SUBSTITUTE([.H52];&quot;'&quot;;&quot;&quot;);&quot;[&quot;;&quot;&quot;);&quot;]&quot;;&quot;&quot;)" office:value-type="string" office:string-value="zerocross, shape, rms" calcext:value-type="string">
            <text:p>zerocross, shape, rms</text:p>
          </table:table-cell>
          <table:table-cell table:number-columns-repeated="6"/>
          <table:table-cell table:formula="of:=[.O52]" office:value-type="string" office:string-value="All features" calcext:value-type="string">
            <text:p>All features</text:p>
          </table:table-cell>
          <table:table-cell table:formula="of:=SUBSTITUTE(FIXED(SUBSTITUTE([.P52];&quot;.&quot;;&quot;,&quot;)*100; 2);&quot;,&quot;;&quot;.&quot;)" office:value-type="string" office:string-value="93.67" calcext:value-type="string">
            <text:p>93.67</text:p>
          </table:table-cell>
          <table:table-cell table:formula="of:=SUBSTITUTE(FIXED(SUBSTITUTE([.Q52];&quot;.&quot;;&quot;,&quot;)*100; 2);&quot;,&quot;;&quot;.&quot;)" office:value-type="string" office:string-value="88.45" calcext:value-type="string">
            <text:p>88.45</text:p>
          </table:table-cell>
          <table:table-cell table:formula="of:=SUBSTITUTE(FIXED(SUBSTITUTE([.R52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S52];&quot;.&quot;;&quot;,&quot;); 2);&quot;,&quot;;&quot;.&quot;)" office:value-type="string" office:string-value="100.00" calcext:value-type="string">
            <text:p>100.00</text:p>
          </table:table-cell>
          <table:table-cell table:formula="of:=[.T70]" office:value-type="float" office:value="3" calcext:value-type="float">
            <text:p>3</text:p>
          </table:table-cell>
          <table:table-cell table:formula="of:=SUBSTITUTE(SUBSTITUTE(SUBSTITUTE([.U52];&quot;'&quot;;&quot;&quot;);&quot;[&quot;;&quot;&quot;);&quot;]&quot;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[.B53]" office:value-type="string" office:string-value="All features" calcext:value-type="string">
            <text:p>All features</text:p>
          </table:table-cell>
          <table:table-cell table:formula="of:=SUBSTITUTE(FIXED(SUBSTITUTE([.C53];&quot;.&quot;;&quot;,&quot;)*100; 2);&quot;,&quot;;&quot;.&quot;)" office:value-type="string" office:string-value="96.03" calcext:value-type="string">
            <text:p>96.03</text:p>
          </table:table-cell>
          <table:table-cell table:formula="of:=SUBSTITUTE(FIXED(SUBSTITUTE([.D53];&quot;.&quot;;&quot;,&quot;)*100; 2);&quot;,&quot;;&quot;.&quot;)" office:value-type="string" office:string-value="92.80" calcext:value-type="string">
            <text:p>92.80</text:p>
          </table:table-cell>
          <table:table-cell table:formula="of:=SUBSTITUTE(FIXED(SUBSTITUTE([.E53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F53];&quot;.&quot;;&quot;,&quot;); 2);&quot;,&quot;;&quot;.&quot;)" office:value-type="string" office:string-value="100.00" calcext:value-type="string">
            <text:p>100.00</text:p>
          </table:table-cell>
          <table:table-cell table:formula="of:=[.G53]" office:value-type="float" office:value="3" calcext:value-type="float">
            <text:p>3</text:p>
          </table:table-cell>
          <table:table-cell table:formula="of:=SUBSTITUTE(SUBSTITUTE(SUBSTITUTE([.H53];&quot;'&quot;;&quot;&quot;);&quot;[&quot;;&quot;&quot;);&quot;]&quot;;&quot;&quot;)">
            <text:p/>
          </table:table-cell>
          <table:table-cell table:number-columns-repeated="6"/>
          <table:table-cell table:formula="of:=[.O53]" office:value-type="string" office:string-value="PCA PC" calcext:value-type="string">
            <text:p>PCA PC</text:p>
          </table:table-cell>
          <table:table-cell table:formula="of:=SUBSTITUTE(FIXED(SUBSTITUTE([.P53];&quot;.&quot;;&quot;,&quot;)*100; 2);&quot;,&quot;;&quot;.&quot;)" office:value-type="string" office:string-value="86.76" calcext:value-type="string">
            <text:p>86.76</text:p>
          </table:table-cell>
          <table:table-cell table:formula="of:=SUBSTITUTE(FIXED(SUBSTITUTE([.Q53];&quot;.&quot;;&quot;,&quot;)*100; 2);&quot;,&quot;;&quot;.&quot;)" office:value-type="string" office:string-value="78.51" calcext:value-type="string">
            <text:p>78.51</text:p>
          </table:table-cell>
          <table:table-cell table:formula="of:=SUBSTITUTE(FIXED(SUBSTITUTE([.R53];&quot;.&quot;;&quot;,&quot;); 2);&quot;,&quot;;&quot;.&quot;)" office:value-type="string" office:string-value="64.85" calcext:value-type="string">
            <text:p>64.85</text:p>
          </table:table-cell>
          <table:table-cell table:formula="of:=SUBSTITUTE(FIXED(SUBSTITUTE([.S53];&quot;.&quot;;&quot;,&quot;); 2);&quot;,&quot;;&quot;.&quot;)" office:value-type="string" office:string-value="70.91" calcext:value-type="string">
            <text:p>70.91</text:p>
          </table:table-cell>
          <table:table-cell table:formula="of:=[.T71]" office:value-type="float" office:value="3" calcext:value-type="float">
            <text:p>3</text:p>
          </table:table-cell>
          <table:table-cell table:formula="of:=SUBSTITUTE(SUBSTITUTE(SUBSTITUTE([.U53];&quot;'&quot;;&quot;&quot;);&quot;[&quot;;&quot;&quot;);&quot;]&quot;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[.B54]" office:value-type="string" office:string-value="PCA PC" calcext:value-type="string">
            <text:p>PCA PC</text:p>
          </table:table-cell>
          <table:table-cell table:formula="of:=SUBSTITUTE(FIXED(SUBSTITUTE([.C54];&quot;.&quot;;&quot;,&quot;)*100; 2);&quot;,&quot;;&quot;.&quot;)" office:value-type="string" office:string-value="91.20" calcext:value-type="string">
            <text:p>91.20</text:p>
          </table:table-cell>
          <table:table-cell table:formula="of:=SUBSTITUTE(FIXED(SUBSTITUTE([.D54];&quot;.&quot;;&quot;,&quot;)*100; 2);&quot;,&quot;;&quot;.&quot;)" office:value-type="string" office:string-value="84.67" calcext:value-type="string">
            <text:p>84.67</text:p>
          </table:table-cell>
          <table:table-cell table:formula="of:=SUBSTITUTE(FIXED(SUBSTITUTE([.E54];&quot;.&quot;;&quot;,&quot;); 2);&quot;,&quot;;&quot;.&quot;)" office:value-type="string" office:string-value="95.00" calcext:value-type="string">
            <text:p>95.00</text:p>
          </table:table-cell>
          <table:table-cell table:formula="of:=SUBSTITUTE(FIXED(SUBSTITUTE([.F54];&quot;.&quot;;&quot;,&quot;); 2);&quot;,&quot;;&quot;.&quot;)" office:value-type="string" office:string-value="93.33" calcext:value-type="string">
            <text:p>93.33</text:p>
          </table:table-cell>
          <table:table-cell table:formula="of:=[.G54]" office:value-type="float" office:value="3" calcext:value-type="float">
            <text:p>3</text:p>
          </table:table-cell>
          <table:table-cell table:formula="of:=SUBSTITUTE(SUBSTITUTE(SUBSTITUTE([.H54];&quot;'&quot;;&quot;&quot;);&quot;[&quot;;&quot;&quot;);&quot;]&quot;;&quot;&quot;)">
            <text:p/>
          </table:table-cell>
          <table:table-cell table:number-columns-repeated="6"/>
          <table:table-cell table:formula="of:=[.O54]" office:value-type="string" office:string-value="Best features" calcext:value-type="string">
            <text:p>Best features</text:p>
          </table:table-cell>
          <table:table-cell table:formula="of:=SUBSTITUTE(FIXED(SUBSTITUTE([.P54];&quot;.&quot;;&quot;,&quot;)*100; 2);&quot;,&quot;;&quot;.&quot;)" office:value-type="string" office:string-value="92.86" calcext:value-type="string">
            <text:p>92.86</text:p>
          </table:table-cell>
          <table:table-cell table:formula="of:=SUBSTITUTE(FIXED(SUBSTITUTE([.Q54];&quot;.&quot;;&quot;,&quot;)*100; 2);&quot;,&quot;;&quot;.&quot;)" office:value-type="string" office:string-value="87.52" calcext:value-type="string">
            <text:p>87.52</text:p>
          </table:table-cell>
          <table:table-cell table:formula="of:=SUBSTITUTE(FIXED(SUBSTITUTE([.R54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S54];&quot;.&quot;;&quot;,&quot;); 2);&quot;,&quot;;&quot;.&quot;)" office:value-type="string" office:string-value="100.00" calcext:value-type="string">
            <text:p>100.00</text:p>
          </table:table-cell>
          <table:table-cell table:formula="of:=[.T72]" office:value-type="float" office:value="3" calcext:value-type="float">
            <text:p>3</text:p>
          </table:table-cell>
          <table:table-cell table:formula="of:=SUBSTITUTE(SUBSTITUTE(SUBSTITUTE([.U54];&quot;'&quot;;&quot;&quot;);&quot;[&quot;;&quot;&quot;);&quot;]&quot;;&quot;&quot;)" office:value-type="string" office:string-value="centroid, roll_off, entropy" calcext:value-type="string">
            <text:p>centroid, roll_off, entropy</text:p>
          </table:table-cell>
          <table:table-cell table:number-columns-repeated="4"/>
        </table:table-row>
        <table:table-row table:style-name="ro1">
          <table:table-cell/>
          <table:table-cell table:formula="of:=[.B55]" office:value-type="string" office:string-value="Best features" calcext:value-type="string">
            <text:p>Best features</text:p>
          </table:table-cell>
          <table:table-cell table:formula="of:=SUBSTITUTE(FIXED(SUBSTITUTE([.C55];&quot;.&quot;;&quot;,&quot;)*100; 2);&quot;,&quot;;&quot;.&quot;)" office:value-type="string" office:string-value="91.93" calcext:value-type="string">
            <text:p>91.93</text:p>
          </table:table-cell>
          <table:table-cell table:formula="of:=SUBSTITUTE(FIXED(SUBSTITUTE([.D55];&quot;.&quot;;&quot;,&quot;)*100; 2);&quot;,&quot;;&quot;.&quot;)" office:value-type="string" office:string-value="85.47" calcext:value-type="string">
            <text:p>85.47</text:p>
          </table:table-cell>
          <table:table-cell table:formula="of:=SUBSTITUTE(FIXED(SUBSTITUTE([.E55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F55];&quot;.&quot;;&quot;,&quot;); 2);&quot;,&quot;;&quot;.&quot;)" office:value-type="string" office:string-value="99.17" calcext:value-type="string">
            <text:p>99.17</text:p>
          </table:table-cell>
          <table:table-cell table:formula="of:=[.G55]" office:value-type="float" office:value="3" calcext:value-type="float">
            <text:p>3</text:p>
          </table:table-cell>
          <table:table-cell table:formula="of:=SUBSTITUTE(SUBSTITUTE(SUBSTITUTE([.H55];&quot;'&quot;;&quot;&quot;);&quot;[&quot;;&quot;&quot;);&quot;]&quot;;&quot;&quot;)" office:value-type="string" office:string-value="zerocross, pp, skewness" calcext:value-type="string">
            <text:p>zerocross, pp, skewness</text:p>
          </table:table-cell>
          <table:table-cell table:number-columns-repeated="6"/>
          <table:table-cell table:formula="of:=[.O55]" office:value-type="string" office:string-value="Rank product" calcext:value-type="string">
            <text:p>Rank product</text:p>
          </table:table-cell>
          <table:table-cell table:formula="of:=SUBSTITUTE(FIXED(SUBSTITUTE([.P55];&quot;.&quot;;&quot;,&quot;)*100; 2);&quot;,&quot;;&quot;.&quot;)" office:value-type="string" office:string-value="85.79" calcext:value-type="string">
            <text:p>85.79</text:p>
          </table:table-cell>
          <table:table-cell table:formula="of:=SUBSTITUTE(FIXED(SUBSTITUTE([.Q55];&quot;.&quot;;&quot;,&quot;)*100; 2);&quot;,&quot;;&quot;.&quot;)" office:value-type="string" office:string-value="77.18" calcext:value-type="string">
            <text:p>77.18</text:p>
          </table:table-cell>
          <table:table-cell table:formula="of:=SUBSTITUTE(FIXED(SUBSTITUTE([.R55];&quot;.&quot;;&quot;,&quot;); 2);&quot;,&quot;;&quot;.&quot;)" office:value-type="string" office:string-value="51.52" calcext:value-type="string">
            <text:p>51.52</text:p>
          </table:table-cell>
          <table:table-cell table:formula="of:=SUBSTITUTE(FIXED(SUBSTITUTE([.S55];&quot;.&quot;;&quot;,&quot;); 2);&quot;,&quot;;&quot;.&quot;)" office:value-type="string" office:string-value="57.58" calcext:value-type="string">
            <text:p>57.58</text:p>
          </table:table-cell>
          <table:table-cell table:formula="of:=[.T73]" office:value-type="float" office:value="3" calcext:value-type="float">
            <text:p>3</text:p>
          </table:table-cell>
          <table:table-cell table:formula="of:=SUBSTITUTE(SUBSTITUTE(SUBSTITUTE([.U55];&quot;'&quot;;&quot;&quot;);&quot;[&quot;;&quot;&quot;);&quot;]&quot;;&quot;&quot;)" office:value-type="string" office:string-value="roll_off, flux, skewness" calcext:value-type="string">
            <text:p>roll_off, flux, skewness</text:p>
          </table:table-cell>
          <table:table-cell table:number-columns-repeated="4"/>
        </table:table-row>
        <table:table-row table:style-name="ro1">
          <table:table-cell/>
          <table:table-cell table:formula="of:=[.B56]" office:value-type="string" office:string-value="Rank product" calcext:value-type="string">
            <text:p>Rank product</text:p>
          </table:table-cell>
          <table:table-cell table:formula="of:=SUBSTITUTE(FIXED(SUBSTITUTE([.C56];&quot;.&quot;;&quot;,&quot;)*100; 2);&quot;,&quot;;&quot;.&quot;)" office:value-type="string" office:string-value="91.21" calcext:value-type="string">
            <text:p>91.21</text:p>
          </table:table-cell>
          <table:table-cell table:formula="of:=SUBSTITUTE(FIXED(SUBSTITUTE([.D56];&quot;.&quot;;&quot;,&quot;)*100; 2);&quot;,&quot;;&quot;.&quot;)" office:value-type="string" office:string-value="85.04" calcext:value-type="string">
            <text:p>85.04</text:p>
          </table:table-cell>
          <table:table-cell table:formula="of:=SUBSTITUTE(FIXED(SUBSTITUTE([.E56];&quot;.&quot;;&quot;,&quot;); 2);&quot;,&quot;;&quot;.&quot;)" office:value-type="string" office:string-value="95.83" calcext:value-type="string">
            <text:p>95.83</text:p>
          </table:table-cell>
          <table:table-cell table:formula="of:=SUBSTITUTE(FIXED(SUBSTITUTE([.F56];&quot;.&quot;;&quot;,&quot;); 2);&quot;,&quot;;&quot;.&quot;)" office:value-type="string" office:string-value="97.50" calcext:value-type="string">
            <text:p>97.50</text:p>
          </table:table-cell>
          <table:table-cell table:formula="of:=[.G56]" office:value-type="float" office:value="3" calcext:value-type="float">
            <text:p>3</text:p>
          </table:table-cell>
          <table:table-cell table:formula="of:=SUBSTITUTE(SUBSTITUTE(SUBSTITUTE([.H56];&quot;'&quot;;&quot;&quot;);&quot;[&quot;;&quot;&quot;);&quot;]&quot;;&quot;&quot;)" office:value-type="string" office:string-value="zerocross, shape, rms" calcext:value-type="string">
            <text:p>zerocross, shape, rms</text:p>
          </table:table-cell>
          <table:table-cell table:number-columns-repeated="6"/>
          <table:table-cell table:formula="of:=[.O56]" office:value-type="string" office:string-value="Correlation" calcext:value-type="string">
            <text:p>Correlation</text:p>
          </table:table-cell>
          <table:table-cell table:formula="of:=SUBSTITUTE(FIXED(SUBSTITUTE([.P56];&quot;.&quot;;&quot;,&quot;)*100; 2);&quot;,&quot;;&quot;.&quot;)" office:value-type="string" office:string-value="85.79" calcext:value-type="string">
            <text:p>85.79</text:p>
          </table:table-cell>
          <table:table-cell table:formula="of:=SUBSTITUTE(FIXED(SUBSTITUTE([.Q56];&quot;.&quot;;&quot;,&quot;)*100; 2);&quot;,&quot;;&quot;.&quot;)" office:value-type="string" office:string-value="77.18" calcext:value-type="string">
            <text:p>77.18</text:p>
          </table:table-cell>
          <table:table-cell table:formula="of:=SUBSTITUTE(FIXED(SUBSTITUTE([.R56];&quot;.&quot;;&quot;,&quot;); 2);&quot;,&quot;;&quot;.&quot;)" office:value-type="string" office:string-value="51.52" calcext:value-type="string">
            <text:p>51.52</text:p>
          </table:table-cell>
          <table:table-cell table:formula="of:=SUBSTITUTE(FIXED(SUBSTITUTE([.S56];&quot;.&quot;;&quot;,&quot;); 2);&quot;,&quot;;&quot;.&quot;)" office:value-type="string" office:string-value="57.58" calcext:value-type="string">
            <text:p>57.58</text:p>
          </table:table-cell>
          <table:table-cell table:formula="of:=[.T74]" office:value-type="float" office:value="3" calcext:value-type="float">
            <text:p>3</text:p>
          </table:table-cell>
          <table:table-cell table:formula="of:=SUBSTITUTE(SUBSTITUTE(SUBSTITUTE([.U56];&quot;'&quot;;&quot;&quot;);&quot;[&quot;;&quot;&quot;);&quot;]&quot;;&quot;&quot;)" office:value-type="string" office:string-value="roll_off, skewness, flux" calcext:value-type="string">
            <text:p>roll_off, skewness, flux</text:p>
          </table:table-cell>
          <table:table-cell table:number-columns-repeated="4"/>
        </table:table-row>
        <table:table-row table:style-name="ro1">
          <table:table-cell/>
          <table:table-cell table:formula="of:=[.B57]" office:value-type="string" office:string-value="Correlation" calcext:value-type="string">
            <text:p>Correlation</text:p>
          </table:table-cell>
          <table:table-cell table:formula="of:=SUBSTITUTE(FIXED(SUBSTITUTE([.C57];&quot;.&quot;;&quot;,&quot;)*100; 2);&quot;,&quot;;&quot;.&quot;)" office:value-type="string" office:string-value="91.21" calcext:value-type="string">
            <text:p>91.21</text:p>
          </table:table-cell>
          <table:table-cell table:formula="of:=SUBSTITUTE(FIXED(SUBSTITUTE([.D57];&quot;.&quot;;&quot;,&quot;)*100; 2);&quot;,&quot;;&quot;.&quot;)" office:value-type="string" office:string-value="85.04" calcext:value-type="string">
            <text:p>85.04</text:p>
          </table:table-cell>
          <table:table-cell table:formula="of:=SUBSTITUTE(FIXED(SUBSTITUTE([.E57];&quot;.&quot;;&quot;,&quot;); 2);&quot;,&quot;;&quot;.&quot;)" office:value-type="string" office:string-value="95.83" calcext:value-type="string">
            <text:p>95.83</text:p>
          </table:table-cell>
          <table:table-cell table:formula="of:=SUBSTITUTE(FIXED(SUBSTITUTE([.F57];&quot;.&quot;;&quot;,&quot;); 2);&quot;,&quot;;&quot;.&quot;)" office:value-type="string" office:string-value="97.50" calcext:value-type="string">
            <text:p>97.50</text:p>
          </table:table-cell>
          <table:table-cell table:formula="of:=[.G57]" office:value-type="float" office:value="3" calcext:value-type="float">
            <text:p>3</text:p>
          </table:table-cell>
          <table:table-cell table:formula="of:=SUBSTITUTE(SUBSTITUTE(SUBSTITUTE([.H57];&quot;'&quot;;&quot;&quot;);&quot;[&quot;;&quot;&quot;);&quot;]&quot;;&quot;&quot;)" office:value-type="string" office:string-value="shape, zerocross, rms" calcext:value-type="string">
            <text:p>shape, zerocross, rms</text:p>
          </table:table-cell>
          <table:table-cell table:number-columns-repeated="6"/>
          <table:table-cell table:formula="of:=[.O57]" office:value-type="string" office:string-value="F statistic" calcext:value-type="string">
            <text:p>F statistic</text:p>
          </table:table-cell>
          <table:table-cell table:formula="of:=SUBSTITUTE(FIXED(SUBSTITUTE([.P57];&quot;.&quot;;&quot;,&quot;)*100; 2);&quot;,&quot;;&quot;.&quot;)" office:value-type="string" office:string-value="85.79" calcext:value-type="string">
            <text:p>85.79</text:p>
          </table:table-cell>
          <table:table-cell table:formula="of:=SUBSTITUTE(FIXED(SUBSTITUTE([.Q57];&quot;.&quot;;&quot;,&quot;)*100; 2);&quot;,&quot;;&quot;.&quot;)" office:value-type="string" office:string-value="77.18" calcext:value-type="string">
            <text:p>77.18</text:p>
          </table:table-cell>
          <table:table-cell table:formula="of:=SUBSTITUTE(FIXED(SUBSTITUTE([.R57];&quot;.&quot;;&quot;,&quot;); 2);&quot;,&quot;;&quot;.&quot;)" office:value-type="string" office:string-value="51.52" calcext:value-type="string">
            <text:p>51.52</text:p>
          </table:table-cell>
          <table:table-cell table:formula="of:=SUBSTITUTE(FIXED(SUBSTITUTE([.S57];&quot;.&quot;;&quot;,&quot;); 2);&quot;,&quot;;&quot;.&quot;)" office:value-type="string" office:string-value="57.58" calcext:value-type="string">
            <text:p>57.58</text:p>
          </table:table-cell>
          <table:table-cell table:formula="of:=[.T75]" office:value-type="float" office:value="3" calcext:value-type="float">
            <text:p>3</text:p>
          </table:table-cell>
          <table:table-cell table:formula="of:=SUBSTITUTE(SUBSTITUTE(SUBSTITUTE([.U57];&quot;'&quot;;&quot;&quot;);&quot;[&quot;;&quot;&quot;);&quot;]&quot;;&quot;&quot;)" office:value-type="string" office:string-value="roll_off, flux, skewness" calcext:value-type="string">
            <text:p>roll_off, flux, skewness</text:p>
          </table:table-cell>
          <table:table-cell table:number-columns-repeated="4"/>
        </table:table-row>
        <table:table-row table:style-name="ro1">
          <table:table-cell/>
          <table:table-cell table:formula="of:=[.B58]" office:value-type="string" office:string-value="F statistic" calcext:value-type="string">
            <text:p>F statistic</text:p>
          </table:table-cell>
          <table:table-cell table:formula="of:=SUBSTITUTE(FIXED(SUBSTITUTE([.C58];&quot;.&quot;;&quot;,&quot;)*100; 2);&quot;,&quot;;&quot;.&quot;)" office:value-type="string" office:string-value="90.59" calcext:value-type="string">
            <text:p>90.59</text:p>
          </table:table-cell>
          <table:table-cell table:formula="of:=SUBSTITUTE(FIXED(SUBSTITUTE([.D58];&quot;.&quot;;&quot;,&quot;)*100; 2);&quot;,&quot;;&quot;.&quot;)" office:value-type="string" office:string-value="84.07" calcext:value-type="string">
            <text:p>84.07</text:p>
          </table:table-cell>
          <table:table-cell table:formula="of:=SUBSTITUTE(FIXED(SUBSTITUTE([.E58];&quot;.&quot;;&quot;,&quot;); 2);&quot;,&quot;;&quot;.&quot;)" office:value-type="string" office:string-value="91.67" calcext:value-type="string">
            <text:p>91.67</text:p>
          </table:table-cell>
          <table:table-cell table:formula="of:=SUBSTITUTE(FIXED(SUBSTITUTE([.F58];&quot;.&quot;;&quot;,&quot;); 2);&quot;,&quot;;&quot;.&quot;)" office:value-type="string" office:string-value="90.00" calcext:value-type="string">
            <text:p>90.00</text:p>
          </table:table-cell>
          <table:table-cell table:formula="of:=[.G58]" office:value-type="float" office:value="3" calcext:value-type="float">
            <text:p>3</text:p>
          </table:table-cell>
          <table:table-cell table:formula="of:=SUBSTITUTE(SUBSTITUTE(SUBSTITUTE([.H58];&quot;'&quot;;&quot;&quot;);&quot;[&quot;;&quot;&quot;);&quot;]&quot;;&quot;&quot;)" office:value-type="string" office:string-value="rms, pp, zerocross" calcext:value-type="string">
            <text:p>rms, pp, zerocross</text:p>
          </table:table-cell>
          <table:table-cell table:number-columns-repeated="6"/>
          <table:table-cell table:formula="of:=[.O58]" office:value-type="string" office:string-value="Mutual information" calcext:value-type="string">
            <text:p>Mutual information</text:p>
          </table:table-cell>
          <table:table-cell table:formula="of:=SUBSTITUTE(FIXED(SUBSTITUTE([.P58];&quot;.&quot;;&quot;,&quot;)*100; 2);&quot;,&quot;;&quot;.&quot;)" office:value-type="string" office:string-value="90.73" calcext:value-type="string">
            <text:p>90.73</text:p>
          </table:table-cell>
          <table:table-cell table:formula="of:=SUBSTITUTE(FIXED(SUBSTITUTE([.Q58];&quot;.&quot;;&quot;,&quot;)*100; 2);&quot;,&quot;;&quot;.&quot;)" office:value-type="string" office:string-value="83.60" calcext:value-type="string">
            <text:p>83.60</text:p>
          </table:table-cell>
          <table:table-cell table:formula="of:=SUBSTITUTE(FIXED(SUBSTITUTE([.R58];&quot;.&quot;;&quot;,&quot;); 2);&quot;,&quot;;&quot;.&quot;)" office:value-type="string" office:string-value="94.55" calcext:value-type="string">
            <text:p>94.55</text:p>
          </table:table-cell>
          <table:table-cell table:formula="of:=SUBSTITUTE(FIXED(SUBSTITUTE([.S58];&quot;.&quot;;&quot;,&quot;); 2);&quot;,&quot;;&quot;.&quot;)" office:value-type="string" office:string-value="94.55" calcext:value-type="string">
            <text:p>94.55</text:p>
          </table:table-cell>
          <table:table-cell table:formula="of:=[.T76]" office:value-type="float" office:value="3" calcext:value-type="float">
            <text:p>3</text:p>
          </table:table-cell>
          <table:table-cell table:formula="of:=SUBSTITUTE(SUBSTITUTE(SUBSTITUTE([.U58];&quot;'&quot;;&quot;&quot;);&quot;[&quot;;&quot;&quot;);&quot;]&quot;;&quot;&quot;)" office:value-type="string" office:string-value="roll_off, entropy, noisiness" calcext:value-type="string">
            <text:p>roll_off, entropy, noisiness</text:p>
          </table:table-cell>
          <table:table-cell table:number-columns-repeated="4"/>
        </table:table-row>
        <table:table-row table:style-name="ro1">
          <table:table-cell/>
          <table:table-cell table:formula="of:=[.B59]" office:value-type="string" office:string-value="Mutual information" calcext:value-type="string">
            <text:p>Mutual information</text:p>
          </table:table-cell>
          <table:table-cell table:formula="of:=SUBSTITUTE(FIXED(SUBSTITUTE([.C59];&quot;.&quot;;&quot;,&quot;)*100; 2);&quot;,&quot;;&quot;.&quot;)" office:value-type="string" office:string-value="88.24" calcext:value-type="string">
            <text:p>88.24</text:p>
          </table:table-cell>
          <table:table-cell table:formula="of:=SUBSTITUTE(FIXED(SUBSTITUTE([.D59];&quot;.&quot;;&quot;,&quot;)*100; 2);&quot;,&quot;;&quot;.&quot;)" office:value-type="string" office:string-value="80.62" calcext:value-type="string">
            <text:p>80.62</text:p>
          </table:table-cell>
          <table:table-cell table:formula="of:=SUBSTITUTE(FIXED(SUBSTITUTE([.E59];&quot;.&quot;;&quot;,&quot;); 2);&quot;,&quot;;&quot;.&quot;)" office:value-type="string" office:string-value="75.83" calcext:value-type="string">
            <text:p>75.83</text:p>
          </table:table-cell>
          <table:table-cell table:formula="of:=SUBSTITUTE(FIXED(SUBSTITUTE([.F59];&quot;.&quot;;&quot;,&quot;); 2);&quot;,&quot;;&quot;.&quot;)" office:value-type="string" office:string-value="76.67" calcext:value-type="string">
            <text:p>76.67</text:p>
          </table:table-cell>
          <table:table-cell table:formula="of:=[.G59]" office:value-type="float" office:value="3" calcext:value-type="float">
            <text:p>3</text:p>
          </table:table-cell>
          <table:table-cell table:formula="of:=SUBSTITUTE(SUBSTITUTE(SUBSTITUTE([.H59];&quot;'&quot;;&quot;&quot;);&quot;[&quot;;&quot;&quot;);&quot;]&quot;;&quot;&quot;)" office:value-type="string" office:string-value="zerocross, shape, crest" calcext:value-type="string">
            <text:p>zerocross, shape, crest</text:p>
          </table:table-cell>
          <table:table-cell table:number-columns-repeated="17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table:formula="of:=[.B63]" office:value-type="string" office:string-value="All features" calcext:value-type="string">
            <text:p>All features</text:p>
          </table:table-cell>
          <table:table-cell table:formula="of:=SUBSTITUTE(FIXED(SUBSTITUTE([.C63];&quot;.&quot;;&quot;,&quot;)*100; 2);&quot;,&quot;;&quot;.&quot;)" office:value-type="string" office:string-value="94.99" calcext:value-type="string">
            <text:p>94.99</text:p>
          </table:table-cell>
          <table:table-cell table:formula="of:=SUBSTITUTE(FIXED(SUBSTITUTE([.D63];&quot;.&quot;;&quot;,&quot;)*100; 2);&quot;,&quot;;&quot;.&quot;)" office:value-type="string" office:string-value="92.07" calcext:value-type="string">
            <text:p>92.07</text:p>
          </table:table-cell>
          <table:table-cell table:formula="of:=SUBSTITUTE(FIXED(SUBSTITUTE([.E63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F63];&quot;.&quot;;&quot;,&quot;); 2);&quot;,&quot;;&quot;.&quot;)" office:value-type="string" office:string-value="100.00" calcext:value-type="string">
            <text:p>100.00</text:p>
          </table:table-cell>
          <table:table-cell table:formula="of:=[.G63]" office:value-type="float" office:value="1" calcext:value-type="float">
            <text:p>1</text:p>
          </table:table-cell>
          <table:table-cell table:formula="of:=SUBSTITUTE(SUBSTITUTE(SUBSTITUTE([.H63];&quot;'&quot;;&quot;&quot;);&quot;[&quot;;&quot;&quot;);&quot;]&quot;;&quot;&quot;)">
            <text:p/>
          </table:table-cell>
          <table:table-cell table:number-columns-repeated="6"/>
          <table:table-cell table:formula="of:=[.O63]" office:value-type="string" office:string-value="All features" calcext:value-type="string">
            <text:p>All features</text:p>
          </table:table-cell>
          <table:table-cell table:formula="of:=SUBSTITUTE(FIXED(SUBSTITUTE([.P63];&quot;.&quot;;&quot;,&quot;)*100; 2);&quot;,&quot;;&quot;.&quot;)" office:value-type="string" office:string-value="94.17" calcext:value-type="string">
            <text:p>94.17</text:p>
          </table:table-cell>
          <table:table-cell table:formula="of:=SUBSTITUTE(FIXED(SUBSTITUTE([.Q63];&quot;.&quot;;&quot;,&quot;)*100; 2);&quot;,&quot;;&quot;.&quot;)" office:value-type="string" office:string-value="90.94" calcext:value-type="string">
            <text:p>90.94</text:p>
          </table:table-cell>
          <table:table-cell table:formula="of:=SUBSTITUTE(FIXED(SUBSTITUTE([.R63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S63];&quot;.&quot;;&quot;,&quot;); 2);&quot;,&quot;;&quot;.&quot;)" office:value-type="string" office:string-value="99.39" calcext:value-type="string">
            <text:p>99.39</text:p>
          </table:table-cell>
          <table:table-cell table:formula="of:=[.T81]" office:value-type="float" office:value="1" calcext:value-type="float">
            <text:p>1</text:p>
          </table:table-cell>
          <table:table-cell table:formula="of:=SUBSTITUTE(SUBSTITUTE(SUBSTITUTE([.U63];&quot;'&quot;;&quot;&quot;);&quot;[&quot;;&quot;&quot;);&quot;]&quot;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[.B64]" office:value-type="string" office:string-value="PCA PC" calcext:value-type="string">
            <text:p>PCA PC</text:p>
          </table:table-cell>
          <table:table-cell table:formula="of:=SUBSTITUTE(FIXED(SUBSTITUTE([.C64];&quot;.&quot;;&quot;,&quot;)*100; 2);&quot;,&quot;;&quot;.&quot;)" office:value-type="string" office:string-value="92.67" calcext:value-type="string">
            <text:p>92.67</text:p>
          </table:table-cell>
          <table:table-cell table:formula="of:=SUBSTITUTE(FIXED(SUBSTITUTE([.D64];&quot;.&quot;;&quot;,&quot;)*100; 2);&quot;,&quot;;&quot;.&quot;)" office:value-type="string" office:string-value="89.20" calcext:value-type="string">
            <text:p>89.20</text:p>
          </table:table-cell>
          <table:table-cell table:formula="of:=SUBSTITUTE(FIXED(SUBSTITUTE([.E64];&quot;.&quot;;&quot;,&quot;); 2);&quot;,&quot;;&quot;.&quot;)" office:value-type="string" office:string-value="84.17" calcext:value-type="string">
            <text:p>84.17</text:p>
          </table:table-cell>
          <table:table-cell table:formula="of:=SUBSTITUTE(FIXED(SUBSTITUTE([.F64];&quot;.&quot;;&quot;,&quot;); 2);&quot;,&quot;;&quot;.&quot;)" office:value-type="string" office:string-value="87.50" calcext:value-type="string">
            <text:p>87.50</text:p>
          </table:table-cell>
          <table:table-cell table:formula="of:=[.G64]" office:value-type="float" office:value="1" calcext:value-type="float">
            <text:p>1</text:p>
          </table:table-cell>
          <table:table-cell table:formula="of:=SUBSTITUTE(SUBSTITUTE(SUBSTITUTE([.H64];&quot;'&quot;;&quot;&quot;);&quot;[&quot;;&quot;&quot;);&quot;]&quot;;&quot;&quot;)">
            <text:p/>
          </table:table-cell>
          <table:table-cell table:number-columns-repeated="6"/>
          <table:table-cell table:formula="of:=[.O64]" office:value-type="string" office:string-value="PCA PC" calcext:value-type="string">
            <text:p>PCA PC</text:p>
          </table:table-cell>
          <table:table-cell table:formula="of:=SUBSTITUTE(FIXED(SUBSTITUTE([.P64];&quot;.&quot;;&quot;,&quot;)*100; 2);&quot;,&quot;;&quot;.&quot;)" office:value-type="string" office:string-value="91.49" calcext:value-type="string">
            <text:p>91.49</text:p>
          </table:table-cell>
          <table:table-cell table:formula="of:=SUBSTITUTE(FIXED(SUBSTITUTE([.Q64];&quot;.&quot;;&quot;,&quot;)*100; 2);&quot;,&quot;;&quot;.&quot;)" office:value-type="string" office:string-value="87.78" calcext:value-type="string">
            <text:p>87.78</text:p>
          </table:table-cell>
          <table:table-cell table:formula="of:=SUBSTITUTE(FIXED(SUBSTITUTE([.R64];&quot;.&quot;;&quot;,&quot;); 2);&quot;,&quot;;&quot;.&quot;)" office:value-type="string" office:string-value="80.00" calcext:value-type="string">
            <text:p>80.00</text:p>
          </table:table-cell>
          <table:table-cell table:formula="of:=SUBSTITUTE(FIXED(SUBSTITUTE([.S64];&quot;.&quot;;&quot;,&quot;); 2);&quot;,&quot;;&quot;.&quot;)" office:value-type="string" office:string-value="86.67" calcext:value-type="string">
            <text:p>86.67</text:p>
          </table:table-cell>
          <table:table-cell table:formula="of:=[.T82]" office:value-type="float" office:value="1" calcext:value-type="float">
            <text:p>1</text:p>
          </table:table-cell>
          <table:table-cell table:formula="of:=SUBSTITUTE(SUBSTITUTE(SUBSTITUTE([.U64];&quot;'&quot;;&quot;&quot;);&quot;[&quot;;&quot;&quot;);&quot;]&quot;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[.B65]" office:value-type="string" office:string-value="Best features" calcext:value-type="string">
            <text:p>Best features</text:p>
          </table:table-cell>
          <table:table-cell table:formula="of:=SUBSTITUTE(FIXED(SUBSTITUTE([.C65];&quot;.&quot;;&quot;,&quot;)*100; 2);&quot;,&quot;;&quot;.&quot;)" office:value-type="string" office:string-value="93.99" calcext:value-type="string">
            <text:p>93.99</text:p>
          </table:table-cell>
          <table:table-cell table:formula="of:=SUBSTITUTE(FIXED(SUBSTITUTE([.D65];&quot;.&quot;;&quot;,&quot;)*100; 2);&quot;,&quot;;&quot;.&quot;)" office:value-type="string" office:string-value="91.31" calcext:value-type="string">
            <text:p>91.31</text:p>
          </table:table-cell>
          <table:table-cell table:formula="of:=SUBSTITUTE(FIXED(SUBSTITUTE([.E65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F65];&quot;.&quot;;&quot;,&quot;); 2);&quot;,&quot;;&quot;.&quot;)" office:value-type="string" office:string-value="100.00" calcext:value-type="string">
            <text:p>100.00</text:p>
          </table:table-cell>
          <table:table-cell table:formula="of:=[.G65]" office:value-type="float" office:value="1" calcext:value-type="float">
            <text:p>1</text:p>
          </table:table-cell>
          <table:table-cell table:formula="of:=SUBSTITUTE(SUBSTITUTE(SUBSTITUTE([.H65];&quot;'&quot;;&quot;&quot;);&quot;[&quot;;&quot;&quot;);&quot;]&quot;;&quot;&quot;)" office:value-type="string" office:string-value="zerocross, aac, kurtosis" calcext:value-type="string">
            <text:p>zerocross, aac, kurtosis</text:p>
          </table:table-cell>
          <table:table-cell table:number-columns-repeated="6"/>
          <table:table-cell table:formula="of:=[.O65]" office:value-type="string" office:string-value="Best features" calcext:value-type="string">
            <text:p>Best features</text:p>
          </table:table-cell>
          <table:table-cell table:formula="of:=SUBSTITUTE(FIXED(SUBSTITUTE([.P65];&quot;.&quot;;&quot;,&quot;)*100; 2);&quot;,&quot;;&quot;.&quot;)" office:value-type="string" office:string-value="94.13" calcext:value-type="string">
            <text:p>94.13</text:p>
          </table:table-cell>
          <table:table-cell table:formula="of:=SUBSTITUTE(FIXED(SUBSTITUTE([.Q65];&quot;.&quot;;&quot;,&quot;)*100; 2);&quot;,&quot;;&quot;.&quot;)" office:value-type="string" office:string-value="91.37" calcext:value-type="string">
            <text:p>91.37</text:p>
          </table:table-cell>
          <table:table-cell table:formula="of:=SUBSTITUTE(FIXED(SUBSTITUTE([.R65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S65];&quot;.&quot;;&quot;,&quot;); 2);&quot;,&quot;;&quot;.&quot;)" office:value-type="string" office:string-value="100.00" calcext:value-type="string">
            <text:p>100.00</text:p>
          </table:table-cell>
          <table:table-cell table:formula="of:=[.T83]" office:value-type="float" office:value="1" calcext:value-type="float">
            <text:p>1</text:p>
          </table:table-cell>
          <table:table-cell table:formula="of:=SUBSTITUTE(SUBSTITUTE(SUBSTITUTE([.U65];&quot;'&quot;;&quot;&quot;);&quot;[&quot;;&quot;&quot;);&quot;]&quot;;&quot;&quot;)" office:value-type="string" office:string-value="centroid, roll_off, flux" calcext:value-type="string">
            <text:p>centroid, roll_off, flux</text:p>
          </table:table-cell>
          <table:table-cell table:number-columns-repeated="4"/>
        </table:table-row>
        <table:table-row table:style-name="ro1">
          <table:table-cell/>
          <table:table-cell table:formula="of:=[.B66]" office:value-type="string" office:string-value="Rank product" calcext:value-type="string">
            <text:p>Rank product</text:p>
          </table:table-cell>
          <table:table-cell table:formula="of:=SUBSTITUTE(FIXED(SUBSTITUTE([.C66];&quot;.&quot;;&quot;,&quot;)*100; 2);&quot;,&quot;;&quot;.&quot;)" office:value-type="string" office:string-value="92.71" calcext:value-type="string">
            <text:p>92.71</text:p>
          </table:table-cell>
          <table:table-cell table:formula="of:=SUBSTITUTE(FIXED(SUBSTITUTE([.D66];&quot;.&quot;;&quot;,&quot;)*100; 2);&quot;,&quot;;&quot;.&quot;)" office:value-type="string" office:string-value="88.55" calcext:value-type="string">
            <text:p>88.55</text:p>
          </table:table-cell>
          <table:table-cell table:formula="of:=SUBSTITUTE(FIXED(SUBSTITUTE([.E66];&quot;.&quot;;&quot;,&quot;); 2);&quot;,&quot;;&quot;.&quot;)" office:value-type="string" office:string-value="85.00" calcext:value-type="string">
            <text:p>85.00</text:p>
          </table:table-cell>
          <table:table-cell table:formula="of:=SUBSTITUTE(FIXED(SUBSTITUTE([.F66];&quot;.&quot;;&quot;,&quot;); 2);&quot;,&quot;;&quot;.&quot;)" office:value-type="string" office:string-value="80.83" calcext:value-type="string">
            <text:p>80.83</text:p>
          </table:table-cell>
          <table:table-cell table:formula="of:=[.G66]" office:value-type="float" office:value="1" calcext:value-type="float">
            <text:p>1</text:p>
          </table:table-cell>
          <table:table-cell table:formula="of:=SUBSTITUTE(SUBSTITUTE(SUBSTITUTE([.H66];&quot;'&quot;;&quot;&quot;);&quot;[&quot;;&quot;&quot;);&quot;]&quot;;&quot;&quot;)" office:value-type="string" office:string-value="zerocross, shape, rms" calcext:value-type="string">
            <text:p>zerocross, shape, rms</text:p>
          </table:table-cell>
          <table:table-cell table:number-columns-repeated="6"/>
          <table:table-cell table:formula="of:=[.O66]" office:value-type="string" office:string-value="Rank product" calcext:value-type="string">
            <text:p>Rank product</text:p>
          </table:table-cell>
          <table:table-cell table:formula="of:=SUBSTITUTE(FIXED(SUBSTITUTE([.P66];&quot;.&quot;;&quot;,&quot;)*100; 2);&quot;,&quot;;&quot;.&quot;)" office:value-type="string" office:string-value="93.75" calcext:value-type="string">
            <text:p>93.75</text:p>
          </table:table-cell>
          <table:table-cell table:formula="of:=SUBSTITUTE(FIXED(SUBSTITUTE([.Q66];&quot;.&quot;;&quot;,&quot;)*100; 2);&quot;,&quot;;&quot;.&quot;)" office:value-type="string" office:string-value="90.29" calcext:value-type="string">
            <text:p>90.29</text:p>
          </table:table-cell>
          <table:table-cell table:formula="of:=SUBSTITUTE(FIXED(SUBSTITUTE([.R66];&quot;.&quot;;&quot;,&quot;); 2);&quot;,&quot;;&quot;.&quot;)" office:value-type="string" office:string-value="99.39" calcext:value-type="string">
            <text:p>99.39</text:p>
          </table:table-cell>
          <table:table-cell table:formula="of:=SUBSTITUTE(FIXED(SUBSTITUTE([.S66];&quot;.&quot;;&quot;,&quot;); 2);&quot;,&quot;;&quot;.&quot;)" office:value-type="string" office:string-value="99.39" calcext:value-type="string">
            <text:p>99.39</text:p>
          </table:table-cell>
          <table:table-cell table:formula="of:=[.T84]" office:value-type="float" office:value="1" calcext:value-type="float">
            <text:p>1</text:p>
          </table:table-cell>
          <table:table-cell table:formula="of:=SUBSTITUTE(SUBSTITUTE(SUBSTITUTE([.U66];&quot;'&quot;;&quot;&quot;);&quot;[&quot;;&quot;&quot;);&quot;]&quot;;&quot;&quot;)" office:value-type="string" office:string-value="entropy, centroid, flux" calcext:value-type="string">
            <text:p>entropy, centroid, flux</text:p>
          </table:table-cell>
          <table:table-cell table:number-columns-repeated="4"/>
        </table:table-row>
        <table:table-row table:style-name="ro1">
          <table:table-cell/>
          <table:table-cell table:formula="of:=[.B67]" office:value-type="string" office:string-value="Correlation" calcext:value-type="string">
            <text:p>Correlation</text:p>
          </table:table-cell>
          <table:table-cell table:formula="of:=SUBSTITUTE(FIXED(SUBSTITUTE([.C67];&quot;.&quot;;&quot;,&quot;)*100; 2);&quot;,&quot;;&quot;.&quot;)" office:value-type="string" office:string-value="92.71" calcext:value-type="string">
            <text:p>92.71</text:p>
          </table:table-cell>
          <table:table-cell table:formula="of:=SUBSTITUTE(FIXED(SUBSTITUTE([.D67];&quot;.&quot;;&quot;,&quot;)*100; 2);&quot;,&quot;;&quot;.&quot;)" office:value-type="string" office:string-value="88.55" calcext:value-type="string">
            <text:p>88.55</text:p>
          </table:table-cell>
          <table:table-cell table:formula="of:=SUBSTITUTE(FIXED(SUBSTITUTE([.E67];&quot;.&quot;;&quot;,&quot;); 2);&quot;,&quot;;&quot;.&quot;)" office:value-type="string" office:string-value="85.00" calcext:value-type="string">
            <text:p>85.00</text:p>
          </table:table-cell>
          <table:table-cell table:formula="of:=SUBSTITUTE(FIXED(SUBSTITUTE([.F67];&quot;.&quot;;&quot;,&quot;); 2);&quot;,&quot;;&quot;.&quot;)" office:value-type="string" office:string-value="80.83" calcext:value-type="string">
            <text:p>80.83</text:p>
          </table:table-cell>
          <table:table-cell table:formula="of:=[.G67]" office:value-type="float" office:value="1" calcext:value-type="float">
            <text:p>1</text:p>
          </table:table-cell>
          <table:table-cell table:formula="of:=SUBSTITUTE(SUBSTITUTE(SUBSTITUTE([.H67];&quot;'&quot;;&quot;&quot;);&quot;[&quot;;&quot;&quot;);&quot;]&quot;;&quot;&quot;)" office:value-type="string" office:string-value="zerocross, shape, rms" calcext:value-type="string">
            <text:p>zerocross, shape, rms</text:p>
          </table:table-cell>
          <table:table-cell table:number-columns-repeated="6"/>
          <table:table-cell table:formula="of:=[.O67]" office:value-type="string" office:string-value="Correlation" calcext:value-type="string">
            <text:p>Correlation</text:p>
          </table:table-cell>
          <table:table-cell table:formula="of:=SUBSTITUTE(FIXED(SUBSTITUTE([.P67];&quot;.&quot;;&quot;,&quot;)*100; 2);&quot;,&quot;;&quot;.&quot;)" office:value-type="string" office:string-value="93.75" calcext:value-type="string">
            <text:p>93.75</text:p>
          </table:table-cell>
          <table:table-cell table:formula="of:=SUBSTITUTE(FIXED(SUBSTITUTE([.Q67];&quot;.&quot;;&quot;,&quot;)*100; 2);&quot;,&quot;;&quot;.&quot;)" office:value-type="string" office:string-value="90.29" calcext:value-type="string">
            <text:p>90.29</text:p>
          </table:table-cell>
          <table:table-cell table:formula="of:=SUBSTITUTE(FIXED(SUBSTITUTE([.R67];&quot;.&quot;;&quot;,&quot;); 2);&quot;,&quot;;&quot;.&quot;)" office:value-type="string" office:string-value="99.39" calcext:value-type="string">
            <text:p>99.39</text:p>
          </table:table-cell>
          <table:table-cell table:formula="of:=SUBSTITUTE(FIXED(SUBSTITUTE([.S67];&quot;.&quot;;&quot;,&quot;); 2);&quot;,&quot;;&quot;.&quot;)" office:value-type="string" office:string-value="99.39" calcext:value-type="string">
            <text:p>99.39</text:p>
          </table:table-cell>
          <table:table-cell table:formula="of:=[.T85]" office:value-type="float" office:value="1" calcext:value-type="float">
            <text:p>1</text:p>
          </table:table-cell>
          <table:table-cell table:formula="of:=SUBSTITUTE(SUBSTITUTE(SUBSTITUTE([.U67];&quot;'&quot;;&quot;&quot;);&quot;[&quot;;&quot;&quot;);&quot;]&quot;;&quot;&quot;)" office:value-type="string" office:string-value="entropy, flux, centroid" calcext:value-type="string">
            <text:p>entropy, flux, centroid</text:p>
          </table:table-cell>
          <table:table-cell table:number-columns-repeated="4"/>
        </table:table-row>
        <table:table-row table:style-name="ro1">
          <table:table-cell/>
          <table:table-cell table:formula="of:=[.B68]" office:value-type="string" office:string-value="F statistic" calcext:value-type="string">
            <text:p>F statistic</text:p>
          </table:table-cell>
          <table:table-cell table:formula="of:=SUBSTITUTE(FIXED(SUBSTITUTE([.C68];&quot;.&quot;;&quot;,&quot;)*100; 2);&quot;,&quot;;&quot;.&quot;)" office:value-type="string" office:string-value="92.71" calcext:value-type="string">
            <text:p>92.71</text:p>
          </table:table-cell>
          <table:table-cell table:formula="of:=SUBSTITUTE(FIXED(SUBSTITUTE([.D68];&quot;.&quot;;&quot;,&quot;)*100; 2);&quot;,&quot;;&quot;.&quot;)" office:value-type="string" office:string-value="88.55" calcext:value-type="string">
            <text:p>88.55</text:p>
          </table:table-cell>
          <table:table-cell table:formula="of:=SUBSTITUTE(FIXED(SUBSTITUTE([.E68];&quot;.&quot;;&quot;,&quot;); 2);&quot;,&quot;;&quot;.&quot;)" office:value-type="string" office:string-value="85.00" calcext:value-type="string">
            <text:p>85.00</text:p>
          </table:table-cell>
          <table:table-cell table:formula="of:=SUBSTITUTE(FIXED(SUBSTITUTE([.F68];&quot;.&quot;;&quot;,&quot;); 2);&quot;,&quot;;&quot;.&quot;)" office:value-type="string" office:string-value="80.83" calcext:value-type="string">
            <text:p>80.83</text:p>
          </table:table-cell>
          <table:table-cell table:formula="of:=[.G68]" office:value-type="float" office:value="1" calcext:value-type="float">
            <text:p>1</text:p>
          </table:table-cell>
          <table:table-cell table:formula="of:=SUBSTITUTE(SUBSTITUTE(SUBSTITUTE([.H68];&quot;'&quot;;&quot;&quot;);&quot;[&quot;;&quot;&quot;);&quot;]&quot;;&quot;&quot;)" office:value-type="string" office:string-value="zerocross, shape, rms" calcext:value-type="string">
            <text:p>zerocross, shape, rms</text:p>
          </table:table-cell>
          <table:table-cell table:number-columns-repeated="6"/>
          <table:table-cell table:formula="of:=[.O68]" office:value-type="string" office:string-value="F statistic" calcext:value-type="string">
            <text:p>F statistic</text:p>
          </table:table-cell>
          <table:table-cell table:formula="of:=SUBSTITUTE(FIXED(SUBSTITUTE([.P68];&quot;.&quot;;&quot;,&quot;)*100; 2);&quot;,&quot;;&quot;.&quot;)" office:value-type="string" office:string-value="93.75" calcext:value-type="string">
            <text:p>93.75</text:p>
          </table:table-cell>
          <table:table-cell table:formula="of:=SUBSTITUTE(FIXED(SUBSTITUTE([.Q68];&quot;.&quot;;&quot;,&quot;)*100; 2);&quot;,&quot;;&quot;.&quot;)" office:value-type="string" office:string-value="90.29" calcext:value-type="string">
            <text:p>90.29</text:p>
          </table:table-cell>
          <table:table-cell table:formula="of:=SUBSTITUTE(FIXED(SUBSTITUTE([.R68];&quot;.&quot;;&quot;,&quot;); 2);&quot;,&quot;;&quot;.&quot;)" office:value-type="string" office:string-value="99.39" calcext:value-type="string">
            <text:p>99.39</text:p>
          </table:table-cell>
          <table:table-cell table:formula="of:=SUBSTITUTE(FIXED(SUBSTITUTE([.S68];&quot;.&quot;;&quot;,&quot;); 2);&quot;,&quot;;&quot;.&quot;)" office:value-type="string" office:string-value="99.39" calcext:value-type="string">
            <text:p>99.39</text:p>
          </table:table-cell>
          <table:table-cell table:formula="of:=[.T86]" office:value-type="float" office:value="1" calcext:value-type="float">
            <text:p>1</text:p>
          </table:table-cell>
          <table:table-cell table:formula="of:=SUBSTITUTE(SUBSTITUTE(SUBSTITUTE([.U68];&quot;'&quot;;&quot;&quot;);&quot;[&quot;;&quot;&quot;);&quot;]&quot;;&quot;&quot;)" office:value-type="string" office:string-value="entropy, flux, centroid" calcext:value-type="string">
            <text:p>entropy, flux, centroid</text:p>
          </table:table-cell>
          <table:table-cell table:number-columns-repeated="4"/>
        </table:table-row>
        <table:table-row table:style-name="ro1">
          <table:table-cell/>
          <table:table-cell table:formula="of:=[.B69]" office:value-type="string" office:string-value="Mutual information" calcext:value-type="string">
            <text:p>Mutual information</text:p>
          </table:table-cell>
          <table:table-cell table:formula="of:=SUBSTITUTE(FIXED(SUBSTITUTE([.C69];&quot;.&quot;;&quot;,&quot;)*100; 2);&quot;,&quot;;&quot;.&quot;)" office:value-type="string" office:string-value="92.71" calcext:value-type="string">
            <text:p>92.71</text:p>
          </table:table-cell>
          <table:table-cell table:formula="of:=SUBSTITUTE(FIXED(SUBSTITUTE([.D69];&quot;.&quot;;&quot;,&quot;)*100; 2);&quot;,&quot;;&quot;.&quot;)" office:value-type="string" office:string-value="88.55" calcext:value-type="string">
            <text:p>88.55</text:p>
          </table:table-cell>
          <table:table-cell table:formula="of:=SUBSTITUTE(FIXED(SUBSTITUTE([.E69];&quot;.&quot;;&quot;,&quot;); 2);&quot;,&quot;;&quot;.&quot;)" office:value-type="string" office:string-value="85.00" calcext:value-type="string">
            <text:p>85.00</text:p>
          </table:table-cell>
          <table:table-cell table:formula="of:=SUBSTITUTE(FIXED(SUBSTITUTE([.F69];&quot;.&quot;;&quot;,&quot;); 2);&quot;,&quot;;&quot;.&quot;)" office:value-type="string" office:string-value="80.83" calcext:value-type="string">
            <text:p>80.83</text:p>
          </table:table-cell>
          <table:table-cell table:formula="of:=[.G69]" office:value-type="float" office:value="1" calcext:value-type="float">
            <text:p>1</text:p>
          </table:table-cell>
          <table:table-cell table:formula="of:=SUBSTITUTE(SUBSTITUTE(SUBSTITUTE([.H69];&quot;'&quot;;&quot;&quot;);&quot;[&quot;;&quot;&quot;);&quot;]&quot;;&quot;&quot;)" office:value-type="string" office:string-value="zerocross, shape, rms" calcext:value-type="string">
            <text:p>zerocross, shape, rms</text:p>
          </table:table-cell>
          <table:table-cell table:number-columns-repeated="6"/>
          <table:table-cell table:formula="of:=[.O69]" office:value-type="string" office:string-value="Mutual information" calcext:value-type="string">
            <text:p>Mutual information</text:p>
          </table:table-cell>
          <table:table-cell table:formula="of:=SUBSTITUTE(FIXED(SUBSTITUTE([.P69];&quot;.&quot;;&quot;,&quot;)*100; 2);&quot;,&quot;;&quot;.&quot;)" office:value-type="string" office:string-value="93.75" calcext:value-type="string">
            <text:p>93.75</text:p>
          </table:table-cell>
          <table:table-cell table:formula="of:=SUBSTITUTE(FIXED(SUBSTITUTE([.Q69];&quot;.&quot;;&quot;,&quot;)*100; 2);&quot;,&quot;;&quot;.&quot;)" office:value-type="string" office:string-value="90.29" calcext:value-type="string">
            <text:p>90.29</text:p>
          </table:table-cell>
          <table:table-cell table:formula="of:=SUBSTITUTE(FIXED(SUBSTITUTE([.R69];&quot;.&quot;;&quot;,&quot;); 2);&quot;,&quot;;&quot;.&quot;)" office:value-type="string" office:string-value="99.39" calcext:value-type="string">
            <text:p>99.39</text:p>
          </table:table-cell>
          <table:table-cell table:formula="of:=SUBSTITUTE(FIXED(SUBSTITUTE([.S69];&quot;.&quot;;&quot;,&quot;); 2);&quot;,&quot;;&quot;.&quot;)" office:value-type="string" office:string-value="99.39" calcext:value-type="string">
            <text:p>99.39</text:p>
          </table:table-cell>
          <table:table-cell table:formula="of:=[.T87]" office:value-type="float" office:value="1" calcext:value-type="float">
            <text:p>1</text:p>
          </table:table-cell>
          <table:table-cell table:formula="of:=SUBSTITUTE(SUBSTITUTE(SUBSTITUTE([.U69];&quot;'&quot;;&quot;&quot;);&quot;[&quot;;&quot;&quot;);&quot;]&quot;;&quot;&quot;)" office:value-type="string" office:string-value="centroid, entropy, flux" calcext:value-type="string">
            <text:p>centroid, entropy, flux</text:p>
          </table:table-cell>
          <table:table-cell table:number-columns-repeated="4"/>
        </table:table-row>
        <table:table-row table:style-name="ro1">
          <table:table-cell/>
          <table:table-cell table:formula="of:=[.B70]" office:value-type="string" office:string-value="All features" calcext:value-type="string">
            <text:p>All features</text:p>
          </table:table-cell>
          <table:table-cell table:formula="of:=SUBSTITUTE(FIXED(SUBSTITUTE([.C70];&quot;.&quot;;&quot;,&quot;)*100; 2);&quot;,&quot;;&quot;.&quot;)" office:value-type="string" office:string-value="96.42" calcext:value-type="string">
            <text:p>96.42</text:p>
          </table:table-cell>
          <table:table-cell table:formula="of:=SUBSTITUTE(FIXED(SUBSTITUTE([.D70];&quot;.&quot;;&quot;,&quot;)*100; 2);&quot;,&quot;;&quot;.&quot;)" office:value-type="string" office:string-value="94.76" calcext:value-type="string">
            <text:p>94.76</text:p>
          </table:table-cell>
          <table:table-cell table:formula="of:=SUBSTITUTE(FIXED(SUBSTITUTE([.E70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F70];&quot;.&quot;;&quot;,&quot;); 2);&quot;,&quot;;&quot;.&quot;)" office:value-type="string" office:string-value="100.00" calcext:value-type="string">
            <text:p>100.00</text:p>
          </table:table-cell>
          <table:table-cell table:formula="of:=[.G70]" office:value-type="float" office:value="3" calcext:value-type="float">
            <text:p>3</text:p>
          </table:table-cell>
          <table:table-cell table:formula="of:=SUBSTITUTE(SUBSTITUTE(SUBSTITUTE([.H70];&quot;'&quot;;&quot;&quot;);&quot;[&quot;;&quot;&quot;);&quot;]&quot;;&quot;&quot;)">
            <text:p/>
          </table:table-cell>
          <table:table-cell table:number-columns-repeated="6"/>
          <table:table-cell table:formula="of:=[.O70]" office:value-type="string" office:string-value="All features" calcext:value-type="string">
            <text:p>All features</text:p>
          </table:table-cell>
          <table:table-cell table:formula="of:=SUBSTITUTE(FIXED(SUBSTITUTE([.P70];&quot;.&quot;;&quot;,&quot;)*100; 2);&quot;,&quot;;&quot;.&quot;)" office:value-type="string" office:string-value="95.20" calcext:value-type="string">
            <text:p>95.20</text:p>
          </table:table-cell>
          <table:table-cell table:formula="of:=SUBSTITUTE(FIXED(SUBSTITUTE([.Q70];&quot;.&quot;;&quot;,&quot;)*100; 2);&quot;,&quot;;&quot;.&quot;)" office:value-type="string" office:string-value="93.20" calcext:value-type="string">
            <text:p>93.20</text:p>
          </table:table-cell>
          <table:table-cell table:formula="of:=SUBSTITUTE(FIXED(SUBSTITUTE([.R70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S70];&quot;.&quot;;&quot;,&quot;); 2);&quot;,&quot;;&quot;.&quot;)" office:value-type="string" office:string-value="100.00" calcext:value-type="string">
            <text:p>100.00</text:p>
          </table:table-cell>
          <table:table-cell table:formula="of:=[.T88]" office:value-type="float" office:value="3" calcext:value-type="float">
            <text:p>3</text:p>
          </table:table-cell>
          <table:table-cell table:formula="of:=SUBSTITUTE(SUBSTITUTE(SUBSTITUTE([.U70];&quot;'&quot;;&quot;&quot;);&quot;[&quot;;&quot;&quot;);&quot;]&quot;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[.B71]" office:value-type="string" office:string-value="PCA PC" calcext:value-type="string">
            <text:p>PCA PC</text:p>
          </table:table-cell>
          <table:table-cell table:formula="of:=SUBSTITUTE(FIXED(SUBSTITUTE([.C71];&quot;.&quot;;&quot;,&quot;)*100; 2);&quot;,&quot;;&quot;.&quot;)" office:value-type="string" office:string-value="94.63" calcext:value-type="string">
            <text:p>94.63</text:p>
          </table:table-cell>
          <table:table-cell table:formula="of:=SUBSTITUTE(FIXED(SUBSTITUTE([.D71];&quot;.&quot;;&quot;,&quot;)*100; 2);&quot;,&quot;;&quot;.&quot;)" office:value-type="string" office:string-value="92.07" calcext:value-type="string">
            <text:p>92.07</text:p>
          </table:table-cell>
          <table:table-cell table:formula="of:=SUBSTITUTE(FIXED(SUBSTITUTE([.E71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F71];&quot;.&quot;;&quot;,&quot;); 2);&quot;,&quot;;&quot;.&quot;)" office:value-type="string" office:string-value="100.00" calcext:value-type="string">
            <text:p>100.00</text:p>
          </table:table-cell>
          <table:table-cell table:formula="of:=[.G71]" office:value-type="float" office:value="3" calcext:value-type="float">
            <text:p>3</text:p>
          </table:table-cell>
          <table:table-cell table:formula="of:=SUBSTITUTE(SUBSTITUTE(SUBSTITUTE([.H71];&quot;'&quot;;&quot;&quot;);&quot;[&quot;;&quot;&quot;);&quot;]&quot;;&quot;&quot;)">
            <text:p/>
          </table:table-cell>
          <table:table-cell table:number-columns-repeated="6"/>
          <table:table-cell table:formula="of:=[.O71]" office:value-type="string" office:string-value="PCA PC" calcext:value-type="string">
            <text:p>PCA PC</text:p>
          </table:table-cell>
          <table:table-cell table:formula="of:=SUBSTITUTE(FIXED(SUBSTITUTE([.P71];&quot;.&quot;;&quot;,&quot;)*100; 2);&quot;,&quot;;&quot;.&quot;)" office:value-type="string" office:string-value="92.14" calcext:value-type="string">
            <text:p>92.14</text:p>
          </table:table-cell>
          <table:table-cell table:formula="of:=SUBSTITUTE(FIXED(SUBSTITUTE([.Q71];&quot;.&quot;;&quot;,&quot;)*100; 2);&quot;,&quot;;&quot;.&quot;)" office:value-type="string" office:string-value="88.84" calcext:value-type="string">
            <text:p>88.84</text:p>
          </table:table-cell>
          <table:table-cell table:formula="of:=SUBSTITUTE(FIXED(SUBSTITUTE([.R71];&quot;.&quot;;&quot;,&quot;); 2);&quot;,&quot;;&quot;.&quot;)" office:value-type="string" office:string-value="69.09" calcext:value-type="string">
            <text:p>69.09</text:p>
          </table:table-cell>
          <table:table-cell table:formula="of:=SUBSTITUTE(FIXED(SUBSTITUTE([.S71];&quot;.&quot;;&quot;,&quot;); 2);&quot;,&quot;;&quot;.&quot;)" office:value-type="string" office:string-value="73.94" calcext:value-type="string">
            <text:p>73.94</text:p>
          </table:table-cell>
          <table:table-cell table:formula="of:=[.T89]" office:value-type="float" office:value="3" calcext:value-type="float">
            <text:p>3</text:p>
          </table:table-cell>
          <table:table-cell table:formula="of:=SUBSTITUTE(SUBSTITUTE(SUBSTITUTE([.U71];&quot;'&quot;;&quot;&quot;);&quot;[&quot;;&quot;&quot;);&quot;]&quot;;&quot;&quot;)">
            <text:p/>
          </table:table-cell>
          <table:table-cell table:number-columns-repeated="4"/>
        </table:table-row>
        <table:table-row table:style-name="ro1">
          <table:table-cell/>
          <table:table-cell table:formula="of:=[.B72]" office:value-type="string" office:string-value="Best features" calcext:value-type="string">
            <text:p>Best features</text:p>
          </table:table-cell>
          <table:table-cell table:formula="of:=SUBSTITUTE(FIXED(SUBSTITUTE([.C72];&quot;.&quot;;&quot;,&quot;)*100; 2);&quot;,&quot;;&quot;.&quot;)" office:value-type="string" office:string-value="94.58" calcext:value-type="string">
            <text:p>94.58</text:p>
          </table:table-cell>
          <table:table-cell table:formula="of:=SUBSTITUTE(FIXED(SUBSTITUTE([.D72];&quot;.&quot;;&quot;,&quot;)*100; 2);&quot;,&quot;;&quot;.&quot;)" office:value-type="string" office:string-value="91.71" calcext:value-type="string">
            <text:p>91.71</text:p>
          </table:table-cell>
          <table:table-cell table:formula="of:=SUBSTITUTE(FIXED(SUBSTITUTE([.E72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F72];&quot;.&quot;;&quot;,&quot;); 2);&quot;,&quot;;&quot;.&quot;)" office:value-type="string" office:string-value="99.17" calcext:value-type="string">
            <text:p>99.17</text:p>
          </table:table-cell>
          <table:table-cell table:formula="of:=[.G72]" office:value-type="float" office:value="3" calcext:value-type="float">
            <text:p>3</text:p>
          </table:table-cell>
          <table:table-cell table:formula="of:=SUBSTITUTE(SUBSTITUTE(SUBSTITUTE([.H72];&quot;'&quot;;&quot;&quot;);&quot;[&quot;;&quot;&quot;);&quot;]&quot;;&quot;&quot;)" office:value-type="string" office:string-value="zerocross, aac, shape" calcext:value-type="string">
            <text:p>zerocross, aac, shape</text:p>
          </table:table-cell>
          <table:table-cell table:number-columns-repeated="6"/>
          <table:table-cell table:formula="of:=[.O72]" office:value-type="string" office:string-value="Best features" calcext:value-type="string">
            <text:p>Best features</text:p>
          </table:table-cell>
          <table:table-cell table:formula="of:=SUBSTITUTE(FIXED(SUBSTITUTE([.P72];&quot;.&quot;;&quot;,&quot;)*100; 2);&quot;,&quot;;&quot;.&quot;)" office:value-type="string" office:string-value="94.64" calcext:value-type="string">
            <text:p>94.64</text:p>
          </table:table-cell>
          <table:table-cell table:formula="of:=SUBSTITUTE(FIXED(SUBSTITUTE([.Q72];&quot;.&quot;;&quot;,&quot;)*100; 2);&quot;,&quot;;&quot;.&quot;)" office:value-type="string" office:string-value="91.94" calcext:value-type="string">
            <text:p>91.94</text:p>
          </table:table-cell>
          <table:table-cell table:formula="of:=SUBSTITUTE(FIXED(SUBSTITUTE([.R72];&quot;.&quot;;&quot;,&quot;); 2);&quot;,&quot;;&quot;.&quot;)" office:value-type="string" office:string-value="100.00" calcext:value-type="string">
            <text:p>100.00</text:p>
          </table:table-cell>
          <table:table-cell table:formula="of:=SUBSTITUTE(FIXED(SUBSTITUTE([.S72];&quot;.&quot;;&quot;,&quot;); 2);&quot;,&quot;;&quot;.&quot;)" office:value-type="string" office:string-value="99.39" calcext:value-type="string">
            <text:p>99.39</text:p>
          </table:table-cell>
          <table:table-cell table:formula="of:=[.T90]" office:value-type="float" office:value="3" calcext:value-type="float">
            <text:p>3</text:p>
          </table:table-cell>
          <table:table-cell table:formula="of:=SUBSTITUTE(SUBSTITUTE(SUBSTITUTE([.U72];&quot;'&quot;;&quot;&quot;);&quot;[&quot;;&quot;&quot;);&quot;]&quot;;&quot;&quot;)" office:value-type="string" office:string-value="centroid, roll_off, entropy" calcext:value-type="string">
            <text:p>centroid, roll_off, entropy</text:p>
          </table:table-cell>
          <table:table-cell table:number-columns-repeated="4"/>
        </table:table-row>
        <table:table-row table:style-name="ro1">
          <table:table-cell/>
          <table:table-cell table:formula="of:=[.B73]" office:value-type="string" office:string-value="Rank product" calcext:value-type="string">
            <text:p>Rank product</text:p>
          </table:table-cell>
          <table:table-cell table:formula="of:=SUBSTITUTE(FIXED(SUBSTITUTE([.C73];&quot;.&quot;;&quot;,&quot;)*100; 2);&quot;,&quot;;&quot;.&quot;)" office:value-type="string" office:string-value="94.31" calcext:value-type="string">
            <text:p>94.31</text:p>
          </table:table-cell>
          <table:table-cell table:formula="of:=SUBSTITUTE(FIXED(SUBSTITUTE([.D73];&quot;.&quot;;&quot;,&quot;)*100; 2);&quot;,&quot;;&quot;.&quot;)" office:value-type="string" office:string-value="91.40" calcext:value-type="string">
            <text:p>91.40</text:p>
          </table:table-cell>
          <table:table-cell table:formula="of:=SUBSTITUTE(FIXED(SUBSTITUTE([.E73];&quot;.&quot;;&quot;,&quot;); 2);&quot;,&quot;;&quot;.&quot;)" office:value-type="string" office:string-value="98.33" calcext:value-type="string">
            <text:p>98.33</text:p>
          </table:table-cell>
          <table:table-cell table:formula="of:=SUBSTITUTE(FIXED(SUBSTITUTE([.F73];&quot;.&quot;;&quot;,&quot;); 2);&quot;,&quot;;&quot;.&quot;)" office:value-type="string" office:string-value="95.83" calcext:value-type="string">
            <text:p>95.83</text:p>
          </table:table-cell>
          <table:table-cell table:formula="of:=[.G73]" office:value-type="float" office:value="3" calcext:value-type="float">
            <text:p>3</text:p>
          </table:table-cell>
          <table:table-cell table:formula="of:=SUBSTITUTE(SUBSTITUTE(SUBSTITUTE([.H73];&quot;'&quot;;&quot;&quot;);&quot;[&quot;;&quot;&quot;);&quot;]&quot;;&quot;&quot;)" office:value-type="string" office:string-value="zerocross, shape, rms" calcext:value-type="string">
            <text:p>zerocross, shape, rms</text:p>
          </table:table-cell>
          <table:table-cell table:number-columns-repeated="6"/>
          <table:table-cell table:formula="of:=[.O73]" office:value-type="string" office:string-value="Rank product" calcext:value-type="string">
            <text:p>Rank product</text:p>
          </table:table-cell>
          <table:table-cell table:formula="of:=SUBSTITUTE(FIXED(SUBSTITUTE([.P73];&quot;.&quot;;&quot;,&quot;)*100; 2);&quot;,&quot;;&quot;.&quot;)" office:value-type="string" office:string-value="93.89" calcext:value-type="string">
            <text:p>93.89</text:p>
          </table:table-cell>
          <table:table-cell table:formula="of:=SUBSTITUTE(FIXED(SUBSTITUTE([.Q73];&quot;.&quot;;&quot;,&quot;)*100; 2);&quot;,&quot;;&quot;.&quot;)" office:value-type="string" office:string-value="91.24" calcext:value-type="string">
            <text:p>91.24</text:p>
          </table:table-cell>
          <table:table-cell table:formula="of:=SUBSTITUTE(FIXED(SUBSTITUTE([.R73];&quot;.&quot;;&quot;,&quot;); 2);&quot;,&quot;;&quot;.&quot;)" office:value-type="string" office:string-value="95.15" calcext:value-type="string">
            <text:p>95.15</text:p>
          </table:table-cell>
          <table:table-cell table:formula="of:=SUBSTITUTE(FIXED(SUBSTITUTE([.S73];&quot;.&quot;;&quot;,&quot;); 2);&quot;,&quot;;&quot;.&quot;)" office:value-type="string" office:string-value="97.58" calcext:value-type="string">
            <text:p>97.58</text:p>
          </table:table-cell>
          <table:table-cell table:formula="of:=[.T91]" office:value-type="float" office:value="3" calcext:value-type="float">
            <text:p>3</text:p>
          </table:table-cell>
          <table:table-cell table:formula="of:=SUBSTITUTE(SUBSTITUTE(SUBSTITUTE([.U73];&quot;'&quot;;&quot;&quot;);&quot;[&quot;;&quot;&quot;);&quot;]&quot;;&quot;&quot;)" office:value-type="string" office:string-value="entropy, noisiness, centroid" calcext:value-type="string">
            <text:p>entropy, noisiness, centroid</text:p>
          </table:table-cell>
          <table:table-cell table:number-columns-repeated="4"/>
        </table:table-row>
        <table:table-row table:style-name="ro1">
          <table:table-cell/>
          <table:table-cell table:formula="of:=[.B74]" office:value-type="string" office:string-value="Correlation" calcext:value-type="string">
            <text:p>Correlation</text:p>
          </table:table-cell>
          <table:table-cell table:formula="of:=SUBSTITUTE(FIXED(SUBSTITUTE([.C74];&quot;.&quot;;&quot;,&quot;)*100; 2);&quot;,&quot;;&quot;.&quot;)" office:value-type="string" office:string-value="94.31" calcext:value-type="string">
            <text:p>94.31</text:p>
          </table:table-cell>
          <table:table-cell table:formula="of:=SUBSTITUTE(FIXED(SUBSTITUTE([.D74];&quot;.&quot;;&quot;,&quot;)*100; 2);&quot;,&quot;;&quot;.&quot;)" office:value-type="string" office:string-value="91.40" calcext:value-type="string">
            <text:p>91.40</text:p>
          </table:table-cell>
          <table:table-cell table:formula="of:=SUBSTITUTE(FIXED(SUBSTITUTE([.E74];&quot;.&quot;;&quot;,&quot;); 2);&quot;,&quot;;&quot;.&quot;)" office:value-type="string" office:string-value="98.33" calcext:value-type="string">
            <text:p>98.33</text:p>
          </table:table-cell>
          <table:table-cell table:formula="of:=SUBSTITUTE(FIXED(SUBSTITUTE([.F74];&quot;.&quot;;&quot;,&quot;); 2);&quot;,&quot;;&quot;.&quot;)" office:value-type="string" office:string-value="95.83" calcext:value-type="string">
            <text:p>95.83</text:p>
          </table:table-cell>
          <table:table-cell table:formula="of:=[.G74]" office:value-type="float" office:value="3" calcext:value-type="float">
            <text:p>3</text:p>
          </table:table-cell>
          <table:table-cell table:formula="of:=SUBSTITUTE(SUBSTITUTE(SUBSTITUTE([.H74];&quot;'&quot;;&quot;&quot;);&quot;[&quot;;&quot;&quot;);&quot;]&quot;;&quot;&quot;)" office:value-type="string" office:string-value="zerocross, shape, rms" calcext:value-type="string">
            <text:p>zerocross, shape, rms</text:p>
          </table:table-cell>
          <table:table-cell table:number-columns-repeated="6"/>
          <table:table-cell table:formula="of:=[.O74]" office:value-type="string" office:string-value="Correlation" calcext:value-type="string">
            <text:p>Correlation</text:p>
          </table:table-cell>
          <table:table-cell table:formula="of:=SUBSTITUTE(FIXED(SUBSTITUTE([.P74];&quot;.&quot;;&quot;,&quot;)*100; 2);&quot;,&quot;;&quot;.&quot;)" office:value-type="string" office:string-value="94.50" calcext:value-type="string">
            <text:p>94.50</text:p>
          </table:table-cell>
          <table:table-cell table:formula="of:=SUBSTITUTE(FIXED(SUBSTITUTE([.Q74];&quot;.&quot;;&quot;,&quot;)*100; 2);&quot;,&quot;;&quot;.&quot;)" office:value-type="string" office:string-value="92.19" calcext:value-type="string">
            <text:p>92.19</text:p>
          </table:table-cell>
          <table:table-cell table:formula="of:=SUBSTITUTE(FIXED(SUBSTITUTE([.R74];&quot;.&quot;;&quot;,&quot;); 2);&quot;,&quot;;&quot;.&quot;)" office:value-type="string" office:string-value="99.39" calcext:value-type="string">
            <text:p>99.39</text:p>
          </table:table-cell>
          <table:table-cell table:formula="of:=SUBSTITUTE(FIXED(SUBSTITUTE([.S74];&quot;.&quot;;&quot;,&quot;); 2);&quot;,&quot;;&quot;.&quot;)" office:value-type="string" office:string-value="100.00" calcext:value-type="string">
            <text:p>100.00</text:p>
          </table:table-cell>
          <table:table-cell table:formula="of:=[.T92]" office:value-type="float" office:value="3" calcext:value-type="float">
            <text:p>3</text:p>
          </table:table-cell>
          <table:table-cell table:formula="of:=SUBSTITUTE(SUBSTITUTE(SUBSTITUTE([.U74];&quot;'&quot;;&quot;&quot;);&quot;[&quot;;&quot;&quot;);&quot;]&quot;;&quot;&quot;)" office:value-type="string" office:string-value="entropy, centroid, flux" calcext:value-type="string">
            <text:p>entropy, centroid, flux</text:p>
          </table:table-cell>
          <table:table-cell table:number-columns-repeated="4"/>
        </table:table-row>
        <table:table-row table:style-name="ro1">
          <table:table-cell/>
          <table:table-cell table:formula="of:=[.B75]" office:value-type="string" office:string-value="F statistic" calcext:value-type="string">
            <text:p>F statistic</text:p>
          </table:table-cell>
          <table:table-cell table:formula="of:=SUBSTITUTE(FIXED(SUBSTITUTE([.C75];&quot;.&quot;;&quot;,&quot;)*100; 2);&quot;,&quot;;&quot;.&quot;)" office:value-type="string" office:string-value="94.31" calcext:value-type="string">
            <text:p>94.31</text:p>
          </table:table-cell>
          <table:table-cell table:formula="of:=SUBSTITUTE(FIXED(SUBSTITUTE([.D75];&quot;.&quot;;&quot;,&quot;)*100; 2);&quot;,&quot;;&quot;.&quot;)" office:value-type="string" office:string-value="91.40" calcext:value-type="string">
            <text:p>91.40</text:p>
          </table:table-cell>
          <table:table-cell table:formula="of:=SUBSTITUTE(FIXED(SUBSTITUTE([.E75];&quot;.&quot;;&quot;,&quot;); 2);&quot;,&quot;;&quot;.&quot;)" office:value-type="string" office:string-value="98.33" calcext:value-type="string">
            <text:p>98.33</text:p>
          </table:table-cell>
          <table:table-cell table:formula="of:=SUBSTITUTE(FIXED(SUBSTITUTE([.F75];&quot;.&quot;;&quot;,&quot;); 2);&quot;,&quot;;&quot;.&quot;)" office:value-type="string" office:string-value="95.83" calcext:value-type="string">
            <text:p>95.83</text:p>
          </table:table-cell>
          <table:table-cell table:formula="of:=[.G75]" office:value-type="float" office:value="3" calcext:value-type="float">
            <text:p>3</text:p>
          </table:table-cell>
          <table:table-cell table:formula="of:=SUBSTITUTE(SUBSTITUTE(SUBSTITUTE([.H75];&quot;'&quot;;&quot;&quot;);&quot;[&quot;;&quot;&quot;);&quot;]&quot;;&quot;&quot;)" office:value-type="string" office:string-value="shape, zerocross, rms" calcext:value-type="string">
            <text:p>shape, zerocross, rms</text:p>
          </table:table-cell>
          <table:table-cell table:number-columns-repeated="6"/>
          <table:table-cell table:formula="of:=[.O75]" office:value-type="string" office:string-value="F statistic" calcext:value-type="string">
            <text:p>F statistic</text:p>
          </table:table-cell>
          <table:table-cell table:formula="of:=SUBSTITUTE(FIXED(SUBSTITUTE([.P75];&quot;.&quot;;&quot;,&quot;)*100; 2);&quot;,&quot;;&quot;.&quot;)" office:value-type="string" office:string-value="94.50" calcext:value-type="string">
            <text:p>94.50</text:p>
          </table:table-cell>
          <table:table-cell table:formula="of:=SUBSTITUTE(FIXED(SUBSTITUTE([.Q75];&quot;.&quot;;&quot;,&quot;)*100; 2);&quot;,&quot;;&quot;.&quot;)" office:value-type="string" office:string-value="92.19" calcext:value-type="string">
            <text:p>92.19</text:p>
          </table:table-cell>
          <table:table-cell table:formula="of:=SUBSTITUTE(FIXED(SUBSTITUTE([.R75];&quot;.&quot;;&quot;,&quot;); 2);&quot;,&quot;;&quot;.&quot;)" office:value-type="string" office:string-value="99.39" calcext:value-type="string">
            <text:p>99.39</text:p>
          </table:table-cell>
          <table:table-cell table:formula="of:=SUBSTITUTE(FIXED(SUBSTITUTE([.S75];&quot;.&quot;;&quot;,&quot;); 2);&quot;,&quot;;&quot;.&quot;)" office:value-type="string" office:string-value="100.00" calcext:value-type="string">
            <text:p>100.00</text:p>
          </table:table-cell>
          <table:table-cell table:formula="of:=[.T93]" office:value-type="float" office:value="3" calcext:value-type="float">
            <text:p>3</text:p>
          </table:table-cell>
          <table:table-cell table:formula="of:=SUBSTITUTE(SUBSTITUTE(SUBSTITUTE([.U75];&quot;'&quot;;&quot;&quot;);&quot;[&quot;;&quot;&quot;);&quot;]&quot;;&quot;&quot;)" office:value-type="string" office:string-value="entropy, flux, centroid" calcext:value-type="string">
            <text:p>entropy, flux, centroid</text:p>
          </table:table-cell>
          <table:table-cell table:number-columns-repeated="4"/>
        </table:table-row>
        <table:table-row table:style-name="ro1">
          <table:table-cell/>
          <table:table-cell table:formula="of:=[.B76]" office:value-type="string" office:string-value="Mutual information" calcext:value-type="string">
            <text:p>Mutual information</text:p>
          </table:table-cell>
          <table:table-cell table:formula="of:=SUBSTITUTE(FIXED(SUBSTITUTE([.C76];&quot;.&quot;;&quot;,&quot;)*100; 2);&quot;,&quot;;&quot;.&quot;)" office:value-type="string" office:string-value="91.90" calcext:value-type="string">
            <text:p>91.90</text:p>
          </table:table-cell>
          <table:table-cell table:formula="of:=SUBSTITUTE(FIXED(SUBSTITUTE([.D76];&quot;.&quot;;&quot;,&quot;)*100; 2);&quot;,&quot;;&quot;.&quot;)" office:value-type="string" office:string-value="88.51" calcext:value-type="string">
            <text:p>88.51</text:p>
          </table:table-cell>
          <table:table-cell table:formula="of:=SUBSTITUTE(FIXED(SUBSTITUTE([.E76];&quot;.&quot;;&quot;,&quot;); 2);&quot;,&quot;;&quot;.&quot;)" office:value-type="string" office:string-value="72.50" calcext:value-type="string">
            <text:p>72.50</text:p>
          </table:table-cell>
          <table:table-cell table:formula="of:=SUBSTITUTE(FIXED(SUBSTITUTE([.F76];&quot;.&quot;;&quot;,&quot;); 2);&quot;,&quot;;&quot;.&quot;)" office:value-type="string" office:string-value="76.67" calcext:value-type="string">
            <text:p>76.67</text:p>
          </table:table-cell>
          <table:table-cell table:formula="of:=[.G76]" office:value-type="float" office:value="3" calcext:value-type="float">
            <text:p>3</text:p>
          </table:table-cell>
          <table:table-cell table:formula="of:=SUBSTITUTE(SUBSTITUTE(SUBSTITUTE([.H76];&quot;'&quot;;&quot;&quot;);&quot;[&quot;;&quot;&quot;);&quot;]&quot;;&quot;&quot;)" office:value-type="string" office:string-value="zerocross, shape, clearance" calcext:value-type="string">
            <text:p>zerocross, shape, clearance</text:p>
          </table:table-cell>
          <table:table-cell table:number-columns-repeated="6"/>
          <table:table-cell table:formula="of:=[.O76]" office:value-type="string" office:string-value="Mutual information" calcext:value-type="string">
            <text:p>Mutual information</text:p>
          </table:table-cell>
          <table:table-cell table:formula="of:=SUBSTITUTE(FIXED(SUBSTITUTE([.P76];&quot;.&quot;;&quot;,&quot;)*100; 2);&quot;,&quot;;&quot;.&quot;)" office:value-type="string" office:string-value="93.32" calcext:value-type="string">
            <text:p>93.32</text:p>
          </table:table-cell>
          <table:table-cell table:formula="of:=SUBSTITUTE(FIXED(SUBSTITUTE([.Q76];&quot;.&quot;;&quot;,&quot;)*100; 2);&quot;,&quot;;&quot;.&quot;)" office:value-type="string" office:string-value="90.67" calcext:value-type="string">
            <text:p>90.67</text:p>
          </table:table-cell>
          <table:table-cell table:formula="of:=SUBSTITUTE(FIXED(SUBSTITUTE([.R76];&quot;.&quot;;&quot;,&quot;); 2);&quot;,&quot;;&quot;.&quot;)" office:value-type="string" office:string-value="90.91" calcext:value-type="string">
            <text:p>90.91</text:p>
          </table:table-cell>
          <table:table-cell table:formula="of:=SUBSTITUTE(FIXED(SUBSTITUTE([.S76];&quot;.&quot;;&quot;,&quot;); 2);&quot;,&quot;;&quot;.&quot;)" office:value-type="string" office:string-value="91.52" calcext:value-type="string">
            <text:p>91.52</text:p>
          </table:table-cell>
          <table:table-cell table:formula="of:=[.T94]" office:value-type="float" office:value="3" calcext:value-type="float">
            <text:p>3</text:p>
          </table:table-cell>
          <table:table-cell table:formula="of:=SUBSTITUTE(SUBSTITUTE(SUBSTITUTE([.U76];&quot;'&quot;;&quot;&quot;);&quot;[&quot;;&quot;&quot;);&quot;]&quot;;&quot;&quot;)" office:value-type="string" office:string-value="noisiness, roll_off, entropy" calcext:value-type="string">
            <text:p>noisiness, roll_off, entropy</text:p>
          </table:table-cell>
          <table:table-cell table:number-columns-repeated="4"/>
        </table:table-row>
      </table:table>
      <table:table table:name="Hárok11" table:style-name="ta1">
        <table:table-column table:style-name="co1" table:number-columns-repeated="2" table:default-cell-style-name="Default"/>
        <table:table-column table:style-name="co1" table:number-columns-repeated="4" table:default-cell-style-name="ce2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features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2.52" calcext:value-type="float">
            <text:p>92,52</text:p>
          </table:table-cell>
          <table:table-cell office:value-type="float" office:value="87.68" calcext:value-type="float">
            <text:p>87,68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87.9" calcext:value-type="float">
            <text:p>87,90</text:p>
          </table:table-cell>
          <table:table-cell office:value-type="float" office:value="79.42" calcext:value-type="float">
            <text:p>79,42</text:p>
          </table:table-cell>
          <table:table-cell table:number-columns-repeated="2"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89.7" calcext:value-type="float">
            <text:p>89,70</text:p>
          </table:table-cell>
          <table:table-cell office:value-type="float" office:value="81.96" calcext:value-type="float">
            <text:p>81,9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87.51" calcext:value-type="float">
            <text:p>87,51</text:p>
          </table:table-cell>
          <table:table-cell office:value-type="float" office:value="79.35" calcext:value-type="float">
            <text:p>79,35</text:p>
          </table:table-cell>
          <table:table-cell office:value-type="float" office:value="95.83" calcext:value-type="float">
            <text:p>95,83</text:p>
          </table:table-cell>
          <table:table-cell office:value-type="float" office:value="96.67" calcext:value-type="float">
            <text:p>9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shape', 'zerocros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86.95" calcext:value-type="float">
            <text:p>86,95</text:p>
          </table:table-cell>
          <table:table-cell office:value-type="float" office:value="78.65" calcext:value-type="float">
            <text:p>78,65</text:p>
          </table:table-cell>
          <table:table-cell office:value-type="float" office:value="88.33" calcext:value-type="float">
            <text:p>88,33</text:p>
          </table:table-cell>
          <table:table-cell office:value-type="float" office:value="95" calcext:value-type="float">
            <text:p>95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pp', 'zerocross', 'aac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86.98" calcext:value-type="float">
            <text:p>86,98</text:p>
          </table:table-cell>
          <table:table-cell office:value-type="float" office:value="78.28" calcext:value-type="float">
            <text:p>78,28</text:p>
          </table:table-cell>
          <table:table-cell office:value-type="float" office:value="89.17" calcext:value-type="float">
            <text:p>89,17</text:p>
          </table:table-cell>
          <table:table-cell office:value-type="float" office:value="94.17" calcext:value-type="float">
            <text:p>94,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4.99" calcext:value-type="float">
            <text:p>94,99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2.67" calcext:value-type="float">
            <text:p>92,67</text:p>
          </table:table-cell>
          <table:table-cell office:value-type="float" office:value="89.2" calcext:value-type="float">
            <text:p>89,20</text:p>
          </table:table-cell>
          <table:table-cell office:value-type="float" office:value="84.17" calcext:value-type="float">
            <text:p>84,17</text:p>
          </table:table-cell>
          <table:table-cell office:value-type="float" office:value="87.5" calcext:value-type="float">
            <text:p>8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3.99" calcext:value-type="float">
            <text:p>93,99</text:p>
          </table:table-cell>
          <table:table-cell office:value-type="float" office:value="91.31" calcext:value-type="float">
            <text:p>91,31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2.71" calcext:value-type="float">
            <text:p>92,71</text:p>
          </table:table-cell>
          <table:table-cell office:value-type="float" office:value="88.55" calcext:value-type="float">
            <text:p>88,55</text:p>
          </table:table-cell>
          <table:table-cell office:value-type="float" office:value="85" calcext:value-type="float">
            <text:p>85,00</text:p>
          </table:table-cell>
          <table:table-cell office:value-type="float" office:value="80.83" calcext:value-type="float">
            <text:p>80,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31" calcext:value-type="float">
            <text:p>91,31</text:p>
          </table:table-cell>
          <table:table-cell office:value-type="float" office:value="86.99" calcext:value-type="float">
            <text:p>86,99</text:p>
          </table:table-cell>
          <table:table-cell table:number-columns-repeated="2" office:value-type="float" office:value="67.5" calcext:value-type="float">
            <text:p>67,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impuls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6.03" calcext:value-type="float">
            <text:p>96,03</text:p>
          </table:table-cell>
          <table:table-cell office:value-type="float" office:value="92.8" calcext:value-type="float">
            <text:p>92,8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1.2" calcext:value-type="float">
            <text:p>91,20</text:p>
          </table:table-cell>
          <table:table-cell office:value-type="float" office:value="84.67" calcext:value-type="float">
            <text:p>84,67</text:p>
          </table:table-cell>
          <table:table-cell office:value-type="float" office:value="95" calcext:value-type="float">
            <text:p>95,00</text:p>
          </table:table-cell>
          <table:table-cell office:value-type="float" office:value="93.33" calcext:value-type="float">
            <text:p>93,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1.93" calcext:value-type="float">
            <text:p>91,93</text:p>
          </table:table-cell>
          <table:table-cell office:value-type="float" office:value="85.47" calcext:value-type="float">
            <text:p>85,47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0.59" calcext:value-type="float">
            <text:p>90,59</text:p>
          </table:table-cell>
          <table:table-cell office:value-type="float" office:value="84.07" calcext:value-type="float">
            <text:p>84,07</text:p>
          </table:table-cell>
          <table:table-cell office:value-type="float" office:value="91.67" calcext:value-type="float">
            <text:p>91,67</text:p>
          </table:table-cell>
          <table:table-cell office:value-type="float" office:value="90" calcext:value-type="float">
            <text:p>9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ms', 'pp', 'zerocros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63" calcext:value-type="float">
            <text:p>91,63</text:p>
          </table:table-cell>
          <table:table-cell office:value-type="float" office:value="85.04" calcext:value-type="float">
            <text:p>85,04</text:p>
          </table:table-cell>
          <table:table-cell office:value-type="float" office:value="99.17" calcext:value-type="float">
            <text:p>99,17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zerocross', 'pp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float" office:value="96.42" calcext:value-type="float">
            <text:p>96,42</text:p>
          </table:table-cell>
          <table:table-cell office:value-type="float" office:value="94.76" calcext:value-type="float">
            <text:p>94,7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float" office:value="94.63" calcext:value-type="float">
            <text:p>94,63</text:p>
          </table:table-cell>
          <table:table-cell office:value-type="float" office:value="92.07" calcext:value-type="float">
            <text:p>92,0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float" office:value="94.58" calcext:value-type="float">
            <text:p>94,58</text:p>
          </table:table-cell>
          <table:table-cell office:value-type="float" office:value="91.71" calcext:value-type="float">
            <text:p>91,71</text:p>
          </table:table-cell>
          <table:table-cell office:value-type="float" office:value="100" calcext:value-type="float">
            <text:p>100,00</text:p>
          </table:table-cell>
          <table:table-cell office:value-type="float" office:value="99.17" calcext:value-type="float">
            <text:p>99,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float" office:value="94.31" calcext:value-type="float">
            <text:p>94,31</text:p>
          </table:table-cell>
          <table:table-cell office:value-type="float" office:value="91.4" calcext:value-type="float">
            <text:p>91,40</text:p>
          </table:table-cell>
          <table:table-cell office:value-type="float" office:value="98.33" calcext:value-type="float">
            <text:p>98,33</text:p>
          </table:table-cell>
          <table:table-cell office:value-type="float" office:value="95.83" calcext:value-type="float">
            <text:p>95,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float" office:value="91.9" calcext:value-type="float">
            <text:p>91,90</text:p>
          </table:table-cell>
          <table:table-cell office:value-type="float" office:value="88.51" calcext:value-type="float">
            <text:p>88,51</text:p>
          </table:table-cell>
          <table:table-cell office:value-type="float" office:value="72.5" calcext:value-type="float">
            <text:p>72,50</text:p>
          </table:table-cell>
          <table:table-cell office:value-type="float" office:value="76.67" calcext:value-type="float">
            <text:p>76,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zerocross', 'shape', 'clearance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88.15" calcext:value-type="float">
            <text:p>88,15</text:p>
          </table:table-cell>
          <table:table-cell office:value-type="float" office:value="79.99" calcext:value-type="float">
            <text:p>79,99</text:p>
          </table:table-cell>
          <table:table-cell office:value-type="float" office:value="99.39" calcext:value-type="float">
            <text:p>99,39</text:p>
          </table:table-cell>
          <table:table-cell office:value-type="float" office:value="98.18" calcext:value-type="float">
            <text:p>98,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3.83" calcext:value-type="float">
            <text:p>83,83</text:p>
          </table:table-cell>
          <table:table-cell office:value-type="float" office:value="74.43" calcext:value-type="float">
            <text:p>74,43</text:p>
          </table:table-cell>
          <table:table-cell office:value-type="float" office:value="77.58" calcext:value-type="float">
            <text:p>77,58</text:p>
          </table:table-cell>
          <table:table-cell office:value-type="float" office:value="83.03" calcext:value-type="float">
            <text:p>83,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88.93" calcext:value-type="float">
            <text:p>88,93</text:p>
          </table:table-cell>
          <table:table-cell office:value-type="float" office:value="81.86" calcext:value-type="float">
            <text:p>81,86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roll_off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0.54" calcext:value-type="float">
            <text:p>80,54</text:p>
          </table:table-cell>
          <table:table-cell office:value-type="float" office:value="68.01" calcext:value-type="float">
            <text:p>68,01</text:p>
          </table:table-cell>
          <table:table-cell office:value-type="float" office:value="33.33" calcext:value-type="float">
            <text:p>33,33</text:p>
          </table:table-cell>
          <table:table-cell office:value-type="float" office:value="31.52" calcext:value-type="float">
            <text:p>31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kurtosis', 'roll_off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86.87" calcext:value-type="float">
            <text:p>86,87</text:p>
          </table:table-cell>
          <table:table-cell office:value-type="float" office:value="77.51" calcext:value-type="float">
            <text:p>77,51</text:p>
          </table:table-cell>
          <table:table-cell office:value-type="float" office:value="95.76" calcext:value-type="float">
            <text:p>95,76</text:p>
          </table:table-cell>
          <table:table-cell office:value-type="float" office:value="93.33" calcext:value-type="float">
            <text:p>93,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flux', 'entropy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88.11" calcext:value-type="float">
            <text:p>88,11</text:p>
          </table:table-cell>
          <table:table-cell office:value-type="float" office:value="80.96" calcext:value-type="float">
            <text:p>80,96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4.17" calcext:value-type="float">
            <text:p>94,17</text:p>
          </table:table-cell>
          <table:table-cell office:value-type="float" office:value="90.94" calcext:value-type="float">
            <text:p>90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91.49" calcext:value-type="float">
            <text:p>91,49</text:p>
          </table:table-cell>
          <table:table-cell office:value-type="float" office:value="87.78" calcext:value-type="float">
            <text:p>87,78</text:p>
          </table:table-cell>
          <table:table-cell office:value-type="float" office:value="80" calcext:value-type="float">
            <text:p>80,00</text:p>
          </table:table-cell>
          <table:table-cell office:value-type="float" office:value="86.67" calcext:value-type="float">
            <text:p>86,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4.13" calcext:value-type="float">
            <text:p>94,13</text:p>
          </table:table-cell>
          <table:table-cell office:value-type="float" office:value="91.37" calcext:value-type="float">
            <text:p>91,37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3.75" calcext:value-type="float">
            <text:p>93,75</text:p>
          </table:table-cell>
          <table:table-cell office:value-type="float" office:value="90.29" calcext:value-type="float">
            <text:p>90,29</text:p>
          </table:table-cell>
          <table:table-cell table:number-columns-repeated="2" office:value-type="float" office:value="99.39" calcext:value-type="float">
            <text:p>99,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centroid', 'entropy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3.67" calcext:value-type="float">
            <text:p>93,67</text:p>
          </table:table-cell>
          <table:table-cell office:value-type="float" office:value="88.45" calcext:value-type="float">
            <text:p>88,45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86.76" calcext:value-type="float">
            <text:p>86,76</text:p>
          </table:table-cell>
          <table:table-cell office:value-type="float" office:value="78.51" calcext:value-type="float">
            <text:p>78,51</text:p>
          </table:table-cell>
          <table:table-cell office:value-type="float" office:value="64.85" calcext:value-type="float">
            <text:p>64,85</text:p>
          </table:table-cell>
          <table:table-cell office:value-type="float" office:value="70.91" calcext:value-type="float">
            <text:p>70,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2.86" calcext:value-type="float">
            <text:p>92,86</text:p>
          </table:table-cell>
          <table:table-cell office:value-type="float" office:value="87.52" calcext:value-type="float">
            <text:p>87,52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84.55" calcext:value-type="float">
            <text:p>84,55</text:p>
          </table:table-cell>
          <table:table-cell office:value-type="float" office:value="75.1" calcext:value-type="float">
            <text:p>75,10</text:p>
          </table:table-cell>
          <table:table-cell office:value-type="float" office:value="38.18" calcext:value-type="float">
            <text:p>38,18</text:p>
          </table:table-cell>
          <table:table-cell office:value-type="float" office:value="42.42" calcext:value-type="float">
            <text:p>42,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negentropy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0.7" calcext:value-type="float">
            <text:p>90,70</text:p>
          </table:table-cell>
          <table:table-cell office:value-type="float" office:value="84.74" calcext:value-type="float">
            <text:p>84,74</text:p>
          </table:table-cell>
          <table:table-cell office:value-type="float" office:value="94.55" calcext:value-type="float">
            <text:p>94,55</text:p>
          </table:table-cell>
          <table:table-cell office:value-type="float" office:value="96.36" calcext:value-type="float">
            <text:p>96,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flux', 'centroi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0.73" calcext:value-type="float">
            <text:p>90,73</text:p>
          </table:table-cell>
          <table:table-cell office:value-type="float" office:value="83.6" calcext:value-type="float">
            <text:p>83,60</text:p>
          </table:table-cell>
          <table:table-cell table:number-columns-repeated="2" office:value-type="float" office:value="94.55" calcext:value-type="float">
            <text:p>94,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'roll_off', 'entropy', 'noisiness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float" office:value="95.2" calcext:value-type="float">
            <text:p>95,20</text:p>
          </table:table-cell>
          <table:table-cell office:value-type="float" office:value="93.2" calcext:value-type="float">
            <text:p>93,20</text:p>
          </table:table-cell>
          <table:table-cell table:number-columns-repeated="2"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float" office:value="92.14" calcext:value-type="float">
            <text:p>92,14</text:p>
          </table:table-cell>
          <table:table-cell office:value-type="float" office:value="88.84" calcext:value-type="float">
            <text:p>88,84</text:p>
          </table:table-cell>
          <table:table-cell office:value-type="float" office:value="69.09" calcext:value-type="float">
            <text:p>69,09</text:p>
          </table:table-cell>
          <table:table-cell office:value-type="float" office:value="73.94" calcext:value-type="float">
            <text:p>73,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float" office:value="94.64" calcext:value-type="float">
            <text:p>94,64</text:p>
          </table:table-cell>
          <table:table-cell office:value-type="float" office:value="91.94" calcext:value-type="float">
            <text:p>91,94</text:p>
          </table:table-cell>
          <table:table-cell office:value-type="float" office:value="100" calcext:value-type="float">
            <text:p>100,00</text:p>
          </table:table-cell>
          <table:table-cell office:value-type="float" office:value="99.39" calcext:value-type="float">
            <text:p>99,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float" office:value="94.5" calcext:value-type="float">
            <text:p>94,50</text:p>
          </table:table-cell>
          <table:table-cell office:value-type="float" office:value="92.19" calcext:value-type="float">
            <text:p>92,19</text:p>
          </table:table-cell>
          <table:table-cell office:value-type="float" office:value="99.39" calcext:value-type="float">
            <text:p>99,39</text:p>
          </table:table-cell>
          <table:table-cell office:value-type="float" office:value="100" calcext:value-type="float">
            <text:p>100,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float" office:value="93.32" calcext:value-type="float">
            <text:p>93,32</text:p>
          </table:table-cell>
          <table:table-cell office:value-type="float" office:value="90.67" calcext:value-type="float">
            <text:p>90,67</text:p>
          </table:table-cell>
          <table:table-cell office:value-type="float" office:value="90.91" calcext:value-type="float">
            <text:p>90,91</text:p>
          </table:table-cell>
          <table:table-cell office:value-type="float" office:value="91.52" calcext:value-type="float">
            <text:p>91,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'roll_off', 'entropy', 'noisiness']</text:p>
          </table:table-cell>
        </table:table-row>
      </table:table>
      <table:table table:name="Accuracy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rain_accuracy</text:p>
          </table:table-cell>
          <table:table-cell office:value-type="string" calcext:value-type="string">
            <text:p>test_accuracy</text:p>
          </table:table-cell>
          <table:table-cell office:value-type="string" calcext:value-type="string">
            <text:p>train_percentile</text:p>
          </table:table-cell>
          <table:table-cell office:value-type="string" calcext:value-type="string">
            <text:p>test_percentile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atures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52009890646411</text:p>
          </table:table-cell>
          <table:table-cell office:value-type="string" calcext:value-type="string">
            <text:p>0.87684072536596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90162201701289</text:p>
          </table:table-cell>
          <table:table-cell office:value-type="string" calcext:value-type="string">
            <text:p>0.7941743276023372</text:p>
          </table:table-cell>
          <table:table-cell table:number-columns-repeated="2"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970050170706397</text:p>
          </table:table-cell>
          <table:table-cell office:value-type="string" calcext:value-type="string">
            <text:p>0.8196215189660677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pp', 'skewnes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zerocros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750843557342826</text:p>
          </table:table-cell>
          <table:table-cell office:value-type="string" calcext:value-type="string">
            <text:p>0.7935048710665928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zerocross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698119692221002</text:p>
          </table:table-cell>
          <table:table-cell office:value-type="string" calcext:value-type="string">
            <text:p>0.782791885850658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94.1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34420499467144</text:p>
          </table:table-cell>
          <table:table-cell office:value-type="string" calcext:value-type="string">
            <text:p>0.7389550875895642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88.3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094042687973906</text:p>
          </table:table-cell>
          <table:table-cell office:value-type="string" calcext:value-type="string">
            <text:p>0.7054912242371276</text:p>
          </table:table-cell>
          <table:table-cell office:value-type="string" calcext:value-type="string">
            <text:p>48.333333333333336</text:p>
          </table:table-cell>
          <table:table-cell office:value-type="string" calcext:value-type="string">
            <text:p>49.1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aac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aac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71817957508018</text:p>
          </table:table-cell>
          <table:table-cell office:value-type="string" calcext:value-type="string">
            <text:p>0.7536691260090866</text:p>
          </table:table-cell>
          <table:table-cell table:number-columns-repeated="2" office:value-type="string" calcext:value-type="string">
            <text:p>9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aac', 'zerocros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aac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72987090711506</text:p>
          </table:table-cell>
          <table:table-cell office:value-type="string" calcext:value-type="string">
            <text:p>0.829642639059287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aac', 'rm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03547952626287</text:p>
          </table:table-cell>
          <table:table-cell office:value-type="string" calcext:value-type="string">
            <text:p>0.81442772981066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48226478765756</text:p>
          </table:table-cell>
          <table:table-cell office:value-type="string" calcext:value-type="string">
            <text:p>0.7642258014861253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aac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ms', 'pp', 'aac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86045793189394</text:p>
          </table:table-cell>
          <table:table-cell office:value-type="string" calcext:value-type="string">
            <text:p>0.74916401953513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8.3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ms', 'pp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ms', 'pp', 'aac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72205443618787</text:p>
          </table:table-cell>
          <table:table-cell office:value-type="string" calcext:value-type="string">
            <text:p>0.772927610864667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aac', 'rm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498646379329662</text:p>
          </table:table-cell>
          <table:table-cell office:value-type="string" calcext:value-type="string">
            <text:p>0.9207322952136818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267162502850755</text:p>
          </table:table-cell>
          <table:table-cell office:value-type="string" calcext:value-type="string">
            <text:p>0.8920483095484052</text:p>
          </table:table-cell>
          <table:table-cell office:value-type="string" calcext:value-type="string">
            <text:p>84.16666666666667</text:p>
          </table:table-cell>
          <table:table-cell office:value-type="string" calcext:value-type="string">
            <text:p>8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398715753683908</text:p>
          </table:table-cell>
          <table:table-cell office:value-type="string" calcext:value-type="string">
            <text:p>0.91305378071954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aac', 'kurtosi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27055488168031</text:p>
          </table:table-cell>
          <table:table-cell office:value-type="string" calcext:value-type="string">
            <text:p>0.8855030544183851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0.8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776754881170694</text:p>
          </table:table-cell>
          <table:table-cell office:value-type="string" calcext:value-type="string">
            <text:p>0.8146638471445862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9.1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87954051793316</text:p>
          </table:table-cell>
          <table:table-cell office:value-type="string" calcext:value-type="string">
            <text:p>0.8016867894506337</text:p>
          </table:table-cell>
          <table:table-cell office:value-type="string" calcext:value-type="string">
            <text:p>60.833333333333336</text:p>
          </table:table-cell>
          <table:table-cell office:value-type="string" calcext:value-type="string">
            <text:p>8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95662731530873</text:p>
          </table:table-cell>
          <table:table-cell office:value-type="string" calcext:value-type="string">
            <text:p>0.8447163762921731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aac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87388140091418</text:p>
          </table:table-cell>
          <table:table-cell office:value-type="string" calcext:value-type="string">
            <text:p>0.800319269412072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7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aac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05600678899627</text:p>
          </table:table-cell>
          <table:table-cell office:value-type="string" calcext:value-type="string">
            <text:p>0.7955413715627356</text:p>
          </table:table-cell>
          <table:table-cell office:value-type="string" calcext:value-type="string">
            <text:p>81.66666666666667</text:p>
          </table:table-cell>
          <table:table-cell office:value-type="string" calcext:value-type="string">
            <text:p>59.1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kewnes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705600678899627</text:p>
          </table:table-cell>
          <table:table-cell office:value-type="string" calcext:value-type="string">
            <text:p>0.7955413715627356</text:p>
          </table:table-cell>
          <table:table-cell office:value-type="string" calcext:value-type="string">
            <text:p>81.66666666666667</text:p>
          </table:table-cell>
          <table:table-cell office:value-type="string" calcext:value-type="string">
            <text:p>59.1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kewnes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5662731530873</text:p>
          </table:table-cell>
          <table:table-cell office:value-type="string" calcext:value-type="string">
            <text:p>0.8447163762921731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aac', 'pp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156462585034013</text:p>
          </table:table-cell>
          <table:table-cell office:value-type="string" calcext:value-type="string">
            <text:p>0.867006802721088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982426303854876</text:p>
          </table:table-cell>
          <table:table-cell office:value-type="string" calcext:value-type="string">
            <text:p>0.842517006802721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95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03684807256235</text:p>
          </table:table-cell>
          <table:table-cell office:value-type="string" calcext:value-type="string">
            <text:p>0.840249433106575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1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aac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999716553287982</text:p>
          </table:table-cell>
          <table:table-cell office:value-type="string" calcext:value-type="string">
            <text:p>0.8396825396825397</text:p>
          </table:table-cell>
          <table:table-cell office:value-type="string" calcext:value-type="string">
            <text:p>99.16666666666667</text:p>
          </table:table-cell>
          <table:table-cell office:value-type="string" calcext:value-type="string">
            <text:p>9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982426303854876</text:p>
          </table:table-cell>
          <table:table-cell office:value-type="string" calcext:value-type="string">
            <text:p>0.8395691609977325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88.3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39285714285714</text:p>
          </table:table-cell>
          <table:table-cell office:value-type="string" calcext:value-type="string">
            <text:p>0.8221088435374149</text:p>
          </table:table-cell>
          <table:table-cell office:value-type="string" calcext:value-type="string">
            <text:p>49.16666666666667</text:p>
          </table:table-cell>
          <table:table-cell office:value-type="string" calcext:value-type="string">
            <text:p>54.1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rms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84126984126982</text:p>
          </table:table-cell>
          <table:table-cell office:value-type="string" calcext:value-type="string">
            <text:p>0.8367346938775511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83.3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aac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02579057798684</text:p>
          </table:table-cell>
          <table:table-cell office:value-type="string" calcext:value-type="string">
            <text:p>0.928043786378940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19817166536297</text:p>
          </table:table-cell>
          <table:table-cell office:value-type="string" calcext:value-type="string">
            <text:p>0.8467135006134351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3.3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261036417948</text:p>
          </table:table-cell>
          <table:table-cell office:value-type="string" calcext:value-type="string">
            <text:p>0.854746418827694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pp', 'skewnes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121484856916366</text:p>
          </table:table-cell>
          <table:table-cell office:value-type="string" calcext:value-type="string">
            <text:p>0.8504013938141096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121484856916366</text:p>
          </table:table-cell>
          <table:table-cell office:value-type="string" calcext:value-type="string">
            <text:p>0.8504013938141096</text:p>
          </table:table-cell>
          <table:table-cell office:value-type="string" calcext:value-type="string">
            <text:p>95.83333333333334</text:p>
          </table:table-cell>
          <table:table-cell office:value-type="string" calcext:value-type="string">
            <text:p>9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058740850014612</text:p>
          </table:table-cell>
          <table:table-cell office:value-type="string" calcext:value-type="string">
            <text:p>0.8406967950118485</text:p>
          </table:table-cell>
          <table:table-cell office:value-type="string" calcext:value-type="string">
            <text:p>91.66666666666667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ms', 'pp', 'zerocros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24467275294909</text:p>
          </table:table-cell>
          <table:table-cell office:value-type="string" calcext:value-type="string">
            <text:p>0.8062189430989954</text:p>
          </table:table-cell>
          <table:table-cell office:value-type="string" calcext:value-type="string">
            <text:p>75.83333333333334</text:p>
          </table:table-cell>
          <table:table-cell office:value-type="string" calcext:value-type="string">
            <text:p>76.6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crest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09367415114908</text:p>
          </table:table-cell>
          <table:table-cell office:value-type="string" calcext:value-type="string">
            <text:p>0.853080900601110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99424970557302</text:p>
          </table:table-cell>
          <table:table-cell office:value-type="string" calcext:value-type="string">
            <text:p>0.7663927216909519</text:p>
          </table:table-cell>
          <table:table-cell office:value-type="string" calcext:value-type="string">
            <text:p>71.66666666666667</text:p>
          </table:table-cell>
          <table:table-cell office:value-type="string" calcext:value-type="string">
            <text:p>79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780114410909811</text:p>
          </table:table-cell>
          <table:table-cell office:value-type="string" calcext:value-type="string">
            <text:p>0.806221744172366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aac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533301834459419</text:p>
          </table:table-cell>
          <table:table-cell office:value-type="string" calcext:value-type="string">
            <text:p>0.7774407152820961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88.3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zerocross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533301834459419</text:p>
          </table:table-cell>
          <table:table-cell office:value-type="string" calcext:value-type="string">
            <text:p>0.7774407152820961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88.3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zerocross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07764472420112</text:p>
          </table:table-cell>
          <table:table-cell office:value-type="string" calcext:value-type="string">
            <text:p>0.7894914931401713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6.6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rms', 'aac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33301834459419</text:p>
          </table:table-cell>
          <table:table-cell office:value-type="string" calcext:value-type="string">
            <text:p>0.7774407152820961</text:p>
          </table:table-cell>
          <table:table-cell office:value-type="string" calcext:value-type="string">
            <text:p>89.16666666666667</text:p>
          </table:table-cell>
          <table:table-cell office:value-type="string" calcext:value-type="string">
            <text:p>88.3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zerocross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42804283692687</text:p>
          </table:table-cell>
          <table:table-cell office:value-type="string" calcext:value-type="string">
            <text:p>0.884203551587579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60877217087513</text:p>
          </table:table-cell>
          <table:table-cell office:value-type="string" calcext:value-type="string">
            <text:p>0.8165989840612362</text:p>
          </table:table-cell>
          <table:table-cell office:value-type="string" calcext:value-type="string">
            <text:p>96.66666666666667</text:p>
          </table:table-cell>
          <table:table-cell office:value-type="string" calcext:value-type="string">
            <text:p>99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0647586025227</text:p>
          </table:table-cell>
          <table:table-cell office:value-type="string" calcext:value-type="string">
            <text:p>0.804051720518884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8.3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pp', 'aac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702728110486155</text:p>
          </table:table-cell>
          <table:table-cell office:value-type="string" calcext:value-type="string">
            <text:p>0.7941755642938106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4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ms', 'pp', 'zerocros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1492580026062</text:p>
          </table:table-cell>
          <table:table-cell office:value-type="string" calcext:value-type="string">
            <text:p>0.7339376722967772</text:p>
          </table:table-cell>
          <table:table-cell office:value-type="string" calcext:value-type="string">
            <text:p>69.16666666666667</text:p>
          </table:table-cell>
          <table:table-cell office:value-type="string" calcext:value-type="string">
            <text:p>68.3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rms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31492580026062</text:p>
          </table:table-cell>
          <table:table-cell office:value-type="string" calcext:value-type="string">
            <text:p>0.7339376722967772</text:p>
          </table:table-cell>
          <table:table-cell office:value-type="string" calcext:value-type="string">
            <text:p>69.16666666666667</text:p>
          </table:table-cell>
          <table:table-cell office:value-type="string" calcext:value-type="string">
            <text:p>68.3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ms', 'pp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702728110486155</text:p>
          </table:table-cell>
          <table:table-cell office:value-type="string" calcext:value-type="string">
            <text:p>0.7941755642938106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94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ms', 'zerocros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642051122189546</text:p>
          </table:table-cell>
          <table:table-cell office:value-type="string" calcext:value-type="string">
            <text:p>0.9476070959431713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462511154003257</text:p>
          </table:table-cell>
          <table:table-cell office:value-type="string" calcext:value-type="string">
            <text:p>0.920732040147428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57994728951544</text:p>
          </table:table-cell>
          <table:table-cell office:value-type="string" calcext:value-type="string">
            <text:p>0.917116731070895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aac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431459397037573</text:p>
          </table:table-cell>
          <table:table-cell office:value-type="string" calcext:value-type="string">
            <text:p>0.9139562051242811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431459397037573</text:p>
          </table:table-cell>
          <table:table-cell office:value-type="string" calcext:value-type="string">
            <text:p>0.9139562051242811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431459397037573</text:p>
          </table:table-cell>
          <table:table-cell office:value-type="string" calcext:value-type="string">
            <text:p>0.9139562051242811</text:p>
          </table:table-cell>
          <table:table-cell office:value-type="string" calcext:value-type="string">
            <text:p>98.33333333333334</text:p>
          </table:table-cell>
          <table:table-cell office:value-type="string" calcext:value-type="string">
            <text:p>95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zerocross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8981671177673</text:p>
          </table:table-cell>
          <table:table-cell office:value-type="string" calcext:value-type="string">
            <text:p>0.8850510770172552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76.6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clearanc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110883050693408</text:p>
          </table:table-cell>
          <table:table-cell office:value-type="string" calcext:value-type="string">
            <text:p>0.869538277344569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914501645323873</text:p>
          </table:table-cell>
          <table:table-cell office:value-type="string" calcext:value-type="string">
            <text:p>0.8372081030162148</text:p>
          </table:table-cell>
          <table:table-cell office:value-type="string" calcext:value-type="string">
            <text:p>86.66666666666667</text:p>
          </table:table-cell>
          <table:table-cell office:value-type="string" calcext:value-type="string">
            <text:p>83.3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34039596969772</text:p>
          </table:table-cell>
          <table:table-cell office:value-type="string" calcext:value-type="string">
            <text:p>0.8542804647028488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aac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pp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rm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zerocross', 'rms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12227791692002</text:p>
          </table:table-cell>
          <table:table-cell office:value-type="string" calcext:value-type="string">
            <text:p>0.8342478639787915</text:p>
          </table:table-cell>
          <table:table-cell office:value-type="string" calcext:value-type="string">
            <text:p>85.83333333333334</text:p>
          </table:table-cell>
          <table:table-cell office:value-type="string" calcext:value-type="string">
            <text:p>80.833333333333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rm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54591836734694</text:p>
          </table:table-cell>
          <table:table-cell office:value-type="string" calcext:value-type="string">
            <text:p>0.904988662131519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65816326530611</text:p>
          </table:table-cell>
          <table:table-cell office:value-type="string" calcext:value-type="string">
            <text:p>0.8731292517006801</text:p>
          </table:table-cell>
          <table:table-cell table:number-columns-repeated="2" office:value-type="string" calcext:value-type="string">
            <text:p>99.1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90759637188208</text:p>
          </table:table-cell>
          <table:table-cell office:value-type="string" calcext:value-type="string">
            <text:p>0.87766439909297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rms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927154195011336</text:p>
          </table:table-cell>
          <table:table-cell office:value-type="string" calcext:value-type="string">
            <text:p>0.8353741496598641</text:p>
          </table:table-cell>
          <table:table-cell office:value-type="string" calcext:value-type="string">
            <text:p>73.33333333333334</text:p>
          </table:table-cell>
          <table:table-cell office:value-type="string" calcext:value-type="string">
            <text:p>6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rm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927154195011336</text:p>
          </table:table-cell>
          <table:table-cell office:value-type="string" calcext:value-type="string">
            <text:p>0.8353741496598641</text:p>
          </table:table-cell>
          <table:table-cell office:value-type="string" calcext:value-type="string">
            <text:p>73.33333333333334</text:p>
          </table:table-cell>
          <table:table-cell office:value-type="string" calcext:value-type="string">
            <text:p>6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hape', 'rms', 'pp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927154195011336</text:p>
          </table:table-cell>
          <table:table-cell office:value-type="string" calcext:value-type="string">
            <text:p>0.8353741496598641</text:p>
          </table:table-cell>
          <table:table-cell office:value-type="string" calcext:value-type="string">
            <text:p>73.33333333333334</text:p>
          </table:table-cell>
          <table:table-cell office:value-type="string" calcext:value-type="string">
            <text:p>6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pp', 'rms', 'shape']</text:p>
          </table:table-cell>
        </table:table-row>
        <table:table-row table:style-name="ro1" table:visibility="filter">
          <table:table-cell office:value-type="string" calcext:value-type="string">
            <text:p>T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190759637188208</text:p>
          </table:table-cell>
          <table:table-cell office:value-type="string" calcext:value-type="string">
            <text:p>0.877664399092970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zerocross', 'shape', 'rm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15262604361894</text:p>
          </table:table-cell>
          <table:table-cell office:value-type="string" calcext:value-type="string">
            <text:p>0.7998661086928511</text:p>
          </table:table-cell>
          <table:table-cell office:value-type="string" calcext:value-type="string">
            <text:p>99.39393939393939</text:p>
          </table:table-cell>
          <table:table-cell office:value-type="string" calcext:value-type="string">
            <text:p>98.18181818181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382701518420717</text:p>
          </table:table-cell>
          <table:table-cell office:value-type="string" calcext:value-type="string">
            <text:p>0.7443113000901946</text:p>
          </table:table-cell>
          <table:table-cell office:value-type="string" calcext:value-type="string">
            <text:p>77.57575757575758</text:p>
          </table:table-cell>
          <table:table-cell office:value-type="string" calcext:value-type="string">
            <text:p>83.0303030303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93077772469633</text:p>
          </table:table-cell>
          <table:table-cell office:value-type="string" calcext:value-type="string">
            <text:p>0.8186159336257652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687250480795312</text:p>
          </table:table-cell>
          <table:table-cell office:value-type="string" calcext:value-type="string">
            <text:p>0.7751023792317216</text:p>
          </table:table-cell>
          <table:table-cell office:value-type="string" calcext:value-type="string">
            <text:p>95.75757575757576</text:p>
          </table:table-cell>
          <table:table-cell office:value-type="string" calcext:value-type="string">
            <text:p>93.3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entropy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053883023681904</text:p>
          </table:table-cell>
          <table:table-cell office:value-type="string" calcext:value-type="string">
            <text:p>0.6800529963081854</text:p>
          </table:table-cell>
          <table:table-cell office:value-type="string" calcext:value-type="string">
            <text:p>33.333333333333336</text:p>
          </table:table-cell>
          <table:table-cell office:value-type="string" calcext:value-type="string">
            <text:p>31.5151515151515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skewness', 'kurtosi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687250480795312</text:p>
          </table:table-cell>
          <table:table-cell office:value-type="string" calcext:value-type="string">
            <text:p>0.7751023792317216</text:p>
          </table:table-cell>
          <table:table-cell office:value-type="string" calcext:value-type="string">
            <text:p>95.75757575757576</text:p>
          </table:table-cell>
          <table:table-cell office:value-type="string" calcext:value-type="string">
            <text:p>93.33333333333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entropy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811083053780827</text:p>
          </table:table-cell>
          <table:table-cell office:value-type="string" calcext:value-type="string">
            <text:p>0.8095673462070666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entropy', 'centroi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450468895736979</text:p>
          </table:table-cell>
          <table:table-cell office:value-type="string" calcext:value-type="string">
            <text:p>0.7660593939597654</text:p>
          </table:table-cell>
          <table:table-cell office:value-type="string" calcext:value-type="string">
            <text:p>98.7878787878788</text:p>
          </table:table-cell>
          <table:table-cell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160977095068851</text:p>
          </table:table-cell>
          <table:table-cell office:value-type="string" calcext:value-type="string">
            <text:p>0.7198797779309031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8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545011715831159</text:p>
          </table:table-cell>
          <table:table-cell office:value-type="string" calcext:value-type="string">
            <text:p>0.7680722452843931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noisi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35006868504451</text:p>
          </table:table-cell>
          <table:table-cell office:value-type="string" calcext:value-type="string">
            <text:p>0.7453096026397314</text:p>
          </table:table-cell>
          <table:table-cell office:value-type="string" calcext:value-type="string">
            <text:p>92.72727272727273</text:p>
          </table:table-cell>
          <table:table-cell office:value-type="string" calcext:value-type="string">
            <text:p>93.93939393939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std', 'entropy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387718939047929</text:p>
          </table:table-cell>
          <table:table-cell office:value-type="string" calcext:value-type="string">
            <text:p>0.7533436412833397</text:p>
          </table:table-cell>
          <table:table-cell office:value-type="string" calcext:value-type="string">
            <text:p>95.15151515151516</text:p>
          </table:table-cell>
          <table:table-cell office:value-type="string" calcext:value-type="string">
            <text:p>96.363636363636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roll_off', 'noisi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35006868504451</text:p>
          </table:table-cell>
          <table:table-cell office:value-type="string" calcext:value-type="string">
            <text:p>0.7453096026397314</text:p>
          </table:table-cell>
          <table:table-cell office:value-type="string" calcext:value-type="string">
            <text:p>92.72727272727273</text:p>
          </table:table-cell>
          <table:table-cell office:value-type="string" calcext:value-type="string">
            <text:p>93.93939393939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std', 'entropy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24045155385695</text:p>
          </table:table-cell>
          <table:table-cell office:value-type="string" calcext:value-type="string">
            <text:p>0.7175335988750888</text:p>
          </table:table-cell>
          <table:table-cell office:value-type="string" calcext:value-type="string">
            <text:p>87.27272727272728</text:p>
          </table:table-cell>
          <table:table-cell office:value-type="string" calcext:value-type="string">
            <text:p>78.78787878787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td', 'energy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556307349786769</text:p>
          </table:table-cell>
          <table:table-cell office:value-type="string" calcext:value-type="string">
            <text:p>0.7690743202586027</text:p>
          </table:table-cell>
          <table:table-cell office:value-type="string" calcext:value-type="string">
            <text:p>97.57575757575758</text:p>
          </table:table-cell>
          <table:table-cell office:value-type="string" calcext:value-type="string">
            <text:p>98.18181818181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282713215403721</text:p>
          </table:table-cell>
          <table:table-cell office:value-type="string" calcext:value-type="string">
            <text:p>0.7292525993199088</text:p>
          </table:table-cell>
          <table:table-cell office:value-type="string" calcext:value-type="string">
            <text:p>87.87878787878788</text:p>
          </table:table-cell>
          <table:table-cell office:value-type="string" calcext:value-type="string">
            <text:p>8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597306195461639</text:p>
          </table:table-cell>
          <table:table-cell office:value-type="string" calcext:value-type="string">
            <text:p>0.782631365360126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entropy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158048026576609</text:p>
          </table:table-cell>
          <table:table-cell office:value-type="string" calcext:value-type="string">
            <text:p>0.7095054645191083</text:p>
          </table:table-cell>
          <table:table-cell office:value-type="string" calcext:value-type="string">
            <text:p>76.96969696969697</text:p>
          </table:table-cell>
          <table:table-cell office:value-type="string" calcext:value-type="string">
            <text:p>74.545454545454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std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7884873614962994</text:p>
          </table:table-cell>
          <table:table-cell office:value-type="string" calcext:value-type="string">
            <text:p>0.6658289136731923</text:p>
          </table:table-cell>
          <table:table-cell office:value-type="string" calcext:value-type="string">
            <text:p>36.36363636363637</text:p>
          </table:table-cell>
          <table:table-cell office:value-type="string" calcext:value-type="string">
            <text:p>35.75757575757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kurtosis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193189394211222</text:p>
          </table:table-cell>
          <table:table-cell office:value-type="string" calcext:value-type="string">
            <text:p>0.708834469151005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73.939393939393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roll_on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143405862991496</text:p>
          </table:table-cell>
          <table:table-cell office:value-type="string" calcext:value-type="string">
            <text:p>0.6991315542743595</text:p>
          </table:table-cell>
          <table:table-cell office:value-type="string" calcext:value-type="string">
            <text:p>73.93939393939394</text:p>
          </table:table-cell>
          <table:table-cell office:value-type="string" calcext:value-type="string">
            <text:p>64.84848484848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td', 'energy', 'roll_off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416780338291216</text:p>
          </table:table-cell>
          <table:table-cell office:value-type="string" calcext:value-type="string">
            <text:p>0.909441532438050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149168567568596</text:p>
          </table:table-cell>
          <table:table-cell office:value-type="string" calcext:value-type="string">
            <text:p>0.877823009526724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86.6666666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13392581231186</text:p>
          </table:table-cell>
          <table:table-cell office:value-type="string" calcext:value-type="string">
            <text:p>0.913730216423716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375001773006412</text:p>
          </table:table-cell>
          <table:table-cell office:value-type="string" calcext:value-type="string">
            <text:p>0.902890920916708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entropy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57011302518769</text:p>
          </table:table-cell>
          <table:table-cell office:value-type="string" calcext:value-type="string">
            <text:p>0.825823764321125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04460916854723</text:p>
          </table:table-cell>
          <table:table-cell office:value-type="string" calcext:value-type="string">
            <text:p>0.8014584807233318</text:p>
          </table:table-cell>
          <table:table-cell office:value-type="string" calcext:value-type="string">
            <text:p>74.54545454545455</text:p>
          </table:table-cell>
          <table:table-cell office:value-type="string" calcext:value-type="string">
            <text:p>77.575757575757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64414490385414</text:p>
          </table:table-cell>
          <table:table-cell office:value-type="string" calcext:value-type="string">
            <text:p>0.826505321588779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noisi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41075209551772</text:p>
          </table:table-cell>
          <table:table-cell office:value-type="string" calcext:value-type="string">
            <text:p>0.819676014107976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841075209551772</text:p>
          </table:table-cell>
          <table:table-cell office:value-type="string" calcext:value-type="string">
            <text:p>0.819676014107976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41075209551772</text:p>
          </table:table-cell>
          <table:table-cell office:value-type="string" calcext:value-type="string">
            <text:p>0.8196760141079762</text:p>
          </table:table-cell>
          <table:table-cell table:number-columns-repeated="2" office:value-type="string" calcext:value-type="string">
            <text:p>99.393939393939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centroid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18898745224867</text:p>
          </table:table-cell>
          <table:table-cell office:value-type="string" calcext:value-type="string">
            <text:p>0.7698101228098818</text:p>
          </table:table-cell>
          <table:table-cell office:value-type="string" calcext:value-type="string">
            <text:p>9.090909090909092</text:p>
          </table:table-cell>
          <table:table-cell office:value-type="string" calcext:value-type="string">
            <text:p>4.848484848484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td', 'energy', 'centroi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82482993197278</text:p>
          </table:table-cell>
          <table:table-cell office:value-type="string" calcext:value-type="string">
            <text:p>0.8489795918367348</text:p>
          </table:table-cell>
          <table:table-cell office:value-type="string" calcext:value-type="string">
            <text:p>99.39393939393939</text:p>
          </table:table-cell>
          <table:table-cell office:value-type="string" calcext:value-type="string">
            <text:p>98.181818181818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856009070294786</text:p>
          </table:table-cell>
          <table:table-cell office:value-type="string" calcext:value-type="string">
            <text:p>0.823469387755102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6.969696969696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89002267573696</text:p>
          </table:table-cell>
          <table:table-cell office:value-type="string" calcext:value-type="string">
            <text:p>0.855555555555555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47505668934241</text:p>
          </table:table-cell>
          <table:table-cell office:value-type="string" calcext:value-type="string">
            <text:p>0.822562358276644</text:p>
          </table:table-cell>
          <table:table-cell office:value-type="string" calcext:value-type="string">
            <text:p>74.54545454545455</text:p>
          </table:table-cell>
          <table:table-cell office:value-type="string" calcext:value-type="string">
            <text:p>75.75757575757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noisi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847505668934241</text:p>
          </table:table-cell>
          <table:table-cell office:value-type="string" calcext:value-type="string">
            <text:p>0.822562358276644</text:p>
          </table:table-cell>
          <table:table-cell office:value-type="string" calcext:value-type="string">
            <text:p>74.54545454545455</text:p>
          </table:table-cell>
          <table:table-cell office:value-type="string" calcext:value-type="string">
            <text:p>75.757575757575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noisi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964002267573695</text:p>
          </table:table-cell>
          <table:table-cell office:value-type="string" calcext:value-type="string">
            <text:p>0.8332199546485259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88.484848484848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965419501133788</text:p>
          </table:table-cell>
          <table:table-cell office:value-type="string" calcext:value-type="string">
            <text:p>0.8421768707482993</text:p>
          </table:table-cell>
          <table:table-cell office:value-type="string" calcext:value-type="string">
            <text:p>93.93939393939394</text:p>
          </table:table-cell>
          <table:table-cell office:value-type="string" calcext:value-type="string">
            <text:p>96.060606060606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366630442961664</text:p>
          </table:table-cell>
          <table:table-cell office:value-type="string" calcext:value-type="string">
            <text:p>0.884534153487616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676363769995223</text:p>
          </table:table-cell>
          <table:table-cell office:value-type="string" calcext:value-type="string">
            <text:p>0.785137504691798</text:p>
          </table:table-cell>
          <table:table-cell office:value-type="string" calcext:value-type="string">
            <text:p>64.84848484848484</text:p>
          </table:table-cell>
          <table:table-cell office:value-type="string" calcext:value-type="string">
            <text:p>70.9090909090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286318464114908</text:p>
          </table:table-cell>
          <table:table-cell office:value-type="string" calcext:value-type="string">
            <text:p>0.875166803919261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entropy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579312589574922</text:p>
          </table:table-cell>
          <table:table-cell office:value-type="string" calcext:value-type="string">
            <text:p>0.7717578976263704</text:p>
          </table:table-cell>
          <table:table-cell office:value-type="string" calcext:value-type="string">
            <text:p>51.515151515151516</text:p>
          </table:table-cell>
          <table:table-cell office:value-type="string" calcext:value-type="string">
            <text:p>5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flux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579312589574922</text:p>
          </table:table-cell>
          <table:table-cell office:value-type="string" calcext:value-type="string">
            <text:p>0.7717578976263704</text:p>
          </table:table-cell>
          <table:table-cell office:value-type="string" calcext:value-type="string">
            <text:p>51.515151515151516</text:p>
          </table:table-cell>
          <table:table-cell office:value-type="string" calcext:value-type="string">
            <text:p>5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skewness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579312589574922</text:p>
          </table:table-cell>
          <table:table-cell office:value-type="string" calcext:value-type="string">
            <text:p>0.7717578976263704</text:p>
          </table:table-cell>
          <table:table-cell office:value-type="string" calcext:value-type="string">
            <text:p>51.515151515151516</text:p>
          </table:table-cell>
          <table:table-cell office:value-type="string" calcext:value-type="string">
            <text:p>5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flux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72961191637399</text:p>
          </table:table-cell>
          <table:table-cell office:value-type="string" calcext:value-type="string">
            <text:p>0.8360055573295687</text:p>
          </table:table-cell>
          <table:table-cell table:number-columns-repeated="2" office:value-type="string" calcext:value-type="string">
            <text:p>94.545454545454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entropy', 'noisi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80606143330376</text:p>
          </table:table-cell>
          <table:table-cell office:value-type="string" calcext:value-type="string">
            <text:p>0.8022027640992027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067262345371151</text:p>
          </table:table-cell>
          <table:table-cell office:value-type="string" calcext:value-type="string">
            <text:p>0.7024683058548036</text:p>
          </table:table-cell>
          <table:table-cell office:value-type="string" calcext:value-type="string">
            <text:p>52.72727272727273</text:p>
          </table:table-cell>
          <table:table-cell office:value-type="string" calcext:value-type="string">
            <text:p>5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696448501966054</text:p>
          </table:table-cell>
          <table:table-cell office:value-type="string" calcext:value-type="string">
            <text:p>0.7921659579951037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n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24045995355666</text:p>
          </table:table-cell>
          <table:table-cell office:value-type="string" calcext:value-type="string">
            <text:p>0.7158635989311104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0.30303030303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n', 'roll_off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24045995355666</text:p>
          </table:table-cell>
          <table:table-cell office:value-type="string" calcext:value-type="string">
            <text:p>0.7158635989311104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0.30303030303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n', 'roll_off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24045995355666</text:p>
          </table:table-cell>
          <table:table-cell office:value-type="string" calcext:value-type="string">
            <text:p>0.7158635989311104</text:p>
          </table:table-cell>
          <table:table-cell office:value-type="string" calcext:value-type="string">
            <text:p>76.36363636363636</text:p>
          </table:table-cell>
          <table:table-cell office:value-type="string" calcext:value-type="string">
            <text:p>70.30303030303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n', 'roll_off', 'flux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493134120455194</text:p>
          </table:table-cell>
          <table:table-cell office:value-type="string" calcext:value-type="string">
            <text:p>0.7613743186389025</text:p>
          </table:table-cell>
          <table:table-cell office:value-type="string" calcext:value-type="string">
            <text:p>93.33333333333334</text:p>
          </table:table-cell>
          <table:table-cell office:value-type="string" calcext:value-type="string">
            <text:p>92.72727272727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n', 'roll_off', 'st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8933652296966986</text:p>
          </table:table-cell>
          <table:table-cell office:value-type="string" calcext:value-type="string">
            <text:p>0.82580512447348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249249251088908</text:p>
          </table:table-cell>
          <table:table-cell office:value-type="string" calcext:value-type="string">
            <text:p>0.7126855207735688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5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8855423008964178</text:p>
          </table:table-cell>
          <table:table-cell office:value-type="string" calcext:value-type="string">
            <text:p>0.8107443220777768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8.78787878787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entropy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383532707483161</text:p>
          </table:table-cell>
          <table:table-cell office:value-type="string" calcext:value-type="string">
            <text:p>0.7488269125816879</text:p>
          </table:table-cell>
          <table:table-cell office:value-type="string" calcext:value-type="string">
            <text:p>78.18181818181819</text:p>
          </table:table-cell>
          <table:table-cell office:value-type="string" calcext:value-type="string">
            <text:p>81.212121212121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std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7758117163563233</text:p>
          </table:table-cell>
          <table:table-cell office:value-type="string" calcext:value-type="string">
            <text:p>0.6432379899525615</text:p>
          </table:table-cell>
          <table:table-cell office:value-type="string" calcext:value-type="string">
            <text:p>7.272727272727273</text:p>
          </table:table-cell>
          <table:table-cell office:value-type="string" calcext:value-type="string">
            <text:p>6.06060606060606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skewness', 'kurtosi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004935418178126</text:p>
          </table:table-cell>
          <table:table-cell office:value-type="string" calcext:value-type="string">
            <text:p>0.6802209596843034</text:p>
          </table:table-cell>
          <table:table-cell table:number-columns-repeated="2" office:value-type="string" calcext:value-type="string">
            <text:p>30.303030303030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std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8527859580154707</text:p>
          </table:table-cell>
          <table:table-cell office:value-type="string" calcext:value-type="string">
            <text:p>0.7628850701781392</text:p>
          </table:table-cell>
          <table:table-cell office:value-type="string" calcext:value-type="string">
            <text:p>87.87878787878788</text:p>
          </table:table-cell>
          <table:table-cell office:value-type="string" calcext:value-type="string">
            <text:p>86.6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roll_on', 'st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520098880368366</text:p>
          </table:table-cell>
          <table:table-cell office:value-type="string" calcext:value-type="string">
            <text:p>0.932021272525538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9214093751479167</text:p>
          </table:table-cell>
          <table:table-cell office:value-type="string" calcext:value-type="string">
            <text:p>0.8884383568631952</text:p>
          </table:table-cell>
          <table:table-cell office:value-type="string" calcext:value-type="string">
            <text:p>69.0909090909091</text:p>
          </table:table-cell>
          <table:table-cell office:value-type="string" calcext:value-type="string">
            <text:p>73.93939393939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463642531308109</text:p>
          </table:table-cell>
          <table:table-cell office:value-type="string" calcext:value-type="string">
            <text:p>0.9193784035403196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9.39393939393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entropy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9388550888790185</text:p>
          </table:table-cell>
          <table:table-cell office:value-type="string" calcext:value-type="string">
            <text:p>0.9123793855453954</text:p>
          </table:table-cell>
          <table:table-cell office:value-type="string" calcext:value-type="string">
            <text:p>95.15151515151516</text:p>
          </table:table-cell>
          <table:table-cell office:value-type="string" calcext:value-type="string">
            <text:p>97.575757575757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noisiness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39</text:p>
          </table:table-cell>
          <table:table-cell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centroid', 'flux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9450091662439342</text:p>
          </table:table-cell>
          <table:table-cell office:value-type="string" calcext:value-type="string">
            <text:p>0.921863003915267</text:p>
          </table:table-cell>
          <table:table-cell office:value-type="string" calcext:value-type="string">
            <text:p>99.39393939393939</text:p>
          </table:table-cell>
          <table:table-cell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centroid']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33209198978812</text:p>
          </table:table-cell>
          <table:table-cell office:value-type="string" calcext:value-type="string">
            <text:p>0.9067322186938057</text:p>
          </table:table-cell>
          <table:table-cell office:value-type="string" calcext:value-type="string">
            <text:p>90.9090909090909</text:p>
          </table:table-cell>
          <table:table-cell office:value-type="string" calcext:value-type="string">
            <text:p>91.51515151515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noisiness', 'roll_off', 'entropy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057944465479142</text:p>
          </table:table-cell>
          <table:table-cell office:value-type="string" calcext:value-type="string">
            <text:p>0.8633954509291725</text:p>
          </table:table-cell>
          <table:table-cell office:value-type="string" calcext:value-type="string">
            <text:p>99.39393939393939</text:p>
          </table:table-cell>
          <table:table-cell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705601164938879</text:p>
          </table:table-cell>
          <table:table-cell office:value-type="string" calcext:value-type="string">
            <text:p>0.797134608856098</text:p>
          </table:table-cell>
          <table:table-cell office:value-type="string" calcext:value-type="string">
            <text:p>29.090909090909093</text:p>
          </table:table-cell>
          <table:table-cell office:value-type="string" calcext:value-type="string">
            <text:p>18.78787878787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06933139306464</text:p>
          </table:table-cell>
          <table:table-cell office:value-type="string" calcext:value-type="string">
            <text:p>0.8524630650381854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std', 'roll_on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83194885052527</text:p>
          </table:table-cell>
          <table:table-cell office:value-type="string" calcext:value-type="string">
            <text:p>0.8301465995993583</text:p>
          </table:table-cell>
          <table:table-cell office:value-type="string" calcext:value-type="string">
            <text:p>78.18181818181819</text:p>
          </table:table-cell>
          <table:table-cell office:value-type="string" calcext:value-type="string">
            <text:p>8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entropy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723814513812507</text:p>
          </table:table-cell>
          <table:table-cell office:value-type="string" calcext:value-type="string">
            <text:p>0.8080612935075839</text:p>
          </table:table-cell>
          <table:table-cell office:value-type="string" calcext:value-type="string">
            <text:p>33.93939393939394</text:p>
          </table:table-cell>
          <table:table-cell office:value-type="string" calcext:value-type="string">
            <text:p>36.969696969696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entropy', 'std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83194885052527</text:p>
          </table:table-cell>
          <table:table-cell office:value-type="string" calcext:value-type="string">
            <text:p>0.8301465995993583</text:p>
          </table:table-cell>
          <table:table-cell office:value-type="string" calcext:value-type="string">
            <text:p>78.18181818181819</text:p>
          </table:table-cell>
          <table:table-cell office:value-type="string" calcext:value-type="string">
            <text:p>8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entropy', 'flux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12977248016595</text:p>
          </table:table-cell>
          <table:table-cell office:value-type="string" calcext:value-type="string">
            <text:p>0.84676959995439</text:p>
          </table:table-cell>
          <table:table-cell office:value-type="string" calcext:value-type="string">
            <text:p>98.7878787878788</text:p>
          </table:table-cell>
          <table:table-cell office:value-type="string" calcext:value-type="string">
            <text:p>99.0909090909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n', 'centroid', 'roll_off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All features</text:p>
          </table:table-cell>
          <table:table-cell office:value-type="string" calcext:value-type="string">
            <text:p>0.9267290249433107</text:p>
          </table:table-cell>
          <table:table-cell office:value-type="string" calcext:value-type="string">
            <text:p>0.881859410430839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PCA PC</text:p>
          </table:table-cell>
          <table:table-cell office:value-type="string" calcext:value-type="string">
            <text:p>0.8936791383219955</text:p>
          </table:table-cell>
          <table:table-cell office:value-type="string" calcext:value-type="string">
            <text:p>0.8356009070294785</text:p>
          </table:table-cell>
          <table:table-cell office:value-type="string" calcext:value-type="string">
            <text:p>69.0909090909091</text:p>
          </table:table-cell>
          <table:table-cell office:value-type="string" calcext:value-type="string">
            <text:p>67.878787878787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Best features</text:p>
          </table:table-cell>
          <table:table-cell office:value-type="string" calcext:value-type="string">
            <text:p>0.9116780045351474</text:p>
          </table:table-cell>
          <table:table-cell office:value-type="string" calcext:value-type="string">
            <text:p>0.8697278911564625</text:p>
          </table:table-cell>
          <table:table-cell table:number-columns-repeated="2" office:value-type="string" calcext:value-type="string">
            <text:p>100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centroid', 'roll_off', 'entropy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Rank product</text:p>
          </table:table-cell>
          <table:table-cell office:value-type="string" calcext:value-type="string">
            <text:p>0.8889455782312924</text:p>
          </table:table-cell>
          <table:table-cell office:value-type="string" calcext:value-type="string">
            <text:p>0.8268707482993196</text:p>
          </table:table-cell>
          <table:table-cell office:value-type="string" calcext:value-type="string">
            <text:p>55.75757575757576</text:p>
          </table:table-cell>
          <table:table-cell office:value-type="string" calcext:value-type="string">
            <text:p>53.93939393939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entropy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Correlation</text:p>
          </table:table-cell>
          <table:table-cell office:value-type="string" calcext:value-type="string">
            <text:p>0.8889455782312924</text:p>
          </table:table-cell>
          <table:table-cell office:value-type="string" calcext:value-type="string">
            <text:p>0.8268707482993196</text:p>
          </table:table-cell>
          <table:table-cell office:value-type="string" calcext:value-type="string">
            <text:p>55.75757575757576</text:p>
          </table:table-cell>
          <table:table-cell office:value-type="string" calcext:value-type="string">
            <text:p>53.93939393939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entropy', 'skewness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F statistic</text:p>
          </table:table-cell>
          <table:table-cell office:value-type="string" calcext:value-type="string">
            <text:p>0.8889455782312924</text:p>
          </table:table-cell>
          <table:table-cell office:value-type="string" calcext:value-type="string">
            <text:p>0.8268707482993196</text:p>
          </table:table-cell>
          <table:table-cell office:value-type="string" calcext:value-type="string">
            <text:p>55.75757575757576</text:p>
          </table:table-cell>
          <table:table-cell office:value-type="string" calcext:value-type="string">
            <text:p>53.939393939393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flux', 'skewness', 'entropy']</text:p>
          </table:table-cell>
        </table:table-row>
        <table:table-row table:style-name="ro1" table:visibility="filter">
          <table:table-cell office:value-type="string" calcext:value-type="string">
            <text:p>FD</text:p>
          </table:table-cell>
          <table:table-cell office:value-type="string" calcext:value-type="string">
            <text:p>Mutual information</text:p>
          </table:table-cell>
          <table:table-cell office:value-type="string" calcext:value-type="string">
            <text:p>0.9015306122448979</text:p>
          </table:table-cell>
          <table:table-cell office:value-type="string" calcext:value-type="string">
            <text:p>0.8475056689342404</text:p>
          </table:table-cell>
          <table:table-cell office:value-type="string" calcext:value-type="string">
            <text:p>84.24242424242425</text:p>
          </table:table-cell>
          <table:table-cell office:value-type="string" calcext:value-type="string">
            <text:p>86.666666666666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roll_off', 'flux', 'roll_on']</text:p>
          </table:table-cell>
        </table:table-row>
      </table:table>
      <table:named-expressions/>
      <table:database-ranges>
        <table:database-range table:name="__Anonymous_Sheet_DB__8" table:target-range-address="Hárok11.A1:Hárok11.J57" table:display-filter-buttons="true">
          <table:filter>
            <table:filter-and>
              <table:filter-condition table:value="True" table:operator="=" table:field-number="8"/>
              <table:filter-condition table:value="FD" table:operator="=" table:field-number="0"/>
            </table:filter-and>
          </table:filter>
        </table:database-range>
        <table:database-range table:name="__Anonymous_Sheet_DB__9" table:target-range-address="Accuracy.A1:Accuracy.L169" table:display-filter-buttons="true">
          <table:filter>
            <table:filter-and>
              <table:filter-condition table:value="A" table:operator="=" table:field-number="7"/>
              <table:filter-condition table:value="True" table:operator="=" table:field-number="8"/>
              <table:filter-condition table:value="FD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Štýl_20_ší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7">
      <number:number number:decimal-places="0" number:min-decimal-places="0" number:min-integer-digits="3">
        <number:embedded-text number:position="2">.</number:embedded-text>
      </number:number>
    </number:number-style>
    <number:number-style style:name="N108">
      <number:number number:decimal-places="4" number:min-decimal-places="4" number:min-integer-digits="3"/>
    </number:number-style>
    <number:number-style style:name="N109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Štýl_20_šípky_20_1" draw:display-name="Štýl ší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.00.0000</text:date>, <text:time style:data-style-name="N2" text:time-value="21:16:20.997782756">00:00:00</text:time></text:p>
        </style:region-right>
      </style:header>
      <style:header-left style:display="false"/>
      <style:header-first style:display="false"/>
      <style:footer>
        <text:p>Stra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5:11:33.772788284</meta:creation-date>
    <dc:date>2024-05-04T21:35:51.032128134</dc:date>
    <meta:editing-duration>PT6H16M45S</meta:editing-duration>
    <meta:editing-cycles>19</meta:editing-cycles>
    <meta:generator>LibreOffice/7.6.5.2$Linux_X86_64 LibreOffice_project/60$Build-2</meta:generator>
    <meta:document-statistic meta:table-count="10" meta:cell-count="4986" meta:object-count="0"/>
  </office:meta>
</office:document-meta>
</file>